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svg:font-family="Courier, 'Courier New'" style:font-family-generic="modern"/>
    <style:font-face style:name="DejaVu Sans Mono" svg:font-family="'DejaVu Sans Mono', Arial" style:font-family-generic="modern"/>
    <style:font-face style:name="Andale Mono1" svg:font-family="'Andale Mono'" style:font-pitch="fixed"/>
    <style:font-face style:name="Andale Mono2" svg:font-family="'Andale Mono'" style:font-family-generic="modern" style:font-pitch="fixed"/>
    <style:font-face style:name="Andale Mono" svg:font-family="'Andale Mono'" style:font-adornments="Regular" style:font-family-generic="modern" style:font-pitch="fixed"/>
    <style:font-face style:name="Courier New1" svg:font-family="'Courier New'" style:font-family-generic="modern" style:font-pitch="fixed"/>
    <style:font-face style:name="Lucida Console" svg:font-family="'Lucida Console'" style:font-family-generic="modern" style:font-pitch="fixed"/>
    <style:font-face style:name="DejaVu Sans" svg:font-family="'DejaVu Sans'" style:font-pitch="variable"/>
    <style:font-face style:name="Arial3"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2" svg:font-family="Arial"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59" style:family="table" style:master-page-name="Standard">
      <style:table-properties style:width="17cm" style:page-number="auto" table:align="margins" style:writing-mode="lr-tb"/>
    </style:style>
    <style:style style:name="Table59.A" style:family="table-column">
      <style:table-column-properties style:column-width="10.866cm" style:rel-column-width="41885*"/>
    </style:style>
    <style:style style:name="Table59.B" style:family="table-column">
      <style:table-column-properties style:column-width="6.135cm" style:rel-column-width="23650*"/>
    </style:style>
    <style:style style:name="Table59.A1" style:family="table-cell">
      <style:table-cell-properties fo:padding="0cm" fo:border="none"/>
    </style:style>
    <style:style style:name="Table1" style:family="table">
      <style:table-properties style:width="17.006cm" table:align="left" style:writing-mode="lr-tb"/>
    </style:style>
    <style:style style:name="Table1.A" style:family="table-column">
      <style:table-column-properties style:column-width="1.656cm"/>
    </style:style>
    <style:style style:name="Table1.B" style:family="table-column">
      <style:table-column-properties style:column-width="15.349cm"/>
    </style:style>
    <style:style style:name="Table1.1" style:family="table-row">
      <style:table-row-properties fo:keep-together="always"/>
    </style:style>
    <style:style style:name="Table1.A1" style:family="table-cell">
      <style:table-cell-properties style:vertical-align="top" fo:background-color="#e6e6e6" fo:padding-left="0.101cm" fo:padding-right="0.101cm" fo:padding-top="0.049cm" fo:padding-bottom="0.049cm" fo:border-left="0.05pt solid #000000" fo:border-right="none" fo:border-top="0.05pt solid #000000" fo:border-bottom="0.05pt solid #000000" style:writing-mode="lr-tb">
        <style:background-image/>
      </style:table-cell-properties>
    </style:style>
    <style:style style:name="Table1.B1" style:family="table-cell">
      <style:table-cell-properties style:vertical-align="top" fo:background-color="#e6e6e6" fo:padding-left="0.101cm" fo:padding-right="0.101cm" fo:padding-top="0.049cm" fo:padding-bottom="0.049cm" fo:border="0.05pt solid #000000" style:writing-mode="lr-tb">
        <style:background-image/>
      </style:table-cell-properties>
    </style:style>
    <style:style style:name="Table1.A2" style:family="table-cell">
      <style:table-cell-properties style:vertical-align="top" fo:background-color="transparent" fo:padding-left="0.101cm" fo:padding-right="0.101cm" fo:padding-top="0.049cm" fo:padding-bottom="0.049cm" fo:border-left="0.05pt solid #000000" fo:border-right="none" fo:border-top="none" fo:border-bottom="0.05pt solid #000000" style:writing-mode="lr-tb">
        <style:background-image/>
      </style:table-cell-properties>
    </style:style>
    <style:style style:name="Table1.B2" style:family="table-cell">
      <style:table-cell-properties style:vertical-align="top" fo:background-color="transparent" fo:padding-left="0.101cm" fo:padding-right="0.101cm" fo:padding-top="0.049cm" fo:padding-bottom="0.049cm" fo:border-left="0.05pt solid #000000" fo:border-right="0.05pt solid #000000" fo:border-top="none" fo:border-bottom="0.05pt solid #000000" style:writing-mode="lr-tb">
        <style:background-image/>
      </style:table-cell-properties>
    </style:style>
    <style:style style:name="Table1.A8"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8"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9"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9"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10"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10"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11"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11"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12"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12"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1.A13" style:family="table-cell">
      <style:table-cell-properties style:vertical-align="top" fo:padding-left="0.101cm" fo:padding-right="0.101cm" fo:padding-top="0.049cm" fo:padding-bottom="0.049cm" fo:border-left="0.05pt solid #000000" fo:border-right="none" fo:border-top="none" fo:border-bottom="0.05pt solid #000000" style:writing-mode="lr-tb"/>
    </style:style>
    <style:style style:name="Table1.B13" style:family="table-cell">
      <style:table-cell-properties style:vertical-align="top" fo:padding-left="0.101cm" fo:padding-right="0.101cm" fo:padding-top="0.049cm" fo:padding-bottom="0.049cm" fo:border-left="0.05pt solid #000000" fo:border-right="0.05pt solid #000000" fo:border-top="none" fo:border-bottom="0.05pt solid #000000" style:writing-mode="lr-tb"/>
    </style:style>
    <style:style style:name="Table9" style:family="table">
      <style:table-properties style:width="17cm" fo:margin-left="0cm" fo:margin-right="0cm" table:align="margins" style:writing-mode="lr-tb"/>
    </style:style>
    <style:style style:name="Table9.A" style:family="table-column">
      <style:table-column-properties style:column-width="5.001cm" style:rel-column-width="19276*"/>
    </style:style>
    <style:style style:name="Table9.B" style:family="table-column">
      <style:table-column-properties style:column-width="12cm" style:rel-column-width="46259*"/>
    </style:style>
    <style:style style:name="Table9.1" style:family="table-row">
      <style:table-row-properties fo:keep-together="always"/>
    </style:style>
    <style:style style:name="Table9.A1" style:family="table-cell">
      <style:table-cell-properties style:vertical-align="top" fo:padding="0cm" fo:border="none" style:writing-mode="lr-tb"/>
    </style:style>
    <style:style style:name="Table9.B2" style:family="table-cell">
      <style:table-cell-properties style:vertical-align="top" fo:background-color="transparent" fo:padding="0cm" fo:border="none" style:writing-mode="lr-tb">
        <style:background-image/>
      </style:table-cell-properties>
    </style:style>
    <style:style style:name="Table70" style:family="table">
      <style:table-properties style:width="17cm" fo:margin-left="0cm" fo:margin-right="0cm" table:align="margins" style:writing-mode="lr-tb"/>
    </style:style>
    <style:style style:name="Table70.A" style:family="table-column">
      <style:table-column-properties style:column-width="5.001cm" style:rel-column-width="19276*"/>
    </style:style>
    <style:style style:name="Table70.B" style:family="table-column">
      <style:table-column-properties style:column-width="12cm" style:rel-column-width="46259*"/>
    </style:style>
    <style:style style:name="Table70.1" style:family="table-row">
      <style:table-row-properties fo:keep-together="always"/>
    </style:style>
    <style:style style:name="Table70.A1" style:family="table-cell">
      <style:table-cell-properties style:vertical-align="top" fo:padding="0cm" fo:border="none" style:writing-mode="lr-tb"/>
    </style:style>
    <style:style style:name="Table72" style:family="table">
      <style:table-properties style:width="17cm" fo:margin-left="0cm" fo:margin-right="0cm" table:align="margins" style:writing-mode="lr-tb"/>
    </style:style>
    <style:style style:name="Table72.A" style:family="table-column">
      <style:table-column-properties style:column-width="5.733cm" style:rel-column-width="22098*"/>
    </style:style>
    <style:style style:name="Table72.B" style:family="table-column">
      <style:table-column-properties style:column-width="11.268cm" style:rel-column-width="43437*"/>
    </style:style>
    <style:style style:name="Table72.1" style:family="table-row">
      <style:table-row-properties fo:keep-together="always"/>
    </style:style>
    <style:style style:name="Table72.A1" style:family="table-cell">
      <style:table-cell-properties style:vertical-align="top" fo:padding="0cm" fo:border="none" style:writing-mode="lr-tb"/>
    </style:style>
    <style:style style:name="Table10" style:family="table">
      <style:table-properties style:width="17.004cm" fo:margin-left="0cm" fo:margin-right="-0.004cm" table:align="margins" style:writing-mode="lr-tb"/>
    </style:style>
    <style:style style:name="Table10.A" style:family="table-column">
      <style:table-column-properties style:column-width="5.733cm" style:rel-column-width="22094*"/>
    </style:style>
    <style:style style:name="Table10.B" style:family="table-column">
      <style:table-column-properties style:column-width="11.271cm" style:rel-column-width="43441*"/>
    </style:style>
    <style:style style:name="Table10.1" style:family="table-row">
      <style:table-row-properties fo:keep-together="always"/>
    </style:style>
    <style:style style:name="Table10.A1" style:family="table-cell">
      <style:table-cell-properties style:vertical-align="top" fo:padding="0cm" fo:border="none" style:writing-mode="lr-tb"/>
    </style:style>
    <style:style style:name="P1" style:family="paragraph" style:parent-style-name="Header">
      <style:paragraph-properties fo:text-align="center" style:justify-single-word="false" fo:padding="0cm" fo:border-left="none" fo:border-right="none" fo:border-top="none" fo:border-bottom="0.06pt solid #000000">
        <style:tab-stops>
          <style:tab-stop style:position="8.001cm" style:type="center"/>
          <style:tab-stop style:position="16.002cm" style:type="right"/>
          <style:tab-stop style:position="17.002cm" style:type="right"/>
        </style:tab-stops>
      </style:paragraph-properties>
      <style:text-properties fo:font-size="8pt" style:font-size-asian="8pt" style:font-name-complex="DejaVu Sans" style:font-size-complex="8pt" style:language-complex="zxx" style:country-complex="none"/>
    </style:style>
    <style:style style:name="P2" style:family="paragraph" style:parent-style-name="Normal_20_Indent">
      <style:paragraph-properties fo:margin-left="0cm" fo:margin-right="0cm" fo:text-indent="0cm" style:auto-text-indent="false"/>
    </style:style>
    <style:style style:name="P3" style:family="paragraph" style:parent-style-name="Preformatted_20_Text_20_Indent">
      <style:paragraph-properties fo:margin-left="0cm" fo:margin-right="0cm" fo:text-indent="0cm" style:auto-text-indent="false"/>
    </style:style>
    <style:style style:name="P4" style:family="paragraph" style:parent-style-name="Preformatted_20_Text_20_Indent">
      <style:paragraph-properties fo:margin-left="0cm" fo:margin-right="0cm" fo:line-height="100%" fo:text-indent="0cm" style:auto-text-indent="false"/>
      <style:text-properties fo:font-size="7pt" style:font-size-asian="7pt" style:font-size-complex="7pt"/>
    </style:style>
    <style:style style:name="P5" style:family="paragraph" style:parent-style-name="Normal_20_Indent">
      <style:paragraph-properties fo:margin-left="0cm" fo:margin-right="0cm" fo:text-indent="0cm" style:auto-text-indent="false" fo:break-before="page"/>
      <style:text-properties style:font-name="Andale Mono1" fo:font-size="8pt" style:font-size-asian="9pt" style:font-name-complex="DejaVu Sans" style:font-size-complex="9pt" style:language-complex="zxx" style:country-complex="none"/>
    </style:style>
    <style:style style:name="P6" style:family="paragraph" style:parent-style-name="Footer">
      <style:paragraph-properties fo:padding="0cm" fo:border-left="none" fo:border-right="none" fo:border-top="0.06pt solid #000000" fo:border-bottom="none"/>
    </style:style>
    <style:style style:name="P7" style:family="paragraph" style:parent-style-name="Standard">
      <style:paragraph-properties fo:text-align="center" style:justify-single-word="false"/>
      <style:text-properties style:font-name="Arial1" fo:font-size="14pt" fo:font-weight="bold" style:font-size-asian="14pt" style:font-weight-asian="bold" style:font-name-complex="DejaVu Sans" style:language-complex="zxx" style:country-complex="none"/>
    </style:style>
    <style:style style:name="P8" style:family="paragraph" style:parent-style-name="Standard">
      <style:paragraph-properties fo:text-align="center" style:justify-single-word="false"/>
      <style:text-properties style:font-name="Arial1" fo:font-weight="bold" style:font-weight-asian="bold" style:font-name-complex="Arial1" style:language-complex="zxx" style:country-complex="none"/>
    </style:style>
    <style:style style:name="P9" style:family="paragraph" style:parent-style-name="Standard">
      <style:paragraph-properties fo:text-align="center" style:justify-single-word="false"/>
      <style:text-properties style:font-name="Arial1" style:font-name-complex="DejaVu Sans" style:language-complex="zxx" style:country-complex="none"/>
    </style:style>
    <style:style style:name="P10" style:family="paragraph" style:parent-style-name="Standard">
      <style:paragraph-properties fo:line-height="100%"/>
    </style:style>
    <style:style style:name="P11" style:family="paragraph" style:parent-style-name="Text_20_body">
      <style:text-properties style:font-name-complex="DejaVu Sans" style:language-complex="zxx" style:country-complex="none"/>
    </style:style>
    <style:style style:name="P12" style:family="paragraph" style:parent-style-name="Text_20_body">
      <style:paragraph-properties>
        <style:tab-stops>
          <style:tab-stop style:position="1cm"/>
        </style:tab-stops>
      </style:paragraph-properties>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weight="normal" style:font-weight-asian="normal" style:language-complex="zxx" style:country-complex="none" style:font-weight-complex="normal"/>
    </style:style>
    <style:style style:name="P15" style:family="paragraph" style:parent-style-name="Text_20_body">
      <style:text-properties style:language-complex="zxx" style:country-complex="none"/>
    </style:style>
    <style:style style:name="P16" style:family="paragraph" style:parent-style-name="Text_20_body">
      <style:paragraph-properties>
        <style:tab-stops>
          <style:tab-stop style:position="1.251cm"/>
        </style:tab-stops>
      </style:paragraph-properties>
      <style:text-properties style:language-complex="zxx" style:country-complex="none"/>
    </style:style>
    <style:style style:name="P17" style:family="paragraph" style:parent-style-name="Text_20_body">
      <style:text-properties style:font-size-complex="8pt" style:language-complex="zxx" style:country-complex="none"/>
    </style:style>
    <style:style style:name="P18" style:family="paragraph" style:parent-style-name="Text_20_body">
      <style:text-properties officeooo:paragraph-rsid="0064f0a9"/>
    </style:style>
    <style:style style:name="P19" style:family="paragraph" style:parent-style-name="Text_20_body">
      <style:text-properties officeooo:paragraph-rsid="006518b5"/>
    </style:style>
    <style:style style:name="P20" style:family="paragraph" style:parent-style-name="Preformatted_20_Text">
      <style:text-properties fo:font-weight="normal" style:font-weight-asian="normal" style:font-weight-complex="normal"/>
    </style:style>
    <style:style style:name="P21" style:family="paragraph" style:parent-style-name="Preformatted_20_Text">
      <style:paragraph-properties fo:line-height="100%"/>
      <style:text-properties fo:font-weight="normal" style:font-weight-asian="normal" style:font-weight-complex="normal"/>
    </style:style>
    <style:style style:name="P22" style:family="paragraph" style:parent-style-name="Preformatted_20_Text">
      <style:text-properties fo:font-weight="normal" style:font-weight-asian="normal" style:language-complex="zxx" style:country-complex="none" style:font-weight-complex="normal"/>
    </style:style>
    <style:style style:name="P23" style:family="paragraph" style:parent-style-name="Preformatted_20_Text">
      <style:text-properties style:language-complex="zxx" style:country-complex="none"/>
    </style:style>
    <style:style style:name="P24" style:family="paragraph" style:parent-style-name="Preformatted_20_Text">
      <style:text-properties fo:font-weight="bold" style:font-weight-asian="bold" style:language-complex="zxx" style:country-complex="none" style:font-weight-complex="bold"/>
    </style:style>
    <style:style style:name="P25" style:family="paragraph" style:parent-style-name="Preformatted_20_Text">
      <style:text-properties fo:font-size="8pt" style:font-size-asian="8pt" style:font-size-complex="8pt"/>
    </style:style>
    <style:style style:name="P26" style:family="paragraph" style:parent-style-name="Preformatted_20_Text">
      <style:paragraph-properties>
        <style:tab-stops>
          <style:tab-stop style:position="4.392cm"/>
        </style:tab-stops>
      </style:paragraph-properties>
      <style:text-properties fo:font-size="8pt" style:font-size-asian="8pt" style:font-size-complex="8pt"/>
    </style:style>
    <style:style style:name="P27" style:family="paragraph" style:parent-style-name="Preformatted_20_Text">
      <style:paragraph-properties fo:line-height="0.42cm"/>
      <style:text-properties fo:font-size="8pt" style:font-size-asian="8pt" style:font-size-complex="8pt"/>
    </style:style>
    <style:style style:name="P28" style:family="paragraph" style:parent-style-name="Preformatted_20_Text">
      <style:paragraph-properties>
        <style:tab-stops>
          <style:tab-stop style:position="4.392cm"/>
        </style:tab-stops>
      </style:paragraph-properties>
      <style:text-properties fo:font-size="8pt" fo:font-style="normal" style:font-size-asian="8pt" style:font-style-asian="normal" style:font-size-complex="8pt" style:font-style-complex="normal"/>
    </style:style>
    <style:style style:name="P29" style:family="paragraph" style:parent-style-name="Preformatted_20_Text">
      <style:paragraph-properties fo:line-height="100%"/>
      <style:text-properties fo:font-size="7pt" style:font-size-asian="7pt" style:font-size-complex="7pt"/>
    </style:style>
    <style:style style:name="P30" style:family="paragraph" style:parent-style-name="Preformatted_20_Text">
      <style:paragraph-properties fo:line-height="100%"/>
      <style:text-properties fo:font-size="7pt" style:font-size-asian="7pt" style:font-size-complex="7pt" style:language-complex="zxx" style:country-complex="none"/>
    </style:style>
    <style:style style:name="P31" style:family="paragraph" style:parent-style-name="Preformatted_20_Text">
      <style:paragraph-properties style:line-height-at-least="0.39cm"/>
    </style:style>
    <style:style style:name="P32" style:family="paragraph" style:parent-style-name="Preformatted_20_Text">
      <style:paragraph-properties fo:line-height="100%"/>
    </style:style>
    <style:style style:name="P33" style:family="paragraph" style:parent-style-name="Preformatted_20_Text">
      <style:paragraph-properties fo:line-height="100%"/>
      <style:text-properties fo:font-size="7.5pt" fo:font-weight="normal" style:font-size-asian="7.5pt" style:font-weight-asian="normal" style:font-size-complex="7.5pt" style:font-weight-complex="normal"/>
    </style:style>
    <style:style style:name="P34" style:family="paragraph" style:parent-style-name="Preformatted_20_Text">
      <style:paragraph-properties fo:line-height="100%"/>
      <style:text-properties fo:font-size="7.5pt" style:font-size-asian="7.5pt" style:font-size-complex="7.5pt"/>
    </style:style>
    <style:style style:name="P35" style:family="paragraph" style:parent-style-name="Preformatted_20_Text">
      <style:paragraph-properties fo:line-height="100%"/>
      <style:text-properties fo:font-size="7.5pt" fo:font-style="normal" fo:font-weight="normal" style:font-size-asian="7.5pt" style:font-style-asian="normal" style:font-weight-asian="normal" style:font-size-complex="7.5pt" style:font-style-complex="normal" style:font-weight-complex="normal"/>
    </style:style>
    <style:style style:name="P36" style:family="paragraph" style:parent-style-name="Preformatted_20_Text">
      <style:paragraph-properties fo:line-height="100%"/>
      <style:text-properties fo:font-style="normal" fo:font-weight="normal" style:font-style-asian="normal" style:font-weight-asian="normal" style:font-style-complex="normal" style:font-weight-complex="normal"/>
    </style:style>
    <style:style style:name="P37" style:family="paragraph" style:parent-style-name="Preformatted_20_Text">
      <style:text-properties style:font-size-complex="8pt" style:language-complex="zxx" style:country-complex="none"/>
    </style:style>
    <style:style style:name="P38" style:family="paragraph" style:parent-style-name="Preformatted_20_Text">
      <style:text-properties officeooo:paragraph-rsid="003fd8b1"/>
    </style:style>
    <style:style style:name="P39" style:family="paragraph" style:parent-style-name="Preformatted_20_Text">
      <style:text-properties officeooo:paragraph-rsid="0041ac30"/>
    </style:style>
    <style:style style:name="P40" style:family="paragraph" style:parent-style-name="Preformatted_20_Text">
      <style:text-properties officeooo:paragraph-rsid="0043c239"/>
    </style:style>
    <style:style style:name="P41" style:family="paragraph" style:parent-style-name="Preformatted_20_Text">
      <style:text-properties officeooo:paragraph-rsid="004a0e0b"/>
    </style:style>
    <style:style style:name="P42" style:family="paragraph" style:parent-style-name="Preformatted_20_Text">
      <style:paragraph-properties fo:keep-with-next="always"/>
    </style:style>
    <style:style style:name="P43" style:family="paragraph" style:parent-style-name="Preformatted_20_Text">
      <style:paragraph-properties fo:keep-with-next="always">
        <style:tab-stops/>
      </style:paragraph-properties>
      <style:text-properties officeooo:paragraph-rsid="001834f3"/>
    </style:style>
    <style:style style:name="P44" style:family="paragraph" style:parent-style-name="Normal_20_Indent">
      <style:paragraph-properties fo:keep-with-next="always"/>
    </style:style>
    <style:style style:name="P45" style:family="paragraph" style:parent-style-name="Normal_20_Indent">
      <style:paragraph-properties fo:keep-together="always" fo:keep-with-next="always"/>
    </style:style>
    <style:style style:name="P46" style:family="paragraph" style:parent-style-name="Normal_20_Indent">
      <style:paragraph-properties fo:keep-with-next="always"/>
      <style:text-properties style:font-name="Lucida Console" fo:font-size="9pt" style:text-underline-style="solid" style:text-underline-width="auto" style:text-underline-color="font-color" style:font-size-asian="8pt" style:font-name-complex="DejaVu Sans" style:font-size-complex="8pt" style:language-complex="zxx" style:country-complex="none"/>
    </style:style>
    <style:style style:name="P47" style:family="paragraph" style:parent-style-name="Normal_20_Indent">
      <style:paragraph-properties fo:keep-with-next="always"/>
      <style:text-properties style:font-name-complex="DejaVu Sans" style:language-complex="zxx" style:country-complex="none"/>
    </style:style>
    <style:style style:name="P48" style:family="paragraph" style:parent-style-name="Normal_20_Indent">
      <style:paragraph-properties fo:keep-together="always" fo:keep-with-next="always"/>
      <style:text-properties style:font-name-complex="DejaVu Sans" style:language-complex="zxx" style:country-complex="none"/>
    </style:style>
    <style:style style:name="P49" style:family="paragraph" style:parent-style-name="Preformatted_20_Text_20_Indent">
      <style:paragraph-properties fo:keep-with-next="always"/>
    </style:style>
    <style:style style:name="P50" style:family="paragraph" style:parent-style-name="Preformatted_20_Text_20_Indent">
      <style:paragraph-properties fo:keep-together="always" fo:keep-with-next="always"/>
    </style:style>
    <style:style style:name="P51" style:family="paragraph" style:parent-style-name="Preformatted_20_Text_20_Indent">
      <style:paragraph-properties fo:keep-with-next="always">
        <style:tab-stops>
          <style:tab-stop style:position="1.251cm"/>
        </style:tab-stops>
      </style:paragraph-properties>
      <style:text-properties style:language-complex="zxx" style:country-complex="none"/>
    </style:style>
    <style:style style:name="P52" style:family="paragraph" style:parent-style-name="Text_20_body">
      <style:paragraph-properties fo:keep-with-next="always"/>
    </style:style>
    <style:style style:name="P53" style:family="paragraph" style:parent-style-name="Text_20_body">
      <style:paragraph-properties fo:keep-with-next="always">
        <style:tab-stops>
          <style:tab-stop style:position="1.251cm"/>
        </style:tab-stops>
      </style:paragraph-properties>
      <style:text-properties style:language-complex="zxx" style:country-complex="none"/>
    </style:style>
    <style:style style:name="P54" style:family="paragraph" style:parent-style-name="Normal_20_Indent">
      <style:text-properties style:font-name-complex="DejaVu Sans" style:language-complex="zxx" style:country-complex="none"/>
    </style:style>
    <style:style style:name="P55" style:family="paragraph" style:parent-style-name="Normal_20_Indent">
      <style:paragraph-properties fo:text-align="center" style:justify-single-word="false"/>
      <style:text-properties style:font-name="Arial1" fo:font-weight="bold" style:font-weight-asian="bold" style:font-name-complex="Arial1" style:language-complex="zxx" style:country-complex="none"/>
    </style:style>
    <style:style style:name="P56" style:family="paragraph" style:parent-style-name="Normal_20_Indent">
      <style:text-properties style:language-complex="zxx" style:country-complex="none"/>
    </style:style>
    <style:style style:name="P57" style:family="paragraph" style:parent-style-name="Text_20_body" style:master-page-name="">
      <style:paragraph-properties style:page-number="auto" fo:keep-with-next="always"/>
    </style:style>
    <style:style style:name="P58" style:family="paragraph" style:parent-style-name="Text_20_body" style:master-page-name="">
      <style:paragraph-properties fo:keep-together="always" style:page-number="auto" fo:keep-with-next="always">
        <style:tab-stops>
          <style:tab-stop style:position="1.499cm"/>
        </style:tab-stops>
      </style:paragraph-properties>
      <style:text-properties style:language-complex="zxx" style:country-complex="none"/>
    </style:style>
    <style:style style:name="P59" style:family="paragraph" style:parent-style-name="Text_20_body" style:master-page-name="">
      <style:paragraph-properties style:page-number="auto" fo:keep-with-next="always">
        <style:tab-stops>
          <style:tab-stop style:position="1.251cm"/>
        </style:tab-stops>
      </style:paragraph-properties>
      <style:text-properties style:language-complex="zxx" style:country-complex="none"/>
    </style:style>
    <style:style style:name="P60" style:family="paragraph" style:parent-style-name="Text_20_body" style:master-page-name="">
      <style:paragraph-properties style:page-number="auto" fo:keep-with-next="always">
        <style:tab-stops>
          <style:tab-stop style:position="1.251cm"/>
        </style:tab-stops>
      </style:paragraph-properties>
    </style:style>
    <style:style style:name="P61" style:family="paragraph" style:parent-style-name="Text_20_body" style:master-page-name="">
      <style:paragraph-properties style:page-number="auto" fo:keep-with-next="always"/>
      <style:text-properties fo:font-weight="normal" style:font-weight-asian="normal" style:font-weight-complex="normal"/>
    </style:style>
    <style:style style:name="P62" style:family="paragraph" style:parent-style-name="Text_20_body" style:master-page-name="">
      <style:paragraph-properties fo:keep-together="always" style:page-number="auto" fo:keep-with-next="always"/>
    </style:style>
    <style:style style:name="P63" style:family="paragraph" style:parent-style-name="Normal_20_Indent" style:master-page-name="">
      <style:paragraph-properties style:page-number="auto" fo:keep-with-next="always"/>
    </style:style>
    <style:style style:name="P64" style:family="paragraph" style:parent-style-name="Normal_20_Indent" style:master-page-name="">
      <style:paragraph-properties fo:keep-together="always" style:page-number="auto" fo:keep-with-next="always"/>
    </style:style>
    <style:style style:name="P65" style:family="paragraph" style:parent-style-name="Normal_20_Indent" style:master-page-name="">
      <style:paragraph-properties style:page-number="auto" fo:keep-with-next="always"/>
      <style:text-properties style:font-name-complex="DejaVu Sans" style:language-complex="zxx" style:country-complex="none"/>
    </style:style>
    <style:style style:name="P66" style:family="paragraph" style:parent-style-name="Normal_20_Indent" style:master-page-name="">
      <style:paragraph-properties fo:keep-together="always" style:page-number="auto" fo:keep-with-next="always"/>
      <style:text-properties style:font-name-complex="DejaVu Sans" style:language-complex="zxx" style:country-complex="none"/>
    </style:style>
    <style:style style:name="P67" style:family="paragraph" style:parent-style-name="Normal_20_Indent" style:master-page-name="">
      <style:paragraph-properties style:page-number="auto" fo:keep-with-next="always"/>
      <style:text-properties officeooo:paragraph-rsid="005e32f6"/>
    </style:style>
    <style:style style:name="P68" style:family="paragraph" style:parent-style-name="Preformatted_20_Text" style:master-page-name="">
      <style:paragraph-properties style:page-number="auto" fo:keep-with-next="always"/>
    </style:style>
    <style:style style:name="P69" style:family="paragraph" style:parent-style-name="Preformatted_20_Text" style:master-page-name="">
      <style:paragraph-properties style:page-number="auto" fo:keep-with-next="always">
        <style:tab-stops/>
      </style:paragraph-properties>
      <style:text-properties officeooo:paragraph-rsid="001834f3"/>
    </style:style>
    <style:style style:name="P70" style:family="paragraph" style:parent-style-name="Preformatted_20_Text_20_Indent" style:master-page-name="">
      <style:paragraph-properties fo:line-height="100%" style:page-number="auto" fo:keep-with-next="always"/>
    </style:style>
    <style:style style:name="P71" style:family="paragraph" style:parent-style-name="Normal_20_Indent" style:master-page-name="">
      <style:paragraph-properties style:page-number="auto"/>
    </style:style>
    <style:style style:name="P72" style:family="paragraph" style:parent-style-name="Normal_20_Indent" style:master-page-name="">
      <style:paragraph-properties fo:keep-together="always" style:page-number="auto"/>
    </style:style>
    <style:style style:name="P73" style:family="paragraph" style:parent-style-name="Normal_20_Indent" style:master-page-name="">
      <style:paragraph-properties fo:keep-together="always" style:page-number="auto"/>
      <style:text-properties style:font-name-complex="DejaVu Sans" style:language-complex="zxx" style:country-complex="none"/>
    </style:style>
    <style:style style:name="P74" style:family="paragraph" style:parent-style-name="Preformatted_20_Text_20_Indent" style:master-page-name="">
      <style:paragraph-properties style:page-number="auto"/>
    </style:style>
    <style:style style:name="P75" style:family="paragraph" style:parent-style-name="Preformatted_20_Text_20_Indent" style:master-page-name="">
      <style:paragraph-properties fo:keep-together="always" style:page-number="auto"/>
    </style:style>
    <style:style style:name="P76" style:family="paragraph" style:parent-style-name="Preformatted_20_Text_20_Indent" style:master-page-name="">
      <style:paragraph-properties fo:line-height="100%" style:page-number="auto"/>
      <style:text-properties fo:font-size="8pt" style:font-size-asian="8pt" style:font-size-complex="8pt"/>
    </style:style>
    <style:style style:name="P77" style:family="paragraph" style:parent-style-name="Preformatted_20_Text_20_Indent" style:master-page-name="">
      <style:paragraph-properties fo:line-height="100%" style:page-number="auto"/>
    </style:style>
    <style:style style:name="P78" style:family="paragraph" style:parent-style-name="Preformatted_20_Text_20_Indent" style:master-page-name="">
      <style:paragraph-properties style:page-number="auto" fo:keep-with-next="auto"/>
    </style:style>
    <style:style style:name="P79" style:family="paragraph" style:parent-style-name="Text_20_body" style:master-page-name="">
      <style:paragraph-properties style:page-number="auto" fo:keep-with-next="auto"/>
    </style:style>
    <style:style style:name="P80" style:family="paragraph" style:parent-style-name="Preformatted_20_Text" style:master-page-name="">
      <style:paragraph-properties style:page-number="auto">
        <style:tab-stops>
          <style:tab-stop style:position="4.41cm"/>
        </style:tab-stops>
      </style:paragraph-properties>
      <style:text-properties fo:font-size="8pt" style:font-size-asian="8pt" style:font-size-complex="8pt"/>
    </style:style>
    <style:style style:name="P81" style:family="paragraph" style:parent-style-name="Preformatted_20_Text" style:master-page-name="">
      <style:paragraph-properties fo:line-height="100%" style:page-number="auto"/>
    </style:style>
    <style:style style:name="P82" style:family="paragraph" style:parent-style-name="Preformatted_20_Text" style:master-page-name="">
      <style:paragraph-properties fo:line-height="0.42cm" style:page-number="auto"/>
      <style:text-properties style:font-name="Times New Roman1" fo:font-size="11pt" style:font-size-asian="11pt" style:font-size-complex="11pt"/>
    </style:style>
    <style:style style:name="P83" style:family="paragraph" style:parent-style-name="Preformatted_20_Text" style:master-page-name="">
      <style:paragraph-properties fo:line-height="100%" style:page-number="auto"/>
      <style:text-properties fo:font-size="7.5pt" style:font-size-asian="7.5pt" style:font-size-complex="7.5pt"/>
    </style:style>
    <style:style style:name="P84" style:family="paragraph" style:parent-style-name="Normal_20_Indent" style:master-page-name="">
      <style:paragraph-properties style:page-number="auto" fo:break-before="auto" fo:break-after="auto" fo:keep-with-next="always"/>
    </style:style>
    <style:style style:name="P85" style:family="paragraph" style:parent-style-name="Text_20_body" style:master-page-name="">
      <style:paragraph-properties style:line-height-at-least="0.39cm" style:page-number="auto"/>
    </style:style>
    <style:style style:name="P86" style:family="paragraph" style:parent-style-name="Normal_20_Indent" style:master-page-name="">
      <style:paragraph-properties fo:margin-left="3cm" fo:margin-right="0cm" fo:text-indent="-2cm" style:auto-text-indent="false" style:page-number="auto" fo:keep-with-next="always">
        <style:tab-stops/>
      </style:paragraph-properties>
    </style:style>
    <style:style style:name="P87" style:family="paragraph" style:parent-style-name="Text_20_body">
      <style:paragraph-properties fo:margin-left="1cm" fo:margin-right="0cm" fo:text-indent="0cm" style:auto-text-indent="false"/>
    </style:style>
    <style:style style:name="P88" style:family="paragraph" style:parent-style-name="Preformatted_20_Text">
      <style:paragraph-properties fo:margin-left="1cm" fo:margin-right="0cm" fo:text-indent="0cm" style:auto-text-indent="false"/>
      <style:text-properties fo:font-size="8pt" style:font-size-asian="8pt" style:font-size-complex="8pt"/>
    </style:style>
    <style:style style:name="P89" style:family="paragraph" style:parent-style-name="Normal_20_Indent">
      <style:paragraph-properties fo:margin-left="1cm" fo:margin-right="0cm" fo:text-indent="0cm" style:auto-text-indent="false"/>
      <style:text-properties style:text-underline-style="solid" style:text-underline-width="auto" style:text-underline-color="font-color" style:font-name-complex="DejaVu Sans" style:language-complex="zxx" style:country-complex="none"/>
    </style:style>
    <style:style style:name="P90" style:family="paragraph" style:parent-style-name="Normal_20_Indent">
      <style:paragraph-properties fo:margin-left="1cm" fo:margin-right="0cm" fo:text-indent="0cm" style:auto-text-indent="false"/>
      <style:text-properties style:font-name-complex="DejaVu Sans" style:language-complex="zxx" style:country-complex="none"/>
    </style:style>
    <style:style style:name="P91" style:family="paragraph" style:parent-style-name="Preformatted_20_Text_20_Indent">
      <style:paragraph-properties fo:margin-left="1cm" fo:margin-right="0cm" fo:margin-top="0cm" fo:margin-bottom="0cm" style:contextual-spacing="false" fo:line-height="100%" fo:text-align="start" style:justify-single-word="false"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loext:opacity="0%" style:font-name="Andale Mono" fo:font-size="4.5pt" fo:language="en" fo:country="GB" style:letter-kerning="true" style:font-name-asian="Courier New1" style:font-size-asian="4.5pt" style:font-name-complex="Courier New1" style:font-size-complex="4.5pt" style:language-complex="zxx" style:country-complex="none" fo:hyphenate="false" fo:hyphenation-remain-char-count="2" fo:hyphenation-push-char-count="2" loext:hyphenation-no-caps="false"/>
    </style:style>
    <style:style style:name="P92" style:family="paragraph" style:parent-style-name="Normal_20_Indent">
      <style:paragraph-properties fo:margin-left="2cm" fo:margin-right="0cm" fo:text-indent="0cm" style:auto-text-indent="false" fo:keep-with-next="always"/>
    </style:style>
    <style:style style:name="P93" style:family="paragraph" style:parent-style-name="Normal_20_Indent">
      <style:paragraph-properties fo:margin-left="2cm" fo:margin-right="0cm" fo:keep-together="always" fo:text-indent="0cm" style:auto-text-indent="false" fo:keep-with-next="always"/>
    </style:style>
    <style:style style:name="P94" style:family="paragraph" style:parent-style-name="Normal_20_Indent">
      <style:paragraph-properties fo:margin-left="2cm" fo:margin-right="0cm" fo:text-indent="0cm" style:auto-text-indent="false"/>
    </style:style>
    <style:style style:name="P95" style:family="paragraph" style:parent-style-name="Preformatted_20_Text">
      <style:paragraph-properties fo:padding="0cm" fo:border="none" style:shadow="none"/>
    </style:style>
    <style:style style:name="P96" style:family="paragraph" style:parent-style-name="Heading">
      <style:paragraph-properties fo:text-align="center" style:justify-single-word="false"/>
      <style:text-properties style:font-name="Arial1"/>
    </style:style>
    <style:style style:name="P97" style:family="paragraph" style:parent-style-name="Footer">
      <style:paragraph-properties fo:text-align="center" style:justify-single-word="false"/>
      <style:text-properties style:font-name="Arial1"/>
    </style:style>
    <style:style style:name="P98" style:family="paragraph" style:parent-style-name="Normal_20_Indent" style:master-page-name="">
      <style:paragraph-properties fo:margin-left="3.5cm" fo:margin-right="0cm" fo:text-indent="-2.499cm" style:auto-text-indent="false" style:page-number="auto">
        <style:tab-stops/>
      </style:paragraph-properties>
    </style:style>
    <style:style style:name="P99" style:family="paragraph" style:parent-style-name="Normal_20_Indent">
      <style:paragraph-properties fo:margin-left="3.5cm" fo:margin-right="0cm" fo:text-indent="-2.499cm" style:auto-text-indent="false">
        <style:tab-stops/>
      </style:paragraph-properties>
    </style:style>
    <style:style style:name="P100" style:family="paragraph" style:parent-style-name="Preformatted_20_Text_20_Indent">
      <style:paragraph-properties fo:margin-left="3cm" fo:margin-right="0cm" fo:text-indent="0cm" style:auto-text-indent="false"/>
    </style:style>
    <style:style style:name="P101" style:family="paragraph" style:parent-style-name="Preformatted_20_Text">
      <style:paragraph-properties fo:line-height="100%" fo:text-align="start" style:justify-single-word="false" fo:orphans="0" fo:widows="0" fo:hyphenation-ladder-count="no-limit" style:text-autospace="ideograph-alpha" style:punctuation-wrap="hanging" style:line-break="strict" style:writing-mode="lr-tb"/>
      <style:text-properties style:font-name="Andale Mono2" fo:font-size="7pt" style:font-size-asian="7pt" style:font-size-complex="7pt" fo:hyphenate="false" fo:hyphenation-remain-char-count="2" fo:hyphenation-push-char-count="2" loext:hyphenation-no-caps="false"/>
    </style:style>
    <style:style style:name="P102" style:family="paragraph" style:parent-style-name="Preformatted_20_Text">
      <style:paragraph-properties fo:line-height="100%"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03"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04" style:family="paragraph" style:parent-style-name="Preformatted_20_Text_20_Indent">
      <style:paragraph-properties fo:line-height="100%"/>
    </style:style>
    <style:style style:name="P105" style:family="paragraph" style:parent-style-name="Preformatted_20_Text_20_Indent">
      <style:text-properties style:font-name-complex="DejaVu Sans" style:language-complex="zxx" style:country-complex="none"/>
    </style:style>
    <style:style style:name="P106" style:family="paragraph" style:parent-style-name="Preformatted_20_Text_20_Indent">
      <style:text-properties officeooo:paragraph-rsid="005c5a46"/>
    </style:style>
    <style:style style:name="P107" style:family="paragraph" style:parent-style-name="Preformatted_20_Text_20_Indent">
      <style:text-properties officeooo:paragraph-rsid="005fb748"/>
    </style:style>
    <style:style style:name="P108" style:family="paragraph" style:parent-style-name="Preformatted_20_Text_20_Indent">
      <style:text-properties officeooo:paragraph-rsid="0064f0a9"/>
    </style:style>
    <style:style style:name="P109" style:family="paragraph" style:parent-style-name="Preformatted_20_Text_20_Indent">
      <style:paragraph-properties fo:margin-top="0cm" fo:margin-bottom="0cm" style:contextual-spacing="false" fo:line-height="100%" fo:text-align="start" style:justify-single-word="false" fo:keep-together="always" fo:orphans="0" fo:widows="0" fo:hyphenation-ladder-count="no-limit" style:text-autospace="ideograph-alpha" style:punctuation-wrap="hanging" style:line-break="strict" style:writing-mode="lr-tb"/>
      <style:text-properties fo:hyphenate="false" fo:hyphenation-remain-char-count="2" fo:hyphenation-push-char-count="2" loext:hyphenation-no-caps="false"/>
    </style:style>
    <style:style style:name="P110" style:family="paragraph" style:parent-style-name="Normal_20_Indent">
      <style:paragraph-properties fo:margin-top="0cm" fo:margin-bottom="0cm" style:contextual-spacing="false" fo:text-align="start" style:justify-single-word="false" fo:keep-together="always" fo:orphans="0" fo:widows="0" fo:hyphenation-ladder-count="no-limit" style:shadow="none" style:text-autospace="ideograph-alpha" style:punctuation-wrap="hanging" style:line-break="strict" style:writing-mode="lr-tb">
        <style:tab-stops/>
      </style:paragraph-properties>
      <style:text-properties fo:hyphenate="false" fo:hyphenation-remain-char-count="2" fo:hyphenation-push-char-count="2" loext:hyphenation-no-caps="false"/>
    </style:style>
    <style:style style:name="P111" style:family="paragraph" style:parent-style-name="Text_20_body_20_tiny">
      <style:text-properties fo:font-size="7.30000019073486pt" style:font-size-asian="7.30000019073486pt" style:font-size-complex="7.30000019073486pt"/>
    </style:style>
    <style:style style:name="P112" style:family="paragraph" style:parent-style-name="Index_20_1">
      <style:paragraph-properties>
        <style:tab-stops>
          <style:tab-stop style:position="17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Text_20_body_20_smaller">
      <style:text-properties officeooo:rsid="0020b433" officeooo:paragraph-rsid="0020b433"/>
    </style:style>
    <style:style style:name="P115" style:family="paragraph" style:parent-style-name="Text_20_body_20_smaller">
      <style:text-properties officeooo:rsid="0068550b" officeooo:paragraph-rsid="0068550b"/>
    </style:style>
    <style:style style:name="P116" style:family="paragraph" style:parent-style-name="Standard" style:master-page-name="Standard">
      <style:paragraph-properties fo:text-align="center" style:justify-single-word="false" style:page-number="auto"/>
      <style:text-properties style:font-name="Arial1" fo:font-size="14pt" fo:font-weight="bold" style:font-size-asian="14pt" style:font-weight-asian="bold" style:font-name-complex="DejaVu Sans" style:language-complex="zxx" style:country-complex="none"/>
    </style:style>
    <style:style style:name="P117" style:family="paragraph" style:parent-style-name="SubSectionFront" style:master-page-name="Convert_20_1">
      <style:paragraph-properties style:page-number="auto" fo:break-before="page"/>
      <style:text-properties style:font-name-complex="DejaVu Sans" style:language-complex="zxx" style:country-complex="none"/>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Heading_20_1" style:list-style-name="Numbering_20_1"/>
    <style:style style:name="P120" style:family="paragraph" style:parent-style-name="Heading_20_1" style:list-style-name="Numbering_20_1">
      <style:paragraph-properties>
        <style:tab-stops>
          <style:tab-stop style:position="1cm"/>
        </style:tab-stops>
      </style:paragraph-properties>
      <style:text-properties style:language-complex="zxx" style:country-complex="none"/>
    </style:style>
    <style:style style:name="P121" style:family="paragraph" style:parent-style-name="Heading_20_1" style:list-style-name="Numbering_20_1">
      <style:text-properties style:language-complex="zxx" style:country-complex="none"/>
    </style:style>
    <style:style style:name="P122" style:family="paragraph" style:parent-style-name="Heading_20_1" style:list-style-name="Numbering_20_1">
      <style:paragraph-properties>
        <style:tab-stops>
          <style:tab-stop style:position="1cm"/>
        </style:tab-stops>
      </style:paragraph-properties>
    </style:style>
    <style:style style:name="P123" style:family="paragraph" style:parent-style-name="Heading_20_1" style:list-style-name="Numbering_20_1" style:master-page-name="">
      <style:paragraph-properties style:page-number="auto">
        <style:tab-stops>
          <style:tab-stop style:position="1cm"/>
        </style:tab-stops>
      </style:paragraph-properties>
      <style:text-properties style:language-complex="zxx" style:country-complex="none"/>
    </style:style>
    <style:style style:name="P124" style:family="paragraph" style:parent-style-name="Heading_20_2" style:list-style-name="Numbering_20_1">
      <style:paragraph-properties>
        <style:tab-stops>
          <style:tab-stop style:position="1.251cm"/>
        </style:tab-stops>
      </style:paragraph-properties>
      <style:text-properties style:language-complex="zxx" style:country-complex="none"/>
    </style:style>
    <style:style style:name="P125" style:family="paragraph" style:parent-style-name="Heading_20_2" style:list-style-name="Numbering_20_1">
      <style:paragraph-properties>
        <style:tab-stops>
          <style:tab-stop style:position="1.251cm"/>
        </style:tab-stops>
      </style:paragraph-properties>
      <style:text-properties fo:font-weight="bold" style:font-weight-asian="bold" style:language-complex="zxx" style:country-complex="none" style:font-weight-complex="bold"/>
    </style:style>
    <style:style style:name="P126" style:family="paragraph" style:parent-style-name="Heading_20_2" style:list-style-name="Numbering_20_1">
      <style:paragraph-properties>
        <style:tab-stops>
          <style:tab-stop style:position="1.251cm"/>
        </style:tab-stops>
      </style:paragraph-properties>
    </style:style>
    <style:style style:name="P127" style:family="paragraph" style:parent-style-name="Heading_20_2" style:list-style-name="Numbering_20_1" style:master-page-name="">
      <style:paragraph-properties fo:keep-together="always" style:page-number="auto" fo:keep-with-next="always">
        <style:tab-stops>
          <style:tab-stop style:position="1.251cm"/>
        </style:tab-stops>
      </style:paragraph-properties>
      <style:text-properties style:language-complex="zxx" style:country-complex="none"/>
    </style:style>
    <style:style style:name="P128" style:family="paragraph" style:parent-style-name="Heading_20_2" style:list-style-name="Numbering_20_1" style:master-page-name="">
      <style:paragraph-properties style:page-number="auto">
        <style:tab-stops>
          <style:tab-stop style:position="1.251cm"/>
        </style:tab-stops>
      </style:paragraph-properties>
      <style:text-properties style:language-complex="zxx" style:country-complex="none"/>
    </style:style>
    <style:style style:name="P129" style:family="paragraph" style:parent-style-name="Heading_20_2" style:list-style-name="Numbering_20_1" style:master-page-name="">
      <style:paragraph-properties fo:keep-together="always" style:page-number="auto">
        <style:tab-stops>
          <style:tab-stop style:position="1.251cm"/>
        </style:tab-stops>
      </style:paragraph-properties>
      <style:text-properties style:language-complex="zxx" style:country-complex="none"/>
    </style:style>
    <style:style style:name="P130" style:family="paragraph" style:parent-style-name="Heading_20_2" style:list-style-name="Numbering_20_1">
      <style:paragraph-properties fo:keep-together="always" fo:keep-with-next="always">
        <style:tab-stops>
          <style:tab-stop style:position="1.251cm"/>
        </style:tab-stops>
      </style:paragraph-properties>
      <style:text-properties style:language-complex="zxx" style:country-complex="none"/>
    </style:style>
    <style:style style:name="P131" style:family="paragraph" style:parent-style-name="Heading_20_2" style:list-style-name="Numbering_20_1">
      <style:paragraph-properties fo:break-before="page">
        <style:tab-stops>
          <style:tab-stop style:position="1.251cm"/>
        </style:tab-stops>
      </style:paragraph-properties>
      <style:text-properties style:language-complex="zxx" style:country-complex="none"/>
    </style:style>
    <style:style style:name="P132" style:family="paragraph" style:parent-style-name="Heading_20_2" style:list-style-name="Numbering_20_1">
      <style:paragraph-properties fo:margin-left="0cm" fo:margin-right="0cm" fo:text-indent="0cm" style:auto-text-indent="false">
        <style:tab-stops>
          <style:tab-stop style:position="1.251cm"/>
        </style:tab-stops>
      </style:paragraph-properties>
      <style:text-properties style:language-complex="zxx" style:country-complex="none"/>
    </style:style>
    <style:style style:name="P133" style:family="paragraph" style:parent-style-name="Heading_20_3" style:list-style-name="Numbering_20_1"/>
    <style:style style:name="P134" style:family="paragraph" style:parent-style-name="Heading_20_3" style:list-style-name="Numbering_20_1">
      <style:paragraph-properties>
        <style:tab-stops>
          <style:tab-stop style:position="1.499cm"/>
        </style:tab-stops>
      </style:paragraph-properties>
      <style:text-properties style:language-complex="zxx" style:country-complex="none"/>
    </style:style>
    <style:style style:name="P135" style:family="paragraph" style:parent-style-name="Index_20_1">
      <style:paragraph-properties>
        <style:tab-stops>
          <style:tab-stop style:position="17cm" style:type="right" style:leader-style="dotted" style:leader-text="."/>
        </style:tab-stops>
      </style:paragraph-properties>
    </style:style>
    <style:style style:name="P136" style:family="paragraph" style:parent-style-name="Normal_20_Indent" style:list-style-name="WW8Num2"/>
    <style:style style:name="P137" style:family="paragraph" style:parent-style-name="Normal_20_Indent" style:list-style-name="WW8Num4"/>
    <style:style style:name="P138" style:family="paragraph" style:parent-style-name="Normal_20_Indent" style:list-style-name="L2"/>
    <style:style style:name="P139" style:family="paragraph" style:parent-style-name="Normal_20_Indent" style:list-style-name="L3"/>
    <style:style style:name="P140" style:family="paragraph" style:parent-style-name="Normal_20_Indent" style:list-style-name="L4"/>
    <style:style style:name="P141" style:family="paragraph" style:parent-style-name="Normal_20_Indent" style:list-style-name="L5"/>
    <style:style style:name="P142" style:family="paragraph" style:parent-style-name="Normal_20_Indent">
      <style:text-properties officeooo:paragraph-rsid="006e9ca3"/>
    </style:style>
    <style:style style:name="P143" style:family="paragraph" style:parent-style-name="Normal_20_Indent" style:list-style-name="WW8Num2">
      <style:paragraph-properties fo:keep-together="always" fo:keep-with-next="always"/>
    </style:style>
    <style:style style:name="P144" style:family="paragraph" style:parent-style-name="Normal_20_Indent" style:list-style-name="WW8Num3">
      <style:paragraph-properties fo:keep-with-next="always"/>
    </style:style>
    <style:style style:name="P145" style:family="paragraph" style:parent-style-name="Normal_20_Indent" style:list-style-name="WW8Num4">
      <style:paragraph-properties fo:keep-with-next="always"/>
    </style:style>
    <style:style style:name="P146" style:family="paragraph" style:parent-style-name="Normal_20_Indent" style:list-style-name="L1">
      <style:paragraph-properties fo:margin-left="2cm" fo:margin-right="0cm" fo:text-indent="-0.635cm" style:auto-text-indent="false" fo:keep-with-next="always"/>
      <style:text-properties style:font-name-complex="DejaVu Sans" style:language-complex="zxx" style:country-complex="none"/>
    </style:style>
    <style:style style:name="P147" style:family="paragraph" style:parent-style-name="Normal_20_Indent" style:list-style-name="L1">
      <style:paragraph-properties fo:margin-left="2cm" fo:margin-right="0cm" fo:text-indent="-0.635cm" style:auto-text-indent="false"/>
    </style:style>
    <style:style style:name="P148" style:family="paragraph" style:parent-style-name="Normal_20_Indent" style:list-style-name="L1">
      <style:paragraph-properties fo:margin-left="2cm" fo:margin-right="0cm" fo:text-indent="-0.635cm" style:auto-text-indent="false"/>
      <style:text-properties style:font-name-complex="DejaVu Sans" style:language-complex="zxx" style:country-complex="none"/>
    </style:style>
    <style:style style:name="P149" style:family="paragraph" style:parent-style-name="Normal_20_Indent" style:list-style-name="L1">
      <style:paragraph-properties fo:margin-left="3cm" fo:margin-right="0cm" fo:text-indent="-0.635cm" style:auto-text-indent="false" fo:keep-with-next="always"/>
      <style:text-properties style:font-name-complex="DejaVu Sans" style:language-complex="zxx" style:country-complex="none"/>
    </style:style>
    <style:style style:name="P150" style:family="paragraph" style:parent-style-name="Normal_20_Indent" style:list-style-name="L1">
      <style:paragraph-properties fo:margin-left="3cm" fo:margin-right="0cm" fo:text-indent="-0.635cm" style:auto-text-indent="false"/>
    </style:style>
    <style:style style:name="P151" style:family="paragraph" style:parent-style-name="Normal_20_Indent" style:list-style-name="L1">
      <style:paragraph-properties fo:margin-left="4.001cm" fo:margin-right="0cm" fo:text-indent="-0.635cm" style:auto-text-indent="false" fo:keep-with-next="always"/>
    </style:style>
    <style:style style:name="P152" style:family="paragraph" style:parent-style-name="Normal_20_Indent" style:list-style-name="Numbering_20_1" style:master-page-name="">
      <style:paragraph-properties fo:margin-left="0cm" fo:margin-right="0cm" fo:text-indent="0cm" style:auto-text-indent="false" style:page-number="auto" fo:keep-with-next="always"/>
    </style:style>
    <style:style style:name="P153" style:family="paragraph" style:parent-style-name="Normal_20_Indent" style:list-style-name="WW8Num5">
      <style:paragraph-properties fo:margin-left="0cm" fo:margin-right="0cm" fo:text-indent="0cm" style:auto-text-indent="false"/>
    </style:style>
    <style:style style:name="P154" style:family="paragraph" style:parent-style-name="Normal_20_Indent" style:list-style-name="WW8Num6">
      <style:paragraph-properties fo:margin-left="0cm" fo:margin-right="0cm" fo:text-indent="0cm" style:auto-text-indent="false"/>
    </style:style>
    <style:style style:name="P155" style:family="paragraph" style:parent-style-name="Normal_20_Indent" style:list-style-name="WW8Num7">
      <style:paragraph-properties fo:margin-left="0cm" fo:margin-right="0cm" fo:text-indent="0cm" style:auto-text-indent="false"/>
    </style:style>
    <style:style style:name="P156" style:family="paragraph" style:parent-style-name="Normal_20_Indent" style:master-page-name="">
      <style:paragraph-properties style:page-number="auto" fo:keep-with-next="always"/>
    </style:style>
    <style:style style:name="P157" style:family="paragraph" style:parent-style-name="Text_20_body">
      <style:paragraph-properties>
        <style:tab-stops>
          <style:tab-stop style:position="1cm"/>
        </style:tab-stops>
      </style:paragraph-properties>
    </style:style>
    <style:style style:name="P158" style:family="paragraph" style:parent-style-name="Text_20_body">
      <style:paragraph-properties>
        <style:tab-stops>
          <style:tab-stop style:position="1cm"/>
        </style:tab-stops>
      </style:paragraph-properties>
      <style:text-properties officeooo:rsid="00711b4b" officeooo:paragraph-rsid="00711b4b"/>
    </style:style>
    <style:style style:name="P159" style:family="paragraph" style:parent-style-name="Text_20_body">
      <style:paragraph-properties>
        <style:tab-stops>
          <style:tab-stop style:position="1cm"/>
        </style:tab-stops>
      </style:paragraph-properties>
      <style:text-properties style:font-name-complex="DejaVu Sans" style:language-complex="zxx" style:country-complex="none"/>
    </style:style>
    <style:style style:name="P160" style:family="paragraph">
      <loext:graphic-properties draw:fill="solid" draw:fill-color="#000000"/>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161" style:family="paragraph">
      <loext:graphic-properties draw:fill="solid" draw:fill-color="#ffff9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162" style:family="paragraph">
      <loext:graphic-properties draw:fill="solid"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163" style:family="paragraph">
      <loext:graphic-properties draw:fill="solid" draw:fill-color="#ffffc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164" style:family="paragraph">
      <loext:graphic-properties draw:fill="solid" draw:fill-color="#33669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P165" style:family="paragraph">
      <loext:graphic-properties draw:fill="solid" draw:fill-color="#00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ize="8pt" style:font-size-asian="8pt" style:font-name-complex="Arial1" style:font-size-complex="8pt" style:language-complex="zxx" style:country-complex="none"/>
    </style:style>
    <style:style style:name="T2" style:family="text">
      <style:text-properties fo:font-size="8pt" style:font-size-asian="8pt" style:font-size-complex="8pt"/>
    </style:style>
    <style:style style:name="T3" style:family="text">
      <style:text-properties fo:font-size="8pt" style:font-size-asian="8pt" style:font-name-complex="DejaVu Sans" style:font-size-complex="8pt" style:language-complex="zxx" style:country-complex="none"/>
    </style:style>
    <style:style style:name="T4" style:family="text">
      <style:text-properties fo:font-size="8pt" fo:font-weight="bold" style:font-size-asian="8pt" style:font-weight-asian="bold" style:font-size-complex="8pt" style:font-weight-complex="bold"/>
    </style:style>
    <style:style style:name="T5" style:family="text">
      <style:text-properties fo:font-weight="bold" style:font-weight-asian="bold" style:font-weight-complex="bold"/>
    </style:style>
    <style:style style:name="T6" style:family="text">
      <style:text-properties fo:font-weight="bold" officeooo:rsid="0064ae1e" style:font-weight-asian="bold" style:font-weight-complex="bold"/>
    </style:style>
    <style:style style:name="T7" style:family="text">
      <style:text-properties fo:font-weight="bold" style:font-weight-asian="bold" style:language-complex="zxx" style:country-complex="none" style:font-weight-complex="bold"/>
    </style:style>
    <style:style style:name="T8" style:family="text">
      <style:text-properties fo:font-weight="bold" officeooo:rsid="006460db" style:font-weight-asian="bold" style:language-complex="zxx" style:country-complex="none" style:font-weight-complex="bold"/>
    </style:style>
    <style:style style:name="T9" style:family="text">
      <style:text-properties fo:font-weight="bold" officeooo:rsid="0064ae1e" style:font-weight-asian="bold" style:language-complex="zxx" style:country-complex="none" style:font-weight-complex="bold"/>
    </style:style>
    <style:style style:name="T10" style:family="text">
      <style:text-properties fo:font-weight="bold" officeooo:rsid="0064f0a9" style:font-weight-asian="bold" style:language-complex="zxx" style:country-complex="none" style:font-weight-complex="bold"/>
    </style:style>
    <style:style style:name="T11" style:family="text">
      <style:text-properties fo:font-weight="bold" style:font-weight-asian="bold" style:font-size-complex="8pt" style:language-complex="zxx" style:country-complex="none" style:font-weight-complex="bold"/>
    </style:style>
    <style:style style:name="T12" style:family="text">
      <style:text-properties fo:font-weight="bold" style:font-weight-asian="bold" style:font-size-complex="8pt" style:font-weight-complex="bold"/>
    </style:style>
    <style:style style:name="T13" style:family="text">
      <style:text-properties fo:font-weight="bold" style:font-weight-asian="bold" style:font-name-complex="DejaVu Sans" style:language-complex="zxx" style:country-complex="none"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style:font-name-complex="DejaVu Sans" style:language-complex="zxx" style:country-complex="none"/>
    </style:style>
    <style:style style:name="T16" style:family="text">
      <style:text-properties officeooo:rsid="006d6e0d" style:font-name-complex="DejaVu Sans" style:language-complex="zxx" style:country-complex="none"/>
    </style:style>
    <style:style style:name="T17" style:family="text">
      <style:text-properties style:language-complex="zxx" style:country-complex="none"/>
    </style:style>
    <style:style style:name="T18" style:family="text">
      <style:text-properties style:language-complex="zxx" style:country-complex="none" style:font-weight-complex="bold"/>
    </style:style>
    <style:style style:name="T19" style:family="text">
      <style:text-properties style:text-position="super 58%"/>
    </style:style>
    <style:style style:name="T20" style:family="text">
      <style:text-properties style:text-position="super 58%" style:font-name-complex="DejaVu Sans" style:language-complex="zxx" style:country-complex="none"/>
    </style:style>
    <style:style style:name="T21" style:family="text">
      <style:text-properties style:text-position="super 58%" style:font-name="Times New Roman1" fo:font-size="11pt" style:font-size-asian="11pt" style:font-size-complex="11pt"/>
    </style:style>
    <style:style style:name="T22" style:family="text">
      <style:text-properties style:text-position="super 58%" style:font-name="Times New Roman2" fo:font-size="11pt" fo:font-style="italic" fo:font-weight="normal" style:font-size-asian="11pt" style:font-style-asian="italic" style:font-weight-asian="normal" style:font-size-complex="11pt" style:font-style-complex="italic" style:font-weight-complex="normal"/>
    </style:style>
    <style:style style:name="T23" style:family="text">
      <style:text-properties style:font-size-complex="8pt"/>
    </style:style>
    <style:style style:name="T24" style:family="text">
      <style:text-properties style:font-size-complex="8pt" style:language-complex="zxx" style:country-complex="none"/>
    </style:style>
    <style:style style:name="T25" style:family="text">
      <style:text-properties style:font-size-complex="8pt" style:language-complex="zxx" style:country-complex="none" style:font-weight-complex="bold"/>
    </style:style>
    <style:style style:name="T26" style:family="text">
      <style:text-properties fo:font-style="italic" style:font-style-asian="italic" style:font-name-complex="DejaVu Sans" style:language-complex="zxx" style:country-complex="none" style:font-style-complex="italic"/>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name-complex="DejaVu Sans" style:language-complex="zxx" style:country-complex="none" style:font-weight-complex="bold"/>
    </style:style>
    <style:style style:name="T33" style:family="text">
      <style:text-properties style:text-underline-style="solid" style:text-underline-width="auto" style:text-underline-color="font-color" fo:font-weight="bold" style:font-weight-asian="bold" style:language-complex="zxx" style:country-complex="none"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style:language-complex="zxx" style:country-complex="none"/>
    </style:style>
    <style:style style:name="T36" style:family="text">
      <style:text-properties style:text-underline-style="solid" style:text-underline-width="auto" style:text-underline-color="font-color" fo:font-weight="normal" style:font-weight-asian="normal" style:font-name-complex="DejaVu Sans" style:language-complex="zxx" style:country-complex="none" style:font-weight-complex="normal"/>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fo:color="#000000" loext:opacity="100%" style:font-size-complex="8pt" style:language-complex="zxx" style:country-complex="none"/>
    </style:style>
    <style:style style:name="T39" style:family="text">
      <style:text-properties fo:color="#000000" loext:opacity="100%" fo:font-weight="bold" style:font-weight-asian="bold" style:font-size-complex="8pt" style:language-complex="zxx" style:country-complex="none" style:font-weight-complex="bold"/>
    </style:style>
    <style:style style:name="T40" style:family="text">
      <style:text-properties fo:color="#000000" loext:opacity="100%" style:font-name="Arial1" fo:font-size="10pt" style:font-size-asian="10pt"/>
    </style:style>
    <style:style style:name="T41" style:family="text">
      <style:text-properties fo:color="#000000" loext:opacity="100%" style:font-name="Andale Mono2" fo:font-size="8pt" style:font-size-asian="8pt" style:font-name-complex="Courier New"/>
    </style:style>
    <style:style style:name="T42" style:family="text">
      <style:text-properties fo:color="#000000" loext:opacity="100%" style:font-name="Andale Mono2" fo:font-size="8pt" style:font-size-asian="8pt" style:font-name-complex="Courier New" style:language-complex="zxx" style:country-complex="none"/>
    </style:style>
    <style:style style:name="T43" style:family="text">
      <style:text-properties fo:color="#000000" loext:opacity="100%" style:font-name="Andale Mono2" fo:font-size="8pt" style:font-size-asian="8pt" style:font-name-complex="Courier New" style:font-size-complex="8pt" style:language-complex="zxx" style:country-complex="none"/>
    </style:style>
    <style:style style:name="T44" style:family="text">
      <style:text-properties fo:color="#000000" loext:opacity="100%" style:font-name="Andale Mono2" fo:font-size="8pt" style:font-size-asian="8pt" style:font-size-complex="8pt" style:language-complex="zxx" style:country-complex="none"/>
    </style:style>
    <style:style style:name="T45" style:family="text">
      <style:text-properties fo:color="#000000" loext:opacity="100%" style:font-name="Andale Mono1" fo:font-size="8pt" style:font-size-asian="8pt" style:font-name-complex="Courier New"/>
    </style:style>
    <style:style style:name="T46" style:family="text">
      <style:text-properties fo:color="#000000" loext:opacity="100%" style:font-name="Andale Mono1" fo:font-size="8pt" style:font-size-asian="8pt" style:font-name-complex="Courier New" style:language-complex="zxx" style:country-complex="none"/>
    </style:style>
    <style:style style:name="T47" style:family="text">
      <style:text-properties fo:color="#000000" loext:opacity="100%" style:font-name="Andale Mono1" fo:font-size="8pt" style:font-size-asian="8pt" style:font-name-complex="Courier New" style:font-size-complex="8pt"/>
    </style:style>
    <style:style style:name="T48" style:family="text">
      <style:text-properties fo:color="#000000" loext:opacity="100%" style:font-name="Andale Mono1" fo:font-size="8pt" style:font-size-asian="8pt" style:font-size-complex="8pt" style:language-complex="zxx" style:country-complex="none"/>
    </style:style>
    <style:style style:name="T49" style:family="text">
      <style:text-properties fo:color="#000000" loext:opacity="100%" style:font-name="Andale Mono1" fo:font-size="8pt" style:font-size-asian="9pt" style:font-size-complex="9pt" style:language-complex="zxx" style:country-complex="none"/>
    </style:style>
    <style:style style:name="T50" style:family="text">
      <style:text-properties fo:color="#000000" loext:opacity="100%" style:font-name="Andale Mono1" fo:font-size="8pt" fo:background-color="#00ff00" loext:char-shading-value="0" style:font-size-asian="8pt" style:font-name-complex="Courier New" style:font-size-complex="8pt" style:language-complex="zxx" style:country-complex="none"/>
    </style:style>
    <style:style style:name="T51" style:family="text">
      <style:text-properties style:text-position="sub 58%"/>
    </style:style>
    <style:style style:name="T52" style:family="text">
      <style:text-properties fo:font-weight="normal" style:font-weight-asian="normal" style:language-complex="zxx" style:country-complex="none" style:font-weight-complex="normal"/>
    </style:style>
    <style:style style:name="T53" style:family="text">
      <style:text-properties fo:font-weight="normal" style:font-weight-asian="normal" style:font-weight-complex="normal"/>
    </style:style>
    <style:style style:name="T54" style:family="text">
      <style:text-properties fo:font-weight="normal" style:font-weight-asian="normal" style:font-name-complex="DejaVu Sans" style:language-complex="zxx" style:country-complex="none" style:font-weight-complex="normal"/>
    </style:style>
    <style:style style:name="T55" style:family="text">
      <style:text-properties fo:font-weight="normal" style:font-size-asian="8pt" style:font-weight-asian="normal" style:font-size-complex="8pt" style:font-weight-complex="normal"/>
    </style:style>
    <style:style style:name="T56" style:family="text">
      <style:text-properties fo:font-weight="normal" style:font-size-asian="9pt" style:font-weight-asian="normal" style:font-size-complex="9pt" style:font-weight-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style="normal" style:font-style-asian="normal" style:font-name-complex="DejaVu Sans" style:language-complex="zxx" style:country-complex="none" style:font-style-complex="normal"/>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style:font-name-complex="Arial1"/>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bold" style:font-weight-asian="bold" style:language-complex="zxx" style:country-complex="none" style:font-weight-complex="bold"/>
    </style:style>
    <style:style style:name="T66" style:family="text">
      <style:text-properties fo:background-color="#00ff00" loext:char-shading-value="0"/>
    </style:style>
    <style:style style:name="T67" style:family="text">
      <style:text-properties style:font-name="Arial1" style:text-underline-style="none" fo:font-weight="bold" style:font-weight-asian="bold" style:font-weight-complex="bold"/>
    </style:style>
    <style:style style:name="T68" style:family="text">
      <style:text-properties style:font-name="Arial1" fo:font-style="italic" fo:font-weight="bold" style:font-style-asian="italic" style:font-weight-asian="bold" style:font-style-complex="italic" style:font-weight-complex="bold"/>
    </style:style>
    <style:style style:name="T69" style:family="text">
      <style:text-properties style:font-name="Arial1" fo:font-style="italic" fo:font-weight="bold" style:font-style-asian="italic" style:font-weight-asian="bold" style:language-complex="zxx" style:country-complex="none" style:font-style-complex="italic" style:font-weight-complex="bold"/>
    </style:style>
    <style:style style:name="T70" style:family="text">
      <style:text-properties style:font-name="Arial1" fo:font-style="italic" fo:font-weight="bold" style:font-style-asian="italic" style:font-weight-asian="bold" style:font-name-complex="Arial1" style:language-complex="zxx" style:country-complex="none" style:font-style-complex="italic" style:font-weight-complex="bold"/>
    </style:style>
    <style:style style:name="T71" style:family="text">
      <style:text-properties style:font-name="Arial1" fo:font-style="italic" style:font-style-asian="italic" style:font-style-complex="italic"/>
    </style:style>
    <style:style style:name="T72" style:family="text">
      <style:text-properties style:font-name="Arial1" fo:font-style="italic" style:font-style-asian="italic" style:language-complex="zxx" style:country-complex="none" style:font-style-complex="italic"/>
    </style:style>
    <style:style style:name="T73" style:family="text">
      <style:text-properties style:font-name="Arial1" fo:font-style="normal" style:font-style-asian="normal" style:font-style-complex="normal"/>
    </style:style>
    <style:style style:name="T74" style:family="text">
      <style:text-properties style:font-name="Times New Roman1" fo:font-size="11pt"/>
    </style:style>
    <style:style style:name="T75" style:family="text">
      <style:text-properties style:font-name="Times New Roman1" fo:font-size="11pt" style:font-size-asian="11pt" style:font-size-complex="11pt"/>
    </style:style>
    <style:style style:name="T76" style:family="text">
      <style:text-properties style:font-name="Times New Roman1" fo:font-size="11pt" fo:font-style="italic" fo:font-weight="normal" style:font-size-asian="11pt" style:font-style-asian="italic" style:font-weight-asian="normal" style:font-size-complex="11pt" style:font-style-complex="italic" style:font-weight-complex="normal"/>
    </style:style>
    <style:style style:name="T77" style:family="text">
      <style:text-properties style:font-name="Times New Roman1" fo:font-size="11pt" fo:font-weight="normal" style:font-size-asian="11pt" style:font-weight-asian="normal" style:font-size-complex="11pt" style:font-weight-complex="normal"/>
    </style:style>
    <style:style style:name="T78" style:family="text">
      <style:text-properties style:font-name="Times New Roman2" fo:font-size="11pt"/>
    </style:style>
    <style:style style:name="T79" style:family="text">
      <style:text-properties style:font-name="Times New Roman2" fo:font-size="11pt" style:font-size-asian="11pt" style:font-size-complex="11pt"/>
    </style:style>
    <style:style style:name="T80" style:family="text">
      <style:text-properties style:font-name="Times New Roman2" fo:font-size="11pt" style:font-size-asian="11pt" style:font-size-complex="11pt" style:language-complex="zxx" style:country-complex="none"/>
    </style:style>
    <style:style style:name="T81" style:family="text">
      <style:text-properties style:font-name="Times New Roman2" fo:font-size="11pt" fo:font-weight="bold" style:font-size-asian="11pt" style:font-weight-asian="bold" style:font-size-complex="11pt" style:font-weight-complex="bold"/>
    </style:style>
    <style:style style:name="T82" style:family="text">
      <style:text-properties style:font-name="Times New Roman2" fo:font-size="11pt" fo:font-style="italic" style:font-size-asian="11pt" style:font-style-asian="italic" style:font-size-complex="11pt" style:font-style-complex="italic"/>
    </style:style>
    <style:style style:name="T83" style:family="text">
      <style:text-properties style:font-name="Times New Roman2" fo:font-size="11pt" fo:font-style="italic" fo:font-weight="normal" style:font-size-asian="11pt" style:font-style-asian="italic" style:font-weight-asian="normal" style:font-size-complex="11pt" style:font-style-complex="italic" style:font-weight-complex="normal"/>
    </style:style>
    <style:style style:name="T84" style:family="text">
      <style:text-properties style:font-name="Times New Roman2" fo:font-size="11pt" fo:font-weight="normal" style:font-size-asian="11pt" style:font-weight-asian="normal" style:font-size-complex="11pt" style:font-weight-complex="normal"/>
    </style:style>
    <style:style style:name="T85" style:family="text">
      <style:text-properties style:font-name="Times New Roman2" fo:font-size="11pt" style:text-underline-style="solid" style:text-underline-width="auto" style:text-underline-color="font-color" fo:font-weight="normal" style:font-size-asian="11pt" style:font-weight-asian="normal" style:font-size-complex="11pt" style:font-weight-complex="normal"/>
    </style:style>
    <style:style style:name="T86" style:family="text">
      <style:text-properties style:font-name="Times New Roman2" fo:font-size="11pt" fo:font-style="normal" fo:font-weight="bold" style:font-size-asian="11pt" style:font-style-asian="normal" style:font-weight-asian="bold" style:font-size-complex="11pt" style:font-style-complex="normal" style:font-weight-complex="bold"/>
    </style:style>
    <style:style style:name="T87" style:family="text">
      <style:text-properties style:font-name="Times New Roman2" fo:font-size="11pt" fo:font-style="normal" fo:font-weight="normal" style:font-size-asian="11pt" style:font-style-asian="normal" style:font-weight-asian="normal" style:font-size-complex="11pt" style:font-style-complex="normal" style:font-weight-complex="normal"/>
    </style:style>
    <style:style style:name="T88" style:family="text">
      <style:text-properties style:font-size-asian="8pt" style:font-name-complex="Courier New"/>
    </style:style>
    <style:style style:name="T89" style:family="text">
      <style:text-properties style:font-size-asian="8pt" style:font-size-complex="8pt"/>
    </style:style>
    <style:style style:name="T90" style:family="text">
      <style:text-properties style:font-size-asian="8pt" style:font-size-complex="8pt" style:language-complex="zxx" style:country-complex="none"/>
    </style:style>
    <style:style style:name="T91" style:family="text">
      <style:text-properties style:font-name="Andale Mono2"/>
    </style:style>
    <style:style style:name="T92" style:family="text">
      <style:text-properties style:font-name="Andale Mono2" fo:font-size="8pt" style:font-size-asian="8pt" style:font-size-complex="8pt"/>
    </style:style>
    <style:style style:name="T93" style:family="text">
      <style:text-properties style:font-name="Andale Mono2" fo:font-size="8pt" style:font-size-asian="8pt" style:font-size-complex="8pt" style:language-complex="zxx" style:country-complex="none"/>
    </style:style>
    <style:style style:name="T94" style:family="text">
      <style:text-properties style:font-name="Andale Mono2" fo:font-size="8pt" style:font-size-asian="8pt" style:font-name-complex="DejaVu Sans" style:font-size-complex="8pt" style:language-complex="zxx" style:country-complex="none"/>
    </style:style>
    <style:style style:name="T95" style:family="text">
      <style:text-properties style:font-name="Andale Mono2" fo:font-size="8pt" style:font-size-asian="9pt" style:font-size-complex="9pt"/>
    </style:style>
    <style:style style:name="T96" style:family="text">
      <style:text-properties style:font-name="Andale Mono2" fo:font-size="8pt" style:font-size-asian="9pt" style:font-size-complex="9pt" style:language-complex="zxx" style:country-complex="none"/>
    </style:style>
    <style:style style:name="T97" style:family="text">
      <style:text-properties style:font-name="Andale Mono2" fo:font-size="8pt" style:font-size-complex="8pt"/>
    </style:style>
    <style:style style:name="T98" style:family="text">
      <style:text-properties style:font-name="Andale Mono2" fo:font-size="8pt" fo:font-style="normal" fo:font-weight="normal" style:font-size-asian="8pt" style:font-style-asian="normal" style:font-weight-asian="normal" style:font-size-complex="8pt" style:font-style-complex="normal" style:font-weight-complex="normal"/>
    </style:style>
    <style:style style:name="T99" style:family="text">
      <style:text-properties style:font-name="Andale Mono" fo:font-size="8pt" fo:font-style="normal" style:font-size-asian="8pt" style:font-style-asian="normal" style:font-size-complex="8pt" style:font-style-complex="normal"/>
    </style:style>
    <style:style style:name="T100" style:family="text">
      <style:text-properties style:font-name="Andale Mono1" fo:font-size="8pt"/>
    </style:style>
    <style:style style:name="T101" style:family="text">
      <style:text-properties style:font-name="Andale Mono1" fo:font-size="8pt" style:font-size-asian="8pt"/>
    </style:style>
    <style:style style:name="T102" style:family="text">
      <style:text-properties style:font-name="Andale Mono1" fo:font-size="8pt" style:font-size-asian="8pt" style:font-size-complex="8pt"/>
    </style:style>
    <style:style style:name="T103" style:family="text">
      <style:text-properties style:font-name="Andale Mono1" fo:font-size="8pt" style:font-size-asian="8pt" style:font-size-complex="8pt" style:language-complex="zxx" style:country-complex="none"/>
    </style:style>
    <style:style style:name="T104" style:family="text">
      <style:text-properties style:font-name="Andale Mono1" fo:font-size="8pt" style:font-size-asian="8pt" style:font-name-complex="Courier New"/>
    </style:style>
    <style:style style:name="T105" style:family="text">
      <style:text-properties style:font-name="Andale Mono1" fo:font-size="8pt" style:font-size-asian="8pt" style:font-name-complex="Courier New" style:language-complex="zxx" style:country-complex="none"/>
    </style:style>
    <style:style style:name="T106" style:family="text">
      <style:text-properties style:font-name="Andale Mono1" fo:font-size="8pt" style:font-size-asian="8pt" style:font-name-complex="Courier New" style:font-size-complex="8pt"/>
    </style:style>
    <style:style style:name="T107" style:family="text">
      <style:text-properties style:font-name="Andale Mono1" fo:font-size="8pt" style:font-size-asian="8pt" style:font-name-complex="Courier New" style:font-size-complex="8pt" style:language-complex="zxx" style:country-complex="none"/>
    </style:style>
    <style:style style:name="T108" style:family="text">
      <style:text-properties style:font-name="Andale Mono1" fo:font-size="8pt" style:font-size-asian="8pt" style:font-name-complex="DejaVu Sans" style:language-complex="zxx" style:country-complex="none"/>
    </style:style>
    <style:style style:name="T109" style:family="text">
      <style:text-properties style:font-name="Andale Mono1" fo:font-size="8pt" style:font-size-asian="8pt" style:font-name-complex="DejaVu Sans" style:font-size-complex="8pt" style:language-complex="zxx" style:country-complex="none"/>
    </style:style>
    <style:style style:name="T110" style:family="text">
      <style:text-properties style:font-name="Andale Mono1" fo:font-size="8pt" officeooo:rsid="006fc0af" style:font-size-asian="8pt" style:font-name-complex="DejaVu Sans" style:font-size-complex="8pt" style:language-complex="zxx" style:country-complex="none"/>
    </style:style>
    <style:style style:name="T111" style:family="text">
      <style:text-properties style:font-name="Andale Mono1" fo:font-size="8pt" style:font-size-asian="9pt" style:font-size-complex="9pt"/>
    </style:style>
    <style:style style:name="T112" style:family="text">
      <style:text-properties style:font-name="Andale Mono1" fo:font-size="8pt" style:font-size-asian="9pt" style:font-size-complex="9pt" style:language-complex="zxx" style:country-complex="none"/>
    </style:style>
    <style:style style:name="T113" style:family="text">
      <style:text-properties style:font-name="Andale Mono1" fo:font-size="8pt" style:font-size-asian="9pt" style:font-size-complex="9pt" style:language-complex="zxx" style:country-complex="none" style:font-weight-complex="bold"/>
    </style:style>
    <style:style style:name="T114" style:family="text">
      <style:text-properties style:font-name="Andale Mono1" fo:font-size="8pt" officeooo:rsid="0064f0a9" style:font-size-asian="9pt" style:font-size-complex="9pt"/>
    </style:style>
    <style:style style:name="T115" style:family="text">
      <style:text-properties style:font-name="Andale Mono1" fo:font-size="8pt" officeooo:rsid="006518b5" style:font-size-asian="9pt" style:font-size-complex="9pt"/>
    </style:style>
    <style:style style:name="T116" style:family="text">
      <style:text-properties style:font-name="Andale Mono1" fo:font-size="8pt" officeooo:rsid="006e9ca3" style:font-size-asian="9pt" style:font-size-complex="9pt"/>
    </style:style>
    <style:style style:name="T117" style:family="text">
      <style:text-properties style:font-name="Andale Mono1" fo:font-size="8pt" style:font-size-asian="9pt" style:font-name-complex="DejaVu Sans" style:font-size-complex="9pt" style:language-complex="zxx" style:country-complex="none"/>
    </style:style>
    <style:style style:name="T118" style:family="text">
      <style:text-properties style:font-name="Andale Mono1" fo:font-size="8pt" fo:font-weight="normal" style:font-size-asian="9pt" style:font-weight-asian="normal" style:font-size-complex="9pt" style:language-complex="zxx" style:country-complex="none" style:font-weight-complex="normal"/>
    </style:style>
    <style:style style:name="T119" style:family="text">
      <style:text-properties style:font-name="Andale Mono1" fo:font-size="8pt" fo:font-weight="normal" style:font-size-asian="8pt" style:font-weight-asian="normal" style:font-size-complex="8pt" style:language-complex="zxx" style:country-complex="none" style:font-weight-complex="normal"/>
    </style:style>
    <style:style style:name="T120" style:family="text">
      <style:text-properties style:font-name="Andale Mono1" fo:font-size="8pt" fo:font-weight="bold" style:font-size-asian="9pt" style:font-weight-asian="bold" style:font-size-complex="9pt" style:language-complex="zxx" style:country-complex="none" style:font-weight-complex="bold"/>
    </style:style>
    <style:style style:name="T121" style:family="text">
      <style:text-properties style:font-name="Andale Mono1" fo:font-size="8pt" fo:font-weight="bold" style:font-size-asian="9pt" style:font-weight-asian="bold" style:font-size-complex="9pt" style:font-weight-complex="bold"/>
    </style:style>
    <style:style style:name="T122" style:family="text">
      <style:text-properties style:font-name="Andale Mono1" fo:font-size="8pt" fo:font-weight="bold" style:font-weight-asian="bold" style:font-size-complex="8pt" style:font-weight-complex="bold"/>
    </style:style>
    <style:style style:name="T123" style:family="text">
      <style:text-properties style:font-name="Andale Mono1" fo:font-size="8pt" fo:font-weight="bold" style:font-weight-asian="bold" style:font-size-complex="8pt" style:language-complex="zxx" style:country-complex="none" style:font-weight-complex="bold"/>
    </style:style>
    <style:style style:name="T124" style:family="text">
      <style:text-properties style:font-name="Andale Mono1" fo:font-size="8pt" fo:font-weight="bold" style:font-weight-asian="bold" style:font-weight-complex="bold"/>
    </style:style>
    <style:style style:name="T125" style:family="text">
      <style:text-properties style:font-name="Andale Mono1" fo:font-size="8pt" fo:font-weight="bold" style:font-size-asian="8pt" style:font-weight-asian="bold" style:font-name-complex="DejaVu Sans" style:font-size-complex="8pt" style:language-complex="zxx" style:country-complex="none" style:font-weight-complex="bold"/>
    </style:style>
    <style:style style:name="T126" style:family="text">
      <style:text-properties style:font-name="Andale Mono1" fo:font-size="8pt" fo:font-weight="bold" style:font-size-asian="8pt" style:font-weight-asian="bold" style:font-size-complex="8pt" style:language-complex="zxx" style:country-complex="none" style:font-weight-complex="bold"/>
    </style:style>
    <style:style style:name="T127" style:family="text">
      <style:text-properties style:font-name="Andale Mono1" fo:font-size="8pt" style:font-size-complex="8pt"/>
    </style:style>
    <style:style style:name="T128" style:family="text">
      <style:text-properties style:font-name="Andale Mono1" fo:font-size="8pt" style:font-size-complex="8pt" style:language-complex="zxx" style:country-complex="none"/>
    </style:style>
    <style:style style:name="T129" style:family="text">
      <style:text-properties style:font-name="Andale Mono1" fo:font-size="8pt" style:language-complex="zxx" style:country-complex="none"/>
    </style:style>
    <style:style style:name="T130" style:family="text">
      <style:text-properties style:font-name="Andale Mono1" fo:font-size="8pt" style:text-underline-style="solid" style:text-underline-width="auto" style:text-underline-color="font-color" fo:font-weight="bold" style:font-size-asian="8pt" style:font-weight-asian="bold" style:font-size-complex="8pt" style:font-weight-complex="bold"/>
    </style:style>
    <style:style style:name="T131" style:family="text">
      <style:text-properties style:font-name="Andale Mono1" fo:font-size="8pt" style:text-underline-style="solid" style:text-underline-width="auto" style:text-underline-color="font-color" fo:font-weight="normal" style:font-size-asian="8pt" style:font-weight-asian="normal" style:font-size-complex="8pt" style:language-complex="zxx" style:country-complex="none" style:font-weight-complex="normal"/>
    </style:style>
    <style:style style:name="T132" style:family="text">
      <style:text-properties style:font-name="Lucida Console" fo:font-size="9pt" style:text-underline-style="solid" style:text-underline-width="auto" style:text-underline-color="font-color" fo:font-weight="normal" style:font-size-asian="8pt" style:font-weight-asian="normal" style:font-size-complex="8pt" style:font-weight-complex="normal"/>
    </style:style>
    <style:style style:name="T133" style:family="text">
      <style:text-properties fo:background-color="#ffff00" loext:char-shading-value="0"/>
    </style:style>
    <style:style style:name="T134" style:family="text">
      <style:text-properties fo:background-color="#ffff00" loext:char-shading-value="0" style:language-complex="zxx" style:country-complex="none"/>
    </style:style>
    <style:style style:name="T135" style:family="text">
      <style:text-properties style:font-name="Times New Roman" fo:font-size="9.5pt" style:font-size-asian="9.5pt" style:font-size-complex="9.5pt"/>
    </style:style>
    <style:style style:name="T136" style:family="text">
      <style:text-properties style:font-name="Times New Roman" fo:font-size="7.30000019073486pt" style:font-size-asian="7.30000019073486pt" style:font-size-complex="7.30000019073486pt"/>
    </style:style>
    <style:style style:name="T137" style:family="text">
      <style:text-properties fo:font-size="9pt" style:font-size-asian="9pt" style:font-size-complex="9pt"/>
    </style:style>
    <style:style style:name="T138" style:family="text">
      <style:text-properties fo:font-size="9pt" fo:font-style="italic" style:font-size-asian="9pt" style:font-style-asian="italic" style:font-size-complex="9pt" style:font-style-complex="italic"/>
    </style:style>
    <style:style style:name="T139" style:family="text">
      <style:text-properties fo:font-size="9pt" fo:font-style="normal" style:font-size-asian="9pt" style:font-style-asian="normal" style:font-size-complex="9pt" style:font-style-complex="normal"/>
    </style:style>
    <style:style style:name="T140" style:family="text">
      <style:text-properties style:font-size-asian="9pt" style:font-size-complex="9pt"/>
    </style:style>
    <style:style style:name="T141" style:family="text">
      <style:text-properties fo:font-size="7.5pt" style:font-size-asian="7.5pt" style:font-size-complex="7.5pt"/>
    </style:style>
    <style:style style:name="T142" style:family="text">
      <style:text-properties fo:font-size="7.5pt" fo:font-weight="bold" style:font-size-asian="7.5pt" style:font-weight-asian="bold" style:font-size-complex="7.5pt" style:font-weight-complex="bold"/>
    </style:style>
    <style:style style:name="T143" style:family="text">
      <style:text-properties fo:font-size="7.5pt" fo:font-weight="normal" style:font-size-asian="7.5pt" style:font-weight-asian="normal" style:font-size-complex="7.5pt" style:font-weight-complex="normal"/>
    </style:style>
    <style:style style:name="T144" style:family="text">
      <style:text-properties fo:font-size="7.5pt" fo:font-style="italic" fo:font-weight="bold" style:font-size-asian="7.5pt" style:font-style-asian="italic" style:font-weight-asian="bold" style:font-size-complex="7.5pt" style:font-style-complex="italic" style:font-weight-complex="bold"/>
    </style:style>
    <style:style style:name="T145" style:family="text">
      <style:text-properties fo:font-size="7.5pt" fo:font-style="normal" fo:font-weight="bold" style:font-size-asian="7.5pt" style:font-style-asian="normal" style:font-weight-asian="bold" style:font-size-complex="7.5pt" style:font-style-complex="normal" style:font-weight-complex="bold"/>
    </style:style>
    <style:style style:name="T146" style:family="text">
      <style:text-properties fo:font-size="7.5pt" fo:font-style="normal" fo:font-weight="normal" style:font-size-asian="7.5pt" style:font-style-asian="normal" style:font-weight-asian="normal" style:font-size-complex="7.5pt" style:font-style-complex="normal" style:font-weight-complex="normal"/>
    </style:style>
    <style:style style:name="T147" style:family="text">
      <style:text-properties fo:font-size="7pt" style:font-size-asian="7pt" style:font-size-complex="7pt"/>
    </style:style>
    <style:style style:name="T148" style:family="text">
      <style:text-properties style:use-window-font-color="true" loext:opacity="0%" fo:language="en" fo:country="GB" fo:font-weight="bold" style:letter-kerning="true" style:font-weight-asian="bold" style:language-complex="zxx" style:country-complex="none" style:font-weight-complex="bold"/>
    </style:style>
    <style:style style:name="T149" style:family="text">
      <style:text-properties style:use-window-font-color="true" loext:opacity="0%" style:font-name="Times New Roman1" fo:language="en" fo:country="GB" style:letter-kerning="true" style:font-name-asian="DejaVu Sans" style:font-size-asian="10pt" style:font-name-complex="DejaVu Sans" style:font-size-complex="12pt" style:language-complex="zxx" style:country-complex="none"/>
    </style:style>
    <style:style style:name="T150" style:family="text">
      <style:text-properties style:use-window-font-color="true" loext:opacity="0%" style:font-name="Times New Roman1" fo:font-size="11pt" fo:language="en" fo:country="AU" fo:font-weight="normal" style:letter-kerning="true" style:font-name-asian="DejaVu Sans" style:font-size-asian="11pt" style:font-weight-asian="normal" style:font-name-complex="DejaVu Sans" style:font-size-complex="11pt" style:language-complex="zxx" style:country-complex="none" style:font-weight-complex="normal"/>
    </style:style>
    <style:style style:name="T151" style:family="text">
      <style:text-properties style:use-window-font-color="true" loext:opacity="0%" style:font-name="Times New Roman1" fo:font-size="11pt" fo:language="en" fo:country="AU" fo:font-weight="normal" style:letter-kerning="true" style:font-name-asian="DejaVu Sans" style:font-size-asian="11pt" style:font-weight-asian="normal" style:font-name-complex="DejaVu Sans" style:font-size-complex="8pt" style:language-complex="zxx" style:country-complex="none" style:font-weight-complex="normal"/>
    </style:style>
    <style:style style:name="T152" style:family="text">
      <style:text-properties style:use-window-font-color="true" loext:opacity="0%" style:font-name="Andale Mono1" fo:font-size="8pt" fo:language="en" fo:country="AU" fo:font-weight="normal" style:letter-kerning="true" style:font-name-asian="DejaVu Sans" style:font-size-asian="8pt" style:font-weight-asian="normal" style:font-name-complex="DejaVu Sans" style:font-size-complex="8pt" style:language-complex="zxx" style:country-complex="none" style:font-weight-complex="normal"/>
    </style:style>
    <style:style style:name="T153" style:family="text">
      <style:text-properties style:use-window-font-color="true" loext:opacity="0%" style:text-position="0% 100%" style:font-name="Andale Mono" fo:font-size="8pt" fo:language="en" fo:country="AU" officeooo:rsid="00605233" style:letter-kerning="true" style:font-name-asian="Courier New1" style:font-size-asian="10pt" style:font-name-complex="Courier New1" style:font-size-complex="10pt" style:language-complex="zxx" style:country-complex="none"/>
    </style:style>
    <style:style style:name="T154" style:family="text">
      <style:text-properties style:use-window-font-color="true" loext:opacity="0%" fo:font-size="24pt" fo:language="en" fo:country="AU" fo:font-weight="bold" officeooo:rsid="006bac5f" style:letter-kerning="true" style:font-name-asian="DejaVu Sans" style:font-size-asian="24pt" style:font-weight-asian="bold" style:font-name-complex="DejaVu Sans" style:font-size-complex="14pt" style:language-complex="zxx" style:country-complex="none"/>
    </style:style>
    <style:style style:name="T155" style:family="text">
      <style:text-properties officeooo:rsid="00320c61"/>
    </style:style>
    <style:style style:name="T156" style:family="text">
      <style:text-properties officeooo:rsid="00347ef8"/>
    </style:style>
    <style:style style:name="T157" style:family="text">
      <style:text-properties officeooo:rsid="003fd8b1"/>
    </style:style>
    <style:style style:name="T158" style:family="text">
      <style:text-properties officeooo:rsid="0043c239"/>
    </style:style>
    <style:style style:name="T159" style:family="text">
      <style:text-properties officeooo:rsid="00582ce0"/>
    </style:style>
    <style:style style:name="T160" style:family="text">
      <style:text-properties officeooo:rsid="005a33b8"/>
    </style:style>
    <style:style style:name="T161" style:family="text">
      <style:text-properties officeooo:rsid="005c5a46"/>
    </style:style>
    <style:style style:name="T162" style:family="text">
      <style:text-properties officeooo:rsid="005e32f6"/>
    </style:style>
    <style:style style:name="T163" style:family="text">
      <style:text-properties style:text-position="0% 100%"/>
    </style:style>
    <style:style style:name="T164" style:family="text">
      <style:text-properties style:text-position="0% 100%" officeooo:rsid="00631a8c"/>
    </style:style>
    <style:style style:name="T165" style:family="text">
      <style:text-properties officeooo:rsid="006460db"/>
    </style:style>
    <style:style style:name="T166" style:family="text">
      <style:text-properties officeooo:rsid="0064ae1e"/>
    </style:style>
    <style:style style:name="T167" style:family="text">
      <style:text-properties officeooo:rsid="0064f0a9"/>
    </style:style>
    <style:style style:name="T168" style:family="text">
      <style:text-properties officeooo:rsid="00657fb4"/>
    </style:style>
    <style:style style:name="T169" style:family="text">
      <style:text-properties officeooo:rsid="0069d22c"/>
    </style:style>
    <style:style style:name="T170" style:family="text">
      <style:text-properties officeooo:rsid="006bac5f"/>
    </style:style>
    <style:style style:name="T171" style:family="text">
      <style:text-properties officeooo:rsid="006d6e0d"/>
    </style:style>
    <style:style style:name="T172" style:family="text">
      <style:text-properties officeooo:rsid="006e8e3c"/>
    </style:style>
    <style:style style:name="T173" style:family="text">
      <style:text-properties officeooo:rsid="006e9ca3"/>
    </style:style>
    <style:style style:name="T174" style:family="text">
      <style:text-properties officeooo:rsid="006fc0af"/>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198cm">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99"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ffffcc"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336699"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00ffff" fo:padding-top="0.125cm" fo:padding-bottom="0.125cm" fo:padding-left="0.25cm" fo:padding-right="0.25cm" draw:shadow="hidden" draw:shadow-offset-x="0.3cm" draw:shadow-offset-y="0.3cm" draw:shadow-color="#808080" style:run-through="foreground"/>
    </style:style>
    <style:style style:name="gr9"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9" table:style-name="Table59">
        <table:table-column table:style-name="Table59.A"/>
        <table:table-column table:style-name="Table59.B"/>
        <table:table-row table:style-name="TableLine93855920295728">
          <table:table-cell table:style-name="Table59.A1" office:value-type="string">
            <text:p text:style-name="Table_20_Contents"/>
          </table:table-cell>
          <table:table-cell table:style-name="Table59.A1" office:value-type="string">
            <text:p text:style-name="P116">Ezi As...</text:p>
            <text:p text:style-name="P7"><draw:g text:anchor-type="as-char" draw:z-index="16" draw:name="Shape2" draw:style-name="gr1"><draw:polygon draw:style-name="gr2" draw:text-style-name="P160" svg:width="5.965cm" svg:height="5.636cm" svg:x="0cm" svg:y="0cm" svg:viewBox="0 0 5966 5637" draw:points="1721,5602 1202,5573 961,5546 671,5480 422,5387 172,5247 85,4771 50,4301 47,3742 59,2732 11,2104 0,1834 10,1476 73,980 139,635 463,172 947,86 2045,0 5136,66 5356,26 5462,172 5717,389 5923,1336 5966,1685 5962,1982 5896,3365 5924,4045 5896,4510 5816,4931 5755,5113 5646,5259 5424,5425 4739,5503 4173,5546 1828,5637"><text:p/></draw:polygon><draw:g draw:style-name="gr3"><draw:g draw:style-name="gr3"><draw:path draw:style-name="gr4" draw:text-style-name="P161" svg:width="5.069cm" svg:height="3.511cm" svg:x="0.266cm" svg:y="1.912cm" svg:viewBox="0 0 5070 3512" svg:d="M1625 3512l-1213-144-109 37-215-143-50-501-18-505 18-1012-38-1244 556 390 967 635 900 607 221 70 139-176 311 57 307 177 314 261v284l157 145 244 119-401 874zM3902 3443l576-900-73-56 184-431 481 249-847 1138h-252z"><text:p/></draw:path></draw:g></draw:g><draw:path draw:style-name="gr2" draw:text-style-name="P160" svg:width="1.439cm" svg:height="0.786cm" svg:x="0.678cm" svg:y="4.463cm" svg:viewBox="0 0 1440 787" svg:d="M68 745l-68-212 215 72-69 182zM1259 605l-69-109 35-66 215 33-104 179zM68 212l40-212 180 253h-142z"><text:p/></draw:path><draw:polygon draw:style-name="gr5" draw:text-style-name="P162" svg:width="4.531cm" svg:height="3.653cm" svg:x="0.678cm" svg:y="0.598cm" svg:viewBox="0 0 4532 3654" draw:points="3601,3584 3637,3411 3596,3191 3344,3005 2897,2749 2477,2550 2335,2590 2158,2734 1889,2606 1282,2267 540,1729 0,1240 1043,0 1225,177 1620,423 1908,640 2158,708 2054,812 1943,998 1908,1343 1943,1808 2200,1918 2335,1848 2409,1633 2546,1384 2803,1210 3653,1843 4083,2129 4532,2446 3771,3654"><text:p/></draw:polygon><draw:polygon draw:style-name="gr6" draw:text-style-name="P163" svg:width="2.902cm" svg:height="2.236cm" svg:x="2.737cm" svg:y="0.346cm" svg:viewBox="0 0 2903 2237" draw:points="1865,2027 1672,1895 1211,1596 940,1424 784,1280 784,1249 492,1383 317,1462 179,1955 0,1992 38,1314 533,891 925,928 1467,1208 1436,1064 2439,77 2546,0 2796,216 2903,572 2038,1594 1759,1529 1768,1624 2038,1813 2081,2237"><text:p/></draw:polygon><draw:path draw:style-name="gr7" draw:text-style-name="P164" svg:width="3.884cm" svg:height="2.836cm" svg:x="0.966cm" svg:y="0.989cm" svg:viewBox="0 0 3885 2837" svg:d="M3483 2800l111-319 144-212h71l76-32-36 350h-73l-182 250zM3164 2520l145-321 252-356 177 72-285 459-90 72-54 110zM2767 2237l142-319 182-180h30l-68 354-215 177zM1870 2055l-68-140 212-179h33l210-279 147-214h71l-31 353-220 282h-103l-178 212zM2404 2025l-38-144 227-215c60-33 63-101 118-142l54 2 71 73-359 458zM1117 1813l108-287h38l71 145-149 172zM687 1494l215-356 177-186 215-170 78 145-219 243-74 143-218 181zM364 1206l68-279h60l195-219 217-319 178 32-221 398-244 277-149 147zM38 887l-38-103 128-69 72-129 272-258 284-328 182 34-506 641-108 34-109 178-109 41z"><text:p/></draw:path><draw:path draw:style-name="gr8" draw:text-style-name="P165" svg:width="5.472cm" svg:height="5.109cm" svg:x="0.278cm" svg:y="0.172cm" svg:viewBox="0 0 5473 5110" svg:d="M5366 1201l-544 465-56 810 415 262-448 880 562 380-778 1112 236-1 250-74 218-241 95-182 117-656-20-899 60-1185zM182 1526l-182-181 73-954 324-217c278-117 587-107 885-130l618-23 1016 12 825-33 1046 40-834 881c-102 37-210 45-319 47l-465-65-262 2-252 93-1066-714v-28l-290-112-156 275-215 267c-234 267-451 468-675 697v69z"><text:p/></draw:path><draw:path draw:style-name="gr2" draw:text-style-name="P160" svg:width="3.416cm" svg:height="0.458cm" svg:x="0.642cm" svg:y="0.388cm" svg:viewBox="0 0 3417 459" svg:d="M2446 433l31-110 253-46 538 21 149 67-38 42-541-21-324 67zM0 459l73-250 142 105-142 145zM2689 109l-40-62 258-47 255 93z"><text:p/></draw:path></draw:g></text:p>
          </table:table-cell>
        </table:table-row>
      </table:table>
      <text:p text:style-name="P7"/>
      <text:p text:style-name="P7"/>
      <text:p text:style-name="P7"/>
      <text:p text:style-name="P7"/>
      <text:p text:style-name="P7"/>
      <text:p text:style-name="P7"/>
      <text:p text:style-name="P7"/>
      <text:p text:style-name="P7"/>
      <text:p text:style-name="P7"/>
      <text:p text:style-name="P96"><text:span text:style-name="T154">ezi_str</text:span> Library Functions</text:p>
      <text:p text:style-name="P7"/>
      <text:p text:style-name="P7"/>
      <text:p text:style-name="P7"/>
      <text:p text:style-name="P7"/>
      <text:p text:style-name="P7"/>
      <text:p text:style-name="P7"/>
      <text:p text:style-name="P7"/>
      <text:p text:style-name="P55">The <text:span text:style-name="T170">ezi_str </text:span><text:span text:style-name="T171">l</text:span>ibrary has been growing and maturing for <text:span text:style-name="T170">since about 2004.</text:span> <text:s/><text:span text:style-name="T170">ezi_str </text:span>is a solid and mature piece of C. <text:s/><text:span text:style-name="T170">These r</text:span>outines have been used in multiple projects across multiple platforms &amp; they are as tough and as stable as I can make them. <text:s/>The idea of <text:span text:style-name="T170">ezi_str </text:span>was to create a <text:span text:style-name="T170">string toolkit </text:span>that could be <text:span text:style-name="T171">used on the tiniest embedded microprocessor projects, but they proved to be handy on desktop platforms, too.</text:span></text:p>
      <text:p text:style-name="P8"/>
      <text:p text:style-name="P8"><text:bookmark text:name="Revision"/></text:p>
      <text:p text:style-name="P8"/>
      <text:p text:style-name="P9"/>
      <text:p text:style-name="P9"/>
      <text:p text:style-name="P9">This document is copyright <text:bookmark-start text:name="copyright"/>© 2002-20<text:span text:style-name="T168">21</text:span> Alf Lacis<text:bookmark-end text:name="copyright"/>.<text:line-break/><text:span text:style-name="T2">This document is released, see Appendix 1, under the terms of the GNU General Public License </text:span><text:span text:style-name="T3">Version 2, June 1991.<text:line-break/>The functions which I have written have been released under the terms of the GNU Lesser General Public License Version 2.1, February 1999.</text:span></text:p>
      <text:p text:style-name="P9"/>
      <text:p text:style-name="P9"/>
      <text:p text:style-name="P97"><text:span text:style-name="T62">Document : </text:span><text:span text:style-name="T62"><text:file-name text:display="name-and-extension">ezi_str_2022-06-04.odt</text:file-name></text:span></text:p>
      <text:p text:style-name="P97"><text:span text:style-name="T62">This document is primarily published at </text:span><text:bookmark-start text:name="WebLocation"/><text:a xlink:type="simple" xlink:href="http://alfredo4570.net/src" text:style-name="Internet_20_link" text:visited-style-name="Visited_20_Internet_20_Link"><text:span text:style-name="T62">http://alfredo4570.net/src</text:span></text:a><text:bookmark-end text:name="WebLocation"/><text:span text:style-name="T62"> </text:span></text:p>
      <text:section text:style-name="Sect1" text:name="Section1">
        <text:p text:style-name="Text_20_body"/>
        <text:p text:style-name="P117">Revision List</text:p>
        <table:table table:name="Table1" table:style-name="Table1">
          <table:table-column table:style-name="Table1.A"/>
          <table:table-column table:style-name="Table1.B"/>
          <table:table-header-rows>
            <table:table-row table:style-name="Table1.1">
              <table:table-cell table:style-name="Table1.A1" office:value-type="string">
                <text:p text:style-name="Text_20_body_20_smaller">Issue Date</text:p>
              </table:table-cell>
              <table:table-cell table:style-name="Table1.B1" office:value-type="string">
                <text:p text:style-name="Text_20_body_20_smaller">Nature of Amendment</text:p>
              </table:table-cell>
            </table:table-row>
          </table:table-header-rows>
          <table:table-row table:style-name="Table1.1">
            <table:table-cell table:style-name="Table1.A2" office:value-type="string">
              <text:p text:style-name="P115">20220409</text:p>
            </table:table-cell>
            <table:table-cell table:style-name="Table1.B2" office:value-type="string">
              <text:p text:style-name="P115">Renamed E<text:span text:style-name="T169">Z</text:span>ISTRxxx types &amp; functions to EZI_STR_xxx.</text:p>
            </table:table-cell>
          </table:table-row>
          <table:table-row table:style-name="Table1.1">
            <table:table-cell table:style-name="Table1.A2" office:value-type="string">
              <text:p text:style-name="P114">201511xx</text:p>
            </table:table-cell>
            <table:table-cell table:style-name="Table1.B2" office:value-type="string">
              <text:p text:style-name="P114">Some changes following builds in a 64-bit environment.</text:p>
            </table:table-cell>
          </table:table-row>
          <table:table-row table:style-name="Table1.1">
            <table:table-cell table:style-name="Table1.A2" office:value-type="string">
              <text:p text:style-name="Text_20_body_20_smaller">20120507</text:p>
            </table:table-cell>
            <table:table-cell table:style-name="Table1.B2" office:value-type="string">
              <text:p text:style-name="Text_20_body_20_smaller">Added <text:span text:style-name="Teletype"><text:span text:style-name="T147">ezi_trail()</text:span></text:span><text:span text:style-name="Teletype"><text:span text:style-name="T135">.</text:span></text:span></text:p>
            </table:table-cell>
          </table:table-row>
          <table:table-row table:style-name="Table1.1">
            <table:table-cell table:style-name="Table1.A2" office:value-type="string">
              <text:p text:style-name="Text_20_body_20_smaller">20120406</text:p>
            </table:table-cell>
            <table:table-cell table:style-name="Table1.B2" office:value-type="string">
              <text:p text:style-name="Text_20_body_20_smaller">Added <text:span text:style-name="Teletype"><text:span text:style-name="T147">ezi_dup_full() &amp; ezi_dup_part()</text:span></text:span><text:span text:style-name="Teletype"><text:span text:style-name="T135">. <text:s/>Renamed </text:span></text:span><text:span text:style-name="Teletype"><text:span text:style-name="T147">ezi_salloc()</text:span></text:span><text:span text:style-name="Teletype"><text:span text:style-name="T135"> to </text:span></text:span><text:span text:style-name="Teletype"><text:span text:style-name="T147">ezi_dup_raw()</text:span></text:span><text:span text:style-name="Teletype"><text:span text:style-name="T135">.</text:span></text:span></text:p>
            </table:table-cell>
          </table:table-row>
          <table:table-row table:style-name="Table1.1">
            <table:table-cell table:style-name="Table1.A2" office:value-type="string">
              <text:p text:style-name="Text_20_body_20_smaller">20120306</text:p>
            </table:table-cell>
            <table:table-cell table:style-name="Table1.B2" office:value-type="string">
              <text:p text:style-name="Text_20_body_20_smaller"><text:span text:style-name="T172">A</text:span>dded <text:span text:style-name="Teletype"><text:span text:style-name="T147">ezi_fill()</text:span></text:span>.</text:p>
            </table:table-cell>
          </table:table-row>
          <table:table-row table:style-name="Table1.1">
            <table:table-cell table:style-name="Table1.A2" office:value-type="string">
              <text:p text:style-name="Text_20_body_20_smaller">20100727</text:p>
            </table:table-cell>
            <table:table-cell table:style-name="Table1.B2" office:value-type="string">
              <text:p text:style-name="Text_20_body_20_smaller">Added <text:span text:style-name="Teletype"><text:span text:style-name="T147">ezi_trunc()</text:span></text:span>.</text:p>
            </table:table-cell>
          </table:table-row>
          <table:table-row table:style-name="Table1.1">
            <table:table-cell table:style-name="Table1.A8" office:value-type="string">
              <text:p text:style-name="Text_20_body_20_smaller">20090728</text:p>
            </table:table-cell>
            <table:table-cell table:style-name="Table1.B8" office:value-type="string">
              <text:p text:style-name="Text_20_body_20_smaller"><text:span text:style-name="Teletype_20_smaller"><text:span text:style-name="T55">int</text:span></text:span><text:span text:style-name="T53"> returns for </text:span><text:span text:style-name="Teletype_20_smaller"><text:span text:style-name="T56">ezi_snprintf</text:span></text:span><text:span text:style-name="T53"> &amp; </text:span><text:span text:style-name="Teletype_20_smaller"><text:span text:style-name="T56">ezi_vsnprintf</text:span></text:span>.</text:p>
            </table:table-cell>
          </table:table-row>
          <table:table-row table:style-name="Table1.1">
            <table:table-cell table:style-name="Table1.A9" office:value-type="string">
              <text:p text:style-name="Text_20_body_20_smaller">20090718</text:p>
            </table:table-cell>
            <table:table-cell table:style-name="Table1.B9" office:value-type="string">
              <text:p text:style-name="Text_20_body_20_smaller">Added <text:span text:style-name="Teletype_20_smaller"><text:span text:style-name="T89">ezi_cpy_cat</text:span></text:span>, <text:span text:style-name="Teletype_20_smaller"><text:span text:style-name="T89">ezi_cpy_cat_raw</text:span></text:span>, <text:span text:style-name="Teletype_20_smaller"><text:span text:style-name="T140">ezi_vsnprintf</text:span></text:span>. </text:p>
            </table:table-cell>
          </table:table-row>
          <table:table-row table:style-name="Table1.1">
            <table:table-cell table:style-name="Table1.A10" office:value-type="string">
              <text:p text:style-name="Text_20_body_20_smaller">20090627</text:p>
            </table:table-cell>
            <table:table-cell table:style-name="Table1.B10" office:value-type="string">
              <text:p text:style-name="Text_20_body_20_smaller">Added description for <text:span text:style-name="Teletype_20_smaller"><text:span text:style-name="T89">ezi_opt_snprintf</text:span></text:span>, added save/restore description for <text:span text:style-name="Teletype_20_smaller"><text:span text:style-name="T89">opt</text:span></text:span>. <text:s/>Added descriptions for new <text:span text:style-name="Teletype_20_smaller"><text:span text:style-name="T89">w_r_buf.c</text:span></text:span> functions.</text:p>
            </table:table-cell>
          </table:table-row>
          <table:table-row table:style-name="Table1.1">
            <table:table-cell table:style-name="Table1.A11" office:value-type="string">
              <text:p text:style-name="Text_20_body_20_smaller">20061219</text:p>
            </table:table-cell>
            <table:table-cell table:style-name="Table1.B11" office:value-type="string">
              <text:p text:style-name="Text_20_body_20_smaller"><text:span text:style-name="T15">Added </text:span><text:span text:style-name="Teletype_20_smaller"><text:span text:style-name="T90">ezi_ltrim</text:span></text:span><text:span text:style-name="T15"> &amp; </text:span><text:span text:style-name="Teletype_20_smaller"><text:span text:style-name="T90">ezi_rtrim</text:span></text:span><text:span text:style-name="T15">.</text:span></text:p>
            </table:table-cell>
          </table:table-row>
          <table:table-row table:style-name="Table1.1">
            <table:table-cell table:style-name="Table1.A12" office:value-type="string">
              <text:p text:style-name="Text_20_body_20_smaller">20061201</text:p>
            </table:table-cell>
            <table:table-cell table:style-name="Table1.B12" office:value-type="string">
              <text:p text:style-name="Text_20_body_20_smaller"><text:span text:style-name="T15">Added </text:span><text:span text:style-name="Teletype_20_smaller"><text:span text:style-name="T90">ezi_calloc</text:span></text:span><text:span text:style-name="T15">, </text:span><text:span text:style-name="Teletype_20_smaller"><text:span text:style-name="T90">ezi_salloc</text:span></text:span><text:span text:style-name="T15"> &amp; </text:span><text:span text:style-name="Teletype_20_smaller"><text:span text:style-name="T90">ezi_realloc</text:span></text:span><text:span text:style-name="T15"> prototypes.</text:span></text:p>
            </table:table-cell>
          </table:table-row>
          <table:table-row table:style-name="Table1.1">
            <table:table-cell table:style-name="Table1.A13" office:value-type="string">
              <text:p text:style-name="Text_20_body_20_smaller">2004<text:span text:style-name="T171">xxxx</text:span></text:p>
            </table:table-cell>
            <table:table-cell table:style-name="Table1.B13" office:value-type="string">
              <text:p text:style-name="Text_20_body_20_smaller"><text:span text:style-name="T16">Original version?</text:span></text:p>
            </table:table-cell>
          </table:table-row>
        </table:table>
        <text:p text:style-name="SubSectionFront">Document Information</text:p>
        <text:p text:style-name="Text_20_body_20_smaller">This document is saved in Open Document format, refer <text:a xlink:type="simple" xlink:href="http://en.wikipedia.org/wiki/OpenDocument" text:style-name="Internet_20_link" text:visited-style-name="Visited_20_Internet_20_Link">http://en.wikipedia.org/wiki/OpenDocument</text:a> and edited using LibreOffice, refer <text:a xlink:type="simple" xlink:href="http://en.wikipedia.org/wiki/LibreOffice" text:style-name="Internet_20_link" text:visited-style-name="Visited_20_Internet_20_Link">http://en.wikipedia.org/wiki/LibreOffice</text:a>, and exported for use as a .pdf. <text:s/>The document was formatted from <text:file-name text:display="name-and-extension">ezi_str_2022-06-04.odt</text:file-name>. <text:s/>A .html version, then a .doc version of this document were updated at Voxson. <text:s/>This document was mistakenly marked copyright Voxson Limited when the contents were added to one of Voxson's document templates.</text:p>
        <text:p text:style-name="P5"/>
        <text:table-of-content text:style-name="Sect2"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of Contents1_Head">
              <text:p text:style-name="Contents_20_Heading">Table of Contents</text:p>
            </text:index-title>
            <text:p text:style-name="P118"><text:a xlink:type="simple" xlink:href="#__RefHeading__17860_1101328880" text:style-name="Internet_20_link" text:visited-style-name="Internet_20_link">1 <text:s text:c="3"/>Introduction</text:a><text:tab/><text:a xlink:type="simple" xlink:href="#__RefHeading__17860_1101328880" text:style-name="Internet_20_link" text:visited-style-name="Internet_20_link">4</text:a></text:p>
            <text:p text:style-name="P118"><text:a xlink:type="simple" xlink:href="#__RefHeading__17864_1101328880" text:style-name="Internet_20_link" text:visited-style-name="Internet_20_link">2 <text:s text:c="3"/>Ezi-String Function Suite</text:a><text:tab/><text:a xlink:type="simple" xlink:href="#__RefHeading__17864_1101328880" text:style-name="Internet_20_link" text:visited-style-name="Internet_20_link">6</text:a></text:p>
            <text:p text:style-name="P118"><text:a xlink:type="simple" xlink:href="#__RefHeading__17984_1101328880" text:style-name="Internet_20_link" text:visited-style-name="Internet_20_link">3 <text:s text:c="3"/>Appendix 1 - GNU Licences</text:a><text:tab/><text:a xlink:type="simple" xlink:href="#__RefHeading__17984_1101328880" text:style-name="Internet_20_link" text:visited-style-name="Internet_20_link">14</text:a></text:p>
          </text:index-body>
        </text:table-of-content>
        <text:p text:style-name="P11"/>
        <text:list xml:id="list2351256572" text:style-name="Numbering_20_1">
          <text:list-item>
            <text:h text:style-name="P119" text:outline-level="1"><text:bookmark-start text:name="__RefHeading__17860_1101328880"/>Introduction<text:bookmark-end text:name="__RefHeading__17860_1101328880"/></text:h>
          </text:list-item>
        </text:list>
        <text:p text:style-name="Normal_20_Indent">A few years ago, I was motivated to build a suite of routines, plus some wrapper routines for old code, using my Ezi-String types. <text:s/>I do not think it is worthwhile converting or creating a wrapper for every string function to Ezi-Strings, but I now have a simple, tough string library and type which is low-impact, and easily usable by legacy code.</text:p>
        <text:p text:style-name="Normal_20_Indent"/>
        <text:p text:style-name="P142">The coding style, even down to routine names and some return values, vary by the breadth of time, the span of companies and projects and just through experience.</text:p>
        <text:p text:style-name="P142"/>
        <text:p text:style-name="Normal_20_Indent">Enjoy... they are there to make the chore of programming into a happier experience with the knowledge that the code is usable, stable and generally simple enough even for new project members to use readily.</text:p>
        <text:list xml:id="list173414348792998" text:continue-numbering="true" text:style-name="Numbering_20_1">
          <text:list-item>
            <text:list>
              <text:list-item>
                <text:h text:style-name="P124" text:outline-level="2">Test Applications</text:h>
              </text:list-item>
            </text:list>
          </text:list-item>
        </text:list>
        <text:p text:style-name="Normal_20_Indent"><text:span text:style-name="T15">Many of these library functions and suites feature test applications. <text:s/>When I saw how a simple and thorough test application could remain part of library, typically through the use of a </text:span><text:span text:style-name="T109">#ifdef TEST_APP_xxx</text:span><text:span text:style-name="T15"> fence contained within the same source file, I have almost always written at least one test application concomitant with the library code. <text:s/>The test app is almost always a console application. <text:s/>The advantage of concomitant code is that, regardless of the platform, a test app can be run to exercise the code, to demonstrate results, and to gain confidence from the strength of the library, before applying the library to the user's application.</text:span></text:p>
        <text:list xml:id="list173414248289039" text:continue-numbering="true" text:style-name="Numbering_20_1">
          <text:list-item>
            <text:list>
              <text:list-item>
                <text:h text:style-name="P124" text:outline-level="2">Getting <text:span text:style-name="T173">ezi_str</text:span></text:h>
              </text:list-item>
            </text:list>
          </text:list-item>
        </text:list>
        <text:list xml:id="list2860645785" text:style-name="WW8Num2">
          <text:list-item>
            <text:p text:style-name="P143">Go to <text:span text:style-name="T173">github;</text:span></text:p>
          </text:list-item>
          <text:list-item>
            <text:p text:style-name="P143">download <text:span text:style-name="T173">the files</text:span> to <text:span text:style-name="T111">&lt;your_generic</text:span><text:span text:style-name="T116">_</text:span><text:span text:style-name="T111">library_dir&gt;/</text:span><text:span text:style-name="T116">ezi_str</text:span>;</text:p>
          </text:list-item>
          <text:list-item>
            <text:p text:style-name="P143">either include the required source files in your project or use GNU <text:span text:style-name="T111">make</text:span> to build the library first and add the library to your project;</text:p>
          </text:list-item>
          <text:list-item>
            <text:p text:style-name="P136"><text:span text:style-name="T15">add the include directive </text:span><text:span text:style-name="T109">-I&lt;your_generic_library_dir&gt;/</text:span><text:span text:style-name="T110">ezi_str</text:span><text:span text:style-name="T15"> to the compiler flags in your Makefiles.</text:span></text:p>
          </text:list-item>
        </text:list>
        <text:list xml:id="list173413000930777" text:continue-list="list173414248289039" text:style-name="Numbering_20_1">
          <text:list-item>
            <text:list>
              <text:list-item>
                <text:h text:style-name="P124" text:outline-level="2">Requirements</text:h>
              </text:list-item>
            </text:list>
          </text:list-item>
        </text:list>
        <text:p text:style-name="P66">Requirements are:<text:line-break/></text:p>
        <text:list xml:id="list1945209418" text:style-name="L1">
          <text:list-item>
            <text:p text:style-name="P146">A C/C++ Compiler, for example:<text:line-break/></text:p>
          </text:list-item>
          <text:list-item>
            <text:p text:style-name="P149">GNU Compiler Collection (GCC) and Integrated Development Environments (IDEs) &amp; tools based on GCC: GNU Linux/GCC; Rowley Associates, WinAVR;</text:p>
          </text:list-item>
          <text:list-item>
            <text:p text:style-name="P149">ARM Project Manager;</text:p>
          </text:list-item>
          <text:list-item>
            <text:p text:style-name="P149">Renesas (ex Hitachi) HEW;</text:p>
          </text:list-item>
          <text:list-item>
            <text:p text:style-name="P149">Borland Builder:</text:p>
          </text:list-item>
          <text:list-item>
            <text:p text:style-name="P151"><text:span text:style-name="T92">mkdirhier</text:span>.</text:p>
            <text:p text:style-name="P150"/>
          </text:list-item>
          <text:list-item>
            <text:p text:style-name="P147">Useful, although not mandatory, is GNU <text:span text:style-name="T111">make</text:span>.<text:line-break/><text:span text:style-name="T111">make</text:span> and <text:span text:style-name="T111">gcc</text:span> can build the library and all of the test applications in one pass <text:span text:style-name="T174">on a desktop computer</text:span>.</text:p>
          </text:list-item>
        </text:list>
        <text:list xml:id="list173413109109524" text:continue-list="list173413000930777" text:style-name="Numbering_20_1">
          <text:list-item>
            <text:list>
              <text:list-item>
                <text:h text:style-name="P124" text:outline-level="2"><text:soft-page-break/>Procedures Used When Routines Were Added To The Library</text:h>
                <text:list>
                  <text:list-item>
                    <text:h text:style-name="P134" text:outline-level="3">Only Clean Routines Need Apply</text:h>
                  </text:list-item>
                </text:list>
              </text:list-item>
            </text:list>
          </text:list-item>
        </text:list>
        <text:p text:style-name="P63">The new routines are exhaustively tested including usually writing a test application in the same source code file. <text:s/>This test app which can be enabled and built and with a <text:span text:style-name="T102">-D</text:span> command-line compiler switch. <text:s/>Once I am happy with the routines with respect to:</text:p>
        <text:list xml:id="list281382452" text:style-name="WW8Num3">
          <text:list-item>
            <text:p text:style-name="P144">Design - will this make a good library routine? <text:s/>This is the best (only?) time for name changes;</text:p>
          </text:list-item>
          <text:list-item>
            <text:p text:style-name="P144">Implementation - good encapsulation of functionality, well-behaved, not too inefficient, etc;</text:p>
          </text:list-item>
          <text:list-item>
            <text:p text:style-name="P144">Coding Standard - return values, naming, etc;</text:p>
          </text:list-item>
          <text:list-item>
            <text:p text:style-name="P144">Error and Exception Handling - defined behaviour when errors are encountered;</text:p>
          </text:list-item>
        </text:list>
        <text:p text:style-name="Normal_20_Indent">then they are considered for inclusion.</text:p>
        <text:list xml:id="list173415124148618" text:continue-list="list173413109109524" text:style-name="Numbering_20_1">
          <text:list-item>
            <text:list>
              <text:list-item>
                <text:list>
                  <text:list-item>
                    <text:h text:style-name="P134" text:outline-level="3">Adding Documentation to This Document</text:h>
                  </text:list-item>
                </text:list>
              </text:list-item>
            </text:list>
          </text:list-item>
        </text:list>
        <text:p text:style-name="P63">When reuse is intended, the next step is to write some documentation: at a minimum, Synopsis and Usage are required.</text:p>
        <text:list xml:id="list173414570596791" text:continue-numbering="true" text:style-name="Numbering_20_1">
          <text:list-item>
            <text:list>
              <text:list-item>
                <text:list>
                  <text:list-item>
                    <text:h text:style-name="P134" text:outline-level="3">Check for Build Errors &amp; Correct Operation</text:h>
                  </text:list-item>
                </text:list>
              </text:list-item>
            </text:list>
          </text:list-item>
        </text:list>
        <text:p text:style-name="Normal_20_Indent">Obviously(?), I fix all errors, and steadfastly try to remove as many warnings as I can. <text:s/>I then run the test apps where available to check for correct operation.</text:p>
        <text:list xml:id="list173413854615821" text:continue-numbering="true" text:style-name="Numbering_20_1">
          <text:list-item>
            <text:h text:style-name="P120" text:outline-level="1"><text:bookmark-start text:name="__RefHeading__17864_1101328880"/><text:alphabetical-index-mark-start text:id="IMark93855920501608"/>Ezi-String Function Suite<text:bookmark-end text:name="__RefHeading__17864_1101328880"/><text:alphabetical-index-mark-end text:id="IMark93855920501608"/></text:h>
          </text:list-item>
        </text:list>
        <text:p text:style-name="P65">Declaration (Instantiation) of Ezi-Strings:</text:p>
        <text:p text:style-name="Preformatted_20_Text_20_Indent"><text:alphabetical-index-mark-start text:id="IMark93855920501608"/>EZI_STR<text:alphabetical-index-mark-end text:id="IMark93855920501608"/>, <text:alphabetical-index-mark-start text:id="IMark93855966878728"/>EZI_STR_BASIC<text:alphabetical-index-mark-end text:id="IMark93855966878728"/>, <text:alphabetical-index-mark-start text:id="IMark93855925368008"/>EZI_STR_EMPTY<text:alphabetical-index-mark-end text:id="IMark93855925368008"/> <text:line-break/></text:p>
        <text:p text:style-name="P65">Declaration of Ezi-String Pointers Only:</text:p>
        <text:p text:style-name="Preformatted_20_Text_20_Indent"><text:alphabetical-index-mark text:string-value="EZISTR_T* type"/>EZI_STR_T * <text:line-break/></text:p>
        <text:p text:style-name="P65">Memory Allocation for Ezi-String Pointers:</text:p>
        <text:p text:style-name="Preformatted_20_Text_20_Indent"><text:alphabetical-index-mark-start text:id="IMark93855925368008"/><text:alphabetical-index-mark-start text:id="IMark93855966878728"/>ezi_salloc<text:alphabetical-index-mark-end text:id="IMark93855966878728"/>, <text:alphabetical-index-mark-start text:id="IMark93855920501608"/>ezi_calloc<text:alphabetical-index-mark-end text:id="IMark93855920501608"/>, <text:alphabetical-index-mark-start text:id="IMark93855953040088"/>ezi_realloc<text:alphabetical-index-mark-end text:id="IMark93855953040088"/><text:alphabetical-index-mark-end text:id="IMark93855925368008"/> <text:line-break/></text:p>
        <text:list xml:id="list173414625732599" text:continue-numbering="true" text:style-name="Numbering_20_1">
          <text:list-item>
            <text:list>
              <text:list-item>
                <text:list>
                  <text:list-header>
                    <text:p text:style-name="P152">Various Ezi-String Functions Described in <text:span text:style-name="T31">This</text:span> Section:</text:p>
                  </text:list-header>
                </text:list>
              </text:list-item>
            </text:list>
          </text:list-item>
        </text:list>
        <text:p text:style-name="Preformatted_20_Text_20_Indent"><text:alphabetical-index-mark-start text:id="IMark93855925368008"/>ezi_clr<text:alphabetical-index-mark-end text:id="IMark93855925368008"/>, <text:alphabetical-index-mark-start text:id="IMark93855953040088"/>ezi_ch<text:alphabetical-index-mark-end text:id="IMark93855953040088"/>, <text:alphabetical-index-mark-start text:id="IMark93855920501608"/>ezi_cpy<text:alphabetical-index-mark-end text:id="IMark93855920501608"/>, <text:alphabetical-index-mark-start text:id="IMark93855966878728"/>ezi_cpy_raw<text:alphabetical-index-mark-end text:id="IMark93855966878728"/>, <text:alphabetical-index-mark-start text:id="IMark93855927903224"/>ezi_cat<text:alphabetical-index-mark-end text:id="IMark93855927903224"/>, <text:alphabetical-index-mark-start text:id="IMark93855945541688"/>ezi_cat_raw<text:alphabetical-index-mark-end text:id="IMark93855945541688"/>, <text:alphabetical-index-mark-start text:id="IMark93855952510808"/>ezi_cpy_cat<text:alphabetical-index-mark-end text:id="IMark93855952510808"/>, <text:alphabetical-index-mark-start text:id="IMark93855978675912"/>ezi_cpy_cat_raw<text:alphabetical-index-mark-end text:id="IMark93855978675912"/>, <text:alphabetical-index-mark-start text:id="IMark93855919070152"/>ezi_len<text:alphabetical-index-mark-end text:id="IMark93855919070152"/>, <text:alphabetical-index-mark-start text:id="IMark93855919083400"/>ezi_fill<text:alphabetical-index-mark-end text:id="IMark93855919083400"/>, <text:alphabetical-index-mark-start text:id="IMark93855949396824"/>ezi_ltrim<text:alphabetical-index-mark-end text:id="IMark93855949396824"/>, <text:alphabetical-index-mark-start text:id="IMark93855954356744"/>ezi_rtrim<text:alphabetical-index-mark-end text:id="IMark93855954356744"/>, <text:alphabetical-index-mark-start text:id="IMark93855950912696"/>ezi_trunc<text:alphabetical-index-mark-end text:id="IMark93855950912696"/>, <text:alphabetical-index-mark-start text:id="IMark93855926074568"/>ezi_trail<text:alphabetical-index-mark-end text:id="IMark93855926074568"/>, <text:alphabetical-index-mark-start text:id="IMark93855947266168"/>ezi_snprintf<text:alphabetical-index-mark-end text:id="IMark93855947266168"/>, <text:alphabetical-index-mark-start text:id="IMark93855958141432"/>ezi_vsnprintf<text:alphabetical-index-mark-end text:id="IMark93855958141432"/> <text:line-break/></text:p>
        <text:list xml:id="list173413688923589" text:continue-numbering="true" text:style-name="Numbering_20_1">
          <text:list-item>
            <text:list>
              <text:list-item>
                <text:h text:style-name="P124" text:outline-level="2">Synopsis</text:h>
              </text:list-item>
            </text:list>
          </text:list-item>
        </text:list>
        <text:p text:style-name="Normal_20_Indent"><text:span text:style-name="T15">The Ezi-String suite provides a collection of often-required string functionality, using the </text:span><text:span text:style-name="T109">EZI_STR_T *</text:span><text:span text:style-name="T15"> type.</text:span></text:p>
        <text:p text:style-name="Normal_20_Indent"/>
        <text:p text:style-name="Normal_20_Indent"><text:span text:style-name="T15">The driving force behind creating this suite was to have a consistent, safe (overflow-proof) and simple class of string handling functions. <text:s/>Because all the information is contained in the </text:span><text:span text:style-name="T109">EZI_STR_T</text:span><text:span text:style-name="T15"> type, the parameter list using Ezi-String variables is much shorter than for a fully specified C-string (i.e. string address, maximum length and returned length); obviating the need for parameters for maximum lengths and returned lengths. <text:s/>Importantly, importing and exporting these Ezi-Strings to/from ordinary C-strings is also easy, to help usage with library functions and other 'legacy' code which require ordinary C-strings.</text:span></text:p>
        <text:p text:style-name="Normal_20_Indent"/>
        <text:p text:style-name="Normal_20_Indent"><text:span text:style-name="T15">Most of the usual string functions are detailed here, but some, such as </text:span><text:span text:style-name="T109">ezi_dbg</text:span><text:span text:style-name="T15"> and </text:span><text:span text:style-name="T109">ezi_esc</text:span><text:span text:style-name="T15"> are discussed under other headings, since the </text:span><text:span text:style-name="T109">EZI_STR_T</text:span><text:span text:style-name="T15">-version interface has been added to these and other ALFLB functional groups.</text:span></text:p>
        <text:list xml:id="list173413834852231" text:continue-numbering="true" text:style-name="Numbering_20_1">
          <text:list-item>
            <text:list>
              <text:list-item>
                <text:h text:style-name="P124" text:outline-level="2">The EZI_STR_T * Type</text:h>
              </text:list-item>
            </text:list>
          </text:list-item>
        </text:list>
        <text:p text:style-name="P64"><text:span text:style-name="T15">Once an Ezi-String is created, all further usage of that string is via a pointer. <text:s/>I.e., the visible type of the created Ezi-String is a pointer of type </text:span><text:span text:style-name="Teletype"><text:span text:style-name="T90">EZI_STR_T*</text:span></text:span><text:span text:style-name="T15">. <text:s/>Internally, the pointer points to a structure which is usually private, but is discussed here for background purposes.</text:span></text:p>
        <text:p text:style-name="P45"/>
        <text:p text:style-name="P45">(You may now skip the rest of this subsection if you want to go straight to <text:span text:style-name="T71">Usage</text:span>.)</text:p>
        <text:p text:style-name="P45"/>
        <text:p text:style-name="P64">The private part of the declaration of an Ezi-String contains the following members:</text:p>
        <text:p text:style-name="P75"><text:line-break/>struct<text:line-break/>{<text:line-break/> <text:s text:c="3"/>size_t max;<text:line-break/> <text:s text:c="3"/>size_t len;<text:line-break/> <text:s text:c="3"/>char <text:s text:c="2"/>str[max_len+1];<text:line-break/>}<text:line-break/>name ## _private ={ max_len, sizeof(init_str)-1, init_str };<text:line-break/></text:p>
        <text:p text:style-name="Normal_20_Indent"><text:span text:style-name="T15">The </text:span><text:span text:style-name="T109">name ## </text:span><text:span text:style-name="T15"><text:s/>creates a mangled private name, </text:span><text:span text:style-name="T109">name_private</text:span><text:span text:style-name="T15">, which is </text:span><text:span text:style-name="T32">unique</text:span><text:span text:style-name="T15"> to every instantiation of every Ezi-String.</text:span></text:p>
        <text:p text:style-name="Normal_20_Indent"/>
        <text:p text:style-name="P64"><text:soft-page-break/>However, the mangled name <text:span text:style-name="T102">name_private</text:span> is never actually used in practice. <text:s/>Instead, a separate pointer is given the <text:span text:style-name="T31">original</text:span> Ezi-String instantiation name of <text:span text:style-name="T102">name</text:span>. <text:s/>And here is where the pointer's type is interesting: the type of the pointer is always the same (not unique): <text:span text:style-name="T102">EZI_STR_T*</text:span>, and is identical for every Ezi-String. <text:s/>The <text:span text:style-name="T102">EZI_STR_T*</text:span> type is very similar to the above, with the differences highlighted:</text:p>
        <text:p text:style-name="Preformatted_20_Text_20_Indent"><text:span text:style-name="T17"> <text:line-break/>typedef struct<text:line-break/></text:span>{<text:line-break/> <text:s text:c="3"/>size_t max;<text:line-break/> <text:s text:c="3"/>size_t len;<text:line-break/><text:span text:style-name="T17"> <text:s text:c="3"/>char <text:s text:c="2"/>str[</text:span><text:span text:style-name="T134">EZI_DBG_MAX</text:span><text:span text:style-name="T17">+1];<text:line-break/></text:span>}<text:line-break/><text:span text:style-name="T134">EZI_STR_T</text:span><text:span text:style-name="T17">;<text:line-break/></text:span></text:p>
        <text:p text:style-name="Normal_20_Indent">Typically <text:span text:style-name="T102">EZI_DBG_MAX</text:span> is set to 1. <text:s/>If using a debugger, it is sometimes better to use the value of about 30 (for small embedded systems) or perhaps 1024 for PCs and larger, so that strings are expanded properly by the debugger. <text:s/>This is OK, because no space is allocated when the pointer is instantiated: only the pointer itself is created, but then force-typed onto the private, unique variable.</text:p>
        <text:p text:style-name="Normal_20_Indent"/>
        <text:p text:style-name="P64">An example may illustrate this better: <text:span text:style-name="T27">Create and use 2 Ezi-Strings:</text:span></text:p>
        <text:p text:style-name="P75"><text:line-break/>EZI_STR(<text:span text:style-name="T133">question</text:span>, <text:span text:style-name="T133">100</text:span>, "My query");<text:line-break/>EZI_STR(<text:span text:style-name="T133">rev</text:span> <text:s text:c="4"/>, <text:span text:style-name="T133">20</text:span> , "2.0.19");<text:line-break/></text:p>
        <text:p text:style-name="P64">These actually create these 2 different-length, unique structures (with important differences highlighted) named <text:span text:style-name="T102">question_private</text:span> and <text:span text:style-name="T92">rev_private</text:span>:</text:p>
        <text:p text:style-name="Preformatted_20_Text_20_Indent"><text:line-break/>struct<text:line-break/>{<text:line-break/> <text:s text:c="3"/>size_t max;<text:line-break/> <text:s text:c="3"/>size_t len;<text:line-break/><text:span text:style-name="T17"> <text:s text:c="3"/>char str[</text:span><text:span text:style-name="T134">100</text:span><text:span text:style-name="T17">+1];<text:line-break/>} <text:s text:c="2"/></text:span><text:span text:style-name="T134">question_private</text:span><text:span text:style-name="T17"> ={ </text:span><text:span text:style-name="T134">100</text:span><text:span text:style-name="T17">, sizeof("My query")-1, "My query" };<text:line-break/></text:span>struct<text:line-break/>{<text:line-break/> <text:s text:c="3"/>size_t max;<text:line-break/> <text:s text:c="3"/>size_t len;<text:line-break/><text:span text:style-name="T17"> <text:s text:c="3"/>char str[</text:span><text:span text:style-name="T134">20</text:span><text:span text:style-name="T17">+1];<text:line-break/>} <text:s text:c="2"/></text:span><text:span text:style-name="T134">rev_private</text:span><text:span text:style-name="T17"> ={ </text:span><text:span text:style-name="T134">20</text:span><text:span text:style-name="T17">, sizeof("2.0.19")-1, "2.0.19" };<text:line-break/></text:span></text:p>
        <text:p text:style-name="P63">However, the types of the named <text:span text:style-name="T31">pointers</text:span> created are always the same, <text:span text:style-name="T102">EZI_STR_T *</text:span>, and are created from type casts from the private different-length structures:</text:p>
        <text:p text:style-name="Preformatted_20_Text_20_Indent"><text:line-break/>EZI_STR_T *<text:span text:style-name="T133">question</text:span> = (EZI_STR_T *)&amp;<text:span text:style-name="T133">question_private</text:span>;<text:line-break/>EZI_STR_T *<text:span text:style-name="T133">rev</text:span> <text:s text:c="5"/>= (EZI_STR_T *)&amp;<text:span text:style-name="T133">rev_private</text:span>;<text:line-break/></text:p>
        <text:list xml:id="list173413161326331" text:continue-numbering="true" text:style-name="Numbering_20_1">
          <text:list-item>
            <text:list>
              <text:list-item>
                <text:h text:style-name="P124" text:outline-level="2">Usage</text:h>
                <text:list>
                  <text:list-item>
                    <text:h text:style-name="P134" text:outline-level="3">Declaration (Instantiation) of Ezi-Strings</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reformatted_20_Text">#include "alflb.h"<text:line-break/><text:line-break/><text:span text:style-name="T11">EZI_STR</text:span><text:span text:style-name="T24">(<text:line-break/> <text:s text:c="3"/>name,<text:line-break/> <text:s text:c="3"/>max_len,<text:line-break/> <text:s text:c="3"/>init_str);<text:line-break/></text:span></text:p>
            </table:table-cell>
            <table:table-cell table:style-name="Table9.A1" office:value-type="string">
              <text:p text:style-name="Text_20_body"><text:line-break/><text:line-break/>This is the usual declaration: it defines all the parameters, e.g.</text:p>
              <text:p text:style-name="Preformatted_20_Text">. . .<text:line-break/> <text:s text:c="3"/><text:span text:style-name="T5">EZI_STR</text:span>(filename, MAX_PATH, "");<text:line-break/></text:p>
            </table:table-cell>
          </table:table-row>
          <text:soft-page-break/>
          <table:table-row table:style-name="Table9.1">
            <table:table-cell table:style-name="Table9.A1" office:value-type="string">
              <text:p text:style-name="Preformatted_20_Text"><text:span text:style-name="T11">EZI_STR_BASIC</text:span><text:span text:style-name="T24">(<text:line-break/> <text:s text:c="3"/>name,<text:line-break/> <text:s text:c="3"/>init_str);<text:line-break/></text:span></text:p>
            </table:table-cell>
            <table:table-cell table:style-name="Table9.B2" office:value-type="string">
              <text:p text:style-name="Text_20_body">In case you simply need to initialise an Ezi-String, but probably not need to use it to store a larger string, you can use this, e.g.</text:p>
              <text:p text:style-name="P95">. . .<text:line-break/> <text:s/><text:span text:style-name="T5">EZI_STR_BASIC</text:span>(mode, "rw+");<text:line-break/></text:p>
            </table:table-cell>
          </table:table-row>
          <table:table-row table:style-name="Table9.1">
            <table:table-cell table:style-name="Table9.A1" office:value-type="string">
              <text:p text:style-name="Preformatted_20_Text"><text:span text:style-name="T11">EZI_STR_EMPTY</text:span><text:span text:style-name="T24">(<text:line-break/> <text:s text:c="3"/>name,<text:line-break/> <text:s text:c="3"/>max_len);<text:line-break/></text:span></text:p>
            </table:table-cell>
            <table:table-cell table:style-name="Table9.A1" office:value-type="string">
              <text:p text:style-name="Text_20_body"><text:span text:style-name="T38">This is used where no initialisation is required. <text:s/>Actually, the string </text:span><text:span text:style-name="T39">is</text:span><text:span text:style-name="T38"> initialised, to the value </text:span><text:span text:style-name="T44">""</text:span><text:span text:style-name="T38"> and length </text:span><text:span text:style-name="T44">0</text:span><text:span text:style-name="T38">. E.g.:</text:span></text:p>
              <text:p text:style-name="Preformatted_20_Text">. . .<text:line-break/><text:span text:style-name="T38"> <text:s/></text:span><text:span text:style-name="T39">EZI_STR_EMPTY</text:span><text:span text:style-name="T38">(filename, MAX_PATH);<text:line-break/></text:span></text:p>
            </table:table-cell>
          </table:table-row>
        </table:table>
        <text:list xml:id="list173414979268589" text:continue-numbering="true" text:style-name="Numbering_20_1">
          <text:list-item>
            <text:list>
              <text:list-item>
                <text:list>
                  <text:list-item>
                    <text:h text:style-name="P134" text:outline-level="3"><text:bookmark-start text:name="__RefNumPara__40116515"/>Declaration (Instantiation) of Ezi-String Pointers Only<text:bookmark-end text:name="__RefNumPara__40116515"/></text:h>
                  </text:list-item>
                </text:list>
              </text:list-item>
            </text:list>
          </text:list-item>
        </text:list>
        <table:table table:name="Table70" table:style-name="Table70">
          <table:table-column table:style-name="Table70.A"/>
          <table:table-column table:style-name="Table70.B"/>
          <table:table-row table:style-name="Table70.1">
            <table:table-cell table:style-name="Table70.A1" office:value-type="string">
              <text:p text:style-name="P95">#include "alflb.h"<text:line-break/><text:line-break/><text:span text:style-name="T5">EZI_STR_T</text:span> *name = NULL;<text:span text:style-name="T21">[1]</text:span></text:p>
            </table:table-cell>
            <table:table-cell table:style-name="Table70.A1" office:value-type="string">
              <text:p text:style-name="Text_20_body"><text:line-break/><text:line-break/>This creates a pointer for use with <text:span text:style-name="T111">ezi_salloc</text:span>, <text:span text:style-name="T111">ezi_calloc</text:span> and <text:span text:style-name="T111">ezi_realloc</text:span> functions described below.<text:line-break/><text:line-break/>Also since a normal Ezi-String is known by its pointer, then pointer assignment could be used with safety, e.g.:</text:p>
              <text:p text:style-name="P95">. . .<text:line-break/> <text:s/><text:span text:style-name="T11">EZI_STR</text:span><text:span text:style-name="T24">(name, MAXLEN, "");<text:line-break/> <text:s/></text:span><text:span text:style-name="T11">EZI_STR_T</text:span><text:span text:style-name="T24"> *ptr = NULL;<text:line-break/>. . .<text:line-break/> <text:s/>ptr = name; // Copy 'name's address to the pointer 'ptr'.<text:line-break/></text:span></text:p>
            </table:table-cell>
          </table:table-row>
        </table:table>
        <text:p text:style-name="Text_20_body"><text:span text:style-name="T21">[1]</text:span><text:span text:style-name="T75"> </text:span>Discussion: <text:s/>The '<text:span text:style-name="T102">= NULL</text:span>' is not required for global variables, since the initial design of C, then the ANSI standard, requires that explicitly uninitialised <text:span text:style-name="T5">global</text:span> space (BSS<text:span text:style-name="T21">[2]</text:span> space) actually is initialised by C start-up code (before <text:span text:style-name="T102">main</text:span> is called) to all zeros. <text:s/>This is NOT true for non-static variables which are local to functions (since they are created on the stack without being initialised, but is good practice: consider the situation where a variable <text:span text:style-name="T5">was</text:span> global, then was moved inside a function to reduce its scope.<text:line-break/></text:p>
        <text:p text:style-name="Text_20_body"><text:span text:style-name="T21">[2]</text:span><text:span text:style-name="T75"> B</text:span>SS comes from an old IBM assembler pseudo op-code for 'Block (of memory) Started by a Symbol'.</text:p>
        <text:list xml:id="list173414022948911" text:continue-numbering="true" text:style-name="Numbering_20_1">
          <text:list-item>
            <text:list>
              <text:list-item>
                <text:list>
                  <text:list-item>
                    <text:h text:style-name="P134" text:outline-level="3">Memory Allocation for Ezi-String Pointers</text:h>
                  </text:list-item>
                </text:list>
              </text:list-item>
            </text:list>
          </text:list-item>
        </text:list>
        <table:table table:name="Table72" table:style-name="Table72">
          <table:table-column table:style-name="Table72.A"/>
          <table:table-column table:style-name="Table72.B"/>
          <table:table-row table:style-name="Table72.1">
            <table:table-cell table:style-name="Table72.A1" office:value-type="string">
              <text:p text:style-name="Preformatted_20_Text">#include "alflb.h"<text:line-break/><text:line-break/><text:span text:style-name="T17">EZI_STR_T *</text:span><text:span text:style-name="T7">ezi_dup_raw</text:span><text:span text:style-name="T17">(<text:line-break/></text:span> <text:s text:c="3"/>char *initstr);</text:p>
            </table:table-cell>
            <table:table-cell table:style-name="Table72.A1" office:value-type="string">
              <text:p text:style-name="Text_20_body"><text:line-break/><text:line-break/>Ezi, and safe, <text:span text:style-name="T111">strdup-</text:span>style call. <text:s/>Obeys <text:span text:style-name="T111">strdup </text:span>rules, e.g.:</text:p>
              <text:p text:style-name="P95"><text:span text:style-name="T24"><text:s text:c="2"/>// argv[ii] contains a file name:<text:line-break/> <text:s/></text:span><text:span text:style-name="T11">EZI_STR_T</text:span><text:span text:style-name="T24"> *ptr = NULL; // create the pointer only.<text:line-break/>. . .<text:line-break/> <text:s/>if ( (ptr = </text:span><text:span text:style-name="T11">ezi_dup_raw</text:span><text:span text:style-name="T24">(argv[ii])) == NULL )<text:line-break/> <text:s/>{<text:line-break/> <text:s text:c="3"/>fprintf(stderr, "could not allocate memory at "__FILE__"<text:line-break/> <text:s text:c="5"/>line %u\n", __LINE__);<text:line-break/> <text:s text:c="3"/>. . .<text:line-break/></text:span></text:p>
            </table:table-cell>
          </table:table-row>
          <table:table-row table:style-name="Table72.1">
            <table:table-cell table:style-name="Table72.A1" office:value-type="string">
              <text:p text:style-name="Preformatted_20_Text"><text:span text:style-name="T17">EZI_STR_T *</text:span><text:span text:style-name="T7">ezi_dup_full</text:span><text:span text:style-name="T17">(<text:line-break/></text:span> <text:s text:c="3"/><text:span text:style-name="T17">EZI_STR_T *original</text:span>);</text:p>
            </table:table-cell>
            <table:table-cell table:style-name="Table72.A1" office:value-type="string">
              <text:p text:style-name="Text_20_body">Ezi, and safe, <text:span text:style-name="T111">strdup-</text:span>style call. <text:s/>Obeys <text:span text:style-name="T111">strdup</text:span> rules.<text:line-break/>This creates a full-capacity-sized copy of the original Ezi-String.</text:p>
              <text:p text:style-name="Text_20_body">I.e., if the original capacity is 20 bytes, and 5 bytes are used, then the duplicate will be 20 bytes in capacity, with 5 bytes used.</text:p>
              <text:p text:style-name="P17"/>
            </table:table-cell>
          </table:table-row>
          <table:table-row table:style-name="Table72.1">
            <table:table-cell table:style-name="Table72.A1" office:value-type="string">
              <text:p text:style-name="Preformatted_20_Text"><text:span text:style-name="T17">EZI_STR_T *</text:span><text:span text:style-name="T7">ezi_dup_part</text:span><text:span text:style-name="T17">(<text:line-break/></text:span> <text:s text:c="3"/><text:span text:style-name="T17">EZI_STR_T *original</text:span>);</text:p>
            </table:table-cell>
            <table:table-cell table:style-name="Table72.A1" office:value-type="string">
              <text:p text:style-name="Text_20_body">Ezi, and safe, <text:span text:style-name="T111">strdup-</text:span>style call. <text:s/>Obeys <text:span text:style-name="T111">strdup</text:span> rules.<text:line-break/>This creates a part-used-sized copy of the original Ezi-String.</text:p>
              <text:p text:style-name="Text_20_body">I.e., if the original capacity is 20 bytes, and 5 bytes are used, then the duplicate will be 5 bytes in capacity, with 5 bytes used.</text:p>
              <text:p text:style-name="P17"/>
            </table:table-cell>
          </table:table-row>
          <text:soft-page-break/>
          <table:table-row table:style-name="Table72.1">
            <table:table-cell table:style-name="Table72.A1" office:value-type="string">
              <text:p text:style-name="Preformatted_20_Text"><text:span text:style-name="T17">EZI_STR_T *</text:span><text:span text:style-name="T7">ezi_calloc</text:span><text:span text:style-name="T17">(<text:line-break/></text:span> <text:s text:c="3"/>size_t size);</text:p>
            </table:table-cell>
            <table:table-cell table:style-name="Table72.A1" office:value-type="string">
              <text:p text:style-name="Text_20_body"><text:span text:style-name="T24">Ezi, and safe, </text:span><text:span text:style-name="T112">calloc-</text:span><text:span text:style-name="T17">style call. <text:s/>Obeys malloc/calloc rules, e.g.:</text:span></text:p>
              <text:p text:style-name="Preformatted_20_Text">. . .<text:line-break/><text:span text:style-name="T24"> <text:s/></text:span><text:span text:style-name="T11">EZI_STR_T</text:span><text:span text:style-name="T24"> *ptr = NULL; // create the pointer only.<text:line-break/>. . .<text:line-break/> <text:s/>if ( (ptr = </text:span><text:span text:style-name="T11">ezi_calloc</text:span><text:span text:style-name="T24">(MAXLEN)) == NULL )<text:line-break/> <text:s/>{<text:line-break/> <text:s text:c="3"/>fprintf(stderr, <text:line-break/> <text:s text:c="5"/>"could not allocate %lu memory at "__FILE__<text:line-break/> <text:s text:c="5"/>" line %u\n", MAXLEN, __LINE__);<text:line-break/> <text:s text:c="3"/>. . .<text:line-break/></text:span></text:p>
            </table:table-cell>
          </table:table-row>
          <table:table-row table:style-name="Table72.1">
            <table:table-cell table:style-name="Table72.A1" office:value-type="string">
              <text:p text:style-name="Preformatted_20_Text"><text:span text:style-name="T17">EZI_STR_T *</text:span><text:span text:style-name="T7">ezi_realloc</text:span><text:span text:style-name="T17">(<text:line-break/></text:span> <text:s text:c="3"/>EZI_STR_T *old_ptr,<text:line-break/> <text:s text:c="3"/>size_t size);<text:line-break/></text:p>
            </table:table-cell>
            <table:table-cell table:style-name="Table72.A1" office:value-type="string">
              <text:p text:style-name="Text_20_body"><text:span text:style-name="T24">Ezi, and safe, </text:span><text:span text:style-name="T112">realloc-</text:span><text:span text:style-name="T17">style call. <text:s/>Obeys realloc rules. <text:s/>This can be used to either increase or decrease the maximum size of an Ezi-string.</text:span></text:p>
            </table:table-cell>
          </table:table-row>
          <table:table-row table:style-name="Table72.1">
            <table:table-cell table:style-name="Table72.A1" office:value-type="string">
              <text:p text:style-name="Preformatted_20_Text"><text:span text:style-name="T17">EZI_STR_T *</text:span><text:span text:style-name="T7">ezi_salloc</text:span><text:span text:style-name="T17">(<text:line-break/></text:span> <text:s text:c="3"/>char *initstr);</text:p>
              <text:p text:style-name="Preformatted_20_Text"/>
            </table:table-cell>
            <table:table-cell table:style-name="Table72.A1" office:value-type="string">
              <text:p text:style-name="Text_20_body">Deprecated: use <text:span text:style-name="T121">ezi_dup_raw</text:span><text:span text:style-name="T111">().</text:span><text:span text:style-name="T24"><text:line-break/></text:span></text:p>
            </table:table-cell>
          </table:table-row>
        </table:table>
        <text:list xml:id="list173414063252842" text:continue-numbering="true" text:style-name="Numbering_20_1">
          <text:list-item>
            <text:list>
              <text:list-item>
                <text:list>
                  <text:list-item>
                    <text:h text:style-name="P134" text:outline-level="3">Various Ezi-String Functions</text:h>
                  </text:list-item>
                </text:list>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reformatted_20_Text">#include "alflb.h"<text:line-break/><text:line-break/><text:span text:style-name="T17">EZI_STR_T *</text:span><text:span text:style-name="T7">ezi_clr</text:span><text:span text:style-name="T17">(<text:line-break/></text:span> <text:s text:c="3"/>EZI_STR_T *buf);<text:line-break/></text:p>
            </table:table-cell>
            <table:table-cell table:style-name="Table10.A1" office:value-type="string">
              <text:p text:style-name="Text_20_body"><text:line-break/><text:line-break/>Clears an Ezi-String to empty, and sets its length to 0. E.g.:</text:p>
              <text:p text:style-name="Preformatted_20_Text"><text:s text:c="4"/><text:span text:style-name="T5">ezi_clr</text:span>(question);<text:line-break/></text:p>
            </table:table-cell>
          </table:table-row>
          <table:table-row table:style-name="Table10.1">
            <table:table-cell table:style-name="Table10.A1" office:value-type="string">
              <text:p text:style-name="Preformatted_20_Text"><text:span text:style-name="T52">EZI_STR_T *</text:span><text:span text:style-name="T7">ezi_ch</text:span><text:span text:style-name="T17">(<text:line-break/></text:span> <text:s text:c="3"/>EZI_STR_T *buf,<text:line-break/> <text:s text:c="3"/>int ch_integer);<text:line-break/></text:p>
            </table:table-cell>
            <table:table-cell table:style-name="Table10.A1" office:value-type="string">
              <text:p text:style-name="Text_20_body"><text:span text:style-name="T24">Safe addition of a </text:span><text:span text:style-name="T17">character ch_integer to the end of an Ezi-String, and increments its length. Note </text:span><text:span text:style-name="T112">int</text:span><text:span text:style-name="T17"> character. </text:span><text:span text:style-name="T24"><text:s/>E.g.:</text:span></text:p>
              <text:p text:style-name="Preformatted_20_Text"><text:span text:style-name="T24"><text:s/></text:span><text:span text:style-name="T23"><text:s text:c="3"/></text:span><text:span text:style-name="T12">ezi_ch</text:span><text:span text:style-name="T23">(question, 'x');<text:line-break/></text:span></text:p>
            </table:table-cell>
          </table:table-row>
          <table:table-row table:style-name="Table10.1">
            <table:table-cell table:style-name="Table10.A1" office:value-type="string">
              <text:p text:style-name="Preformatted_20_Text"><text:span text:style-name="T52">EZI_STR_T *</text:span><text:span text:style-name="T7">ezi_cpy</text:span><text:span text:style-name="T17">(<text:line-break/></text:span> <text:s text:c="3"/>EZI_STR_T *to,<text:line-break/> <text:s text:c="3"/>EZI_STR_T *from);<text:line-break/></text:p>
            </table:table-cell>
            <table:table-cell table:style-name="Table10.A1" office:value-type="string">
              <text:p text:style-name="Text_20_body"><text:span text:style-name="T17">Safe string copy and length calculation. </text:span><text:span text:style-name="T24"><text:s/>E.g.:</text:span></text:p>
              <text:p text:style-name="Preformatted_20_Text"><text:span text:style-name="T24"><text:s text:c="4"/></text:span><text:span text:style-name="T11">ezi_cpy</text:span><text:span text:style-name="T24">(revision, response);<text:line-break/></text:span></text:p>
            </table:table-cell>
          </table:table-row>
          <table:table-row table:style-name="Table10.1">
            <table:table-cell table:style-name="Table10.A1" office:value-type="string">
              <text:p text:style-name="Preformatted_20_Text"><text:span text:style-name="T52">EZI_STR_T *</text:span><text:span text:style-name="T7">ezi_cpy_raw</text:span><text:span text:style-name="T17">(<text:line-break/></text:span> <text:s text:c="3"/>EZI_STR_T *to,<text:line-break/> <text:s text:c="3"/>char *from);<text:line-break/></text:p>
            </table:table-cell>
            <table:table-cell table:style-name="Table10.A1" office:value-type="string">
              <text:p text:style-name="Text_20_body"><text:span text:style-name="T24">Safe C-</text:span><text:span text:style-name="T17">string to Ezi-String copy and length</text:span><text:span text:style-name="T24"> calculation</text:span><text:span text:style-name="T17">.</text:span><text:span text:style-name="T24"> <text:s/>Typically used to intialise an Ezi-String from a C-string. <text:s/>E.g.:</text:span></text:p>
              <text:p text:style-name="Preformatted_20_Text"><text:span text:style-name="T24"><text:s/></text:span><text:span text:style-name="T23"><text:s text:c="3"/></text:span><text:span text:style-name="T12">ezi_cpy_raw</text:span><text:span text:style-name="T23">(question, "what's going on?");</text:span></text:p>
              <text:p text:style-name="Text_20_body"><text:span text:style-name="T23">(This function was previously called </text:span><text:span text:style-name="T121">ezi_set</text:span><text:span text:style-name="T23">.)<text:line-break/></text:span></text:p>
            </table:table-cell>
          </table:table-row>
          <table:table-row table:style-name="Table10.1">
            <table:table-cell table:style-name="Table10.A1" office:value-type="string">
              <text:p text:style-name="Preformatted_20_Text"><text:span text:style-name="T52">EZI_STR_T *</text:span><text:span text:style-name="T7">ezi_cat</text:span><text:span text:style-name="T17">(<text:line-break/></text:span> <text:s text:c="3"/>EZI_STR_T *to,<text:line-break/> <text:s text:c="3"/>EZI_STR_T *from);<text:line-break/></text:p>
            </table:table-cell>
            <table:table-cell table:style-name="Table10.A1" office:value-type="string">
              <text:p text:style-name="Text_20_body"><text:span text:style-name="T17">Safe string concatenation and length calculation.</text:span><text:span text:style-name="T24"> E.g.:</text:span></text:p>
              <text:p text:style-name="Preformatted_20_Text"><text:span text:style-name="T24"><text:s/></text:span><text:span text:style-name="T23"><text:s text:c="3"/></text:span><text:span text:style-name="T12">ezi_cat</text:span><text:span text:style-name="T23">(ezi_string, ezi_string_to_add);<text:line-break/></text:span></text:p>
            </table:table-cell>
          </table:table-row>
          <table:table-row table:style-name="Table10.1">
            <table:table-cell table:style-name="Table10.A1" office:value-type="string">
              <text:p text:style-name="Preformatted_20_Text"><text:span text:style-name="T52">EZI_STR_T *</text:span><text:span text:style-name="T7">ezi_cat_raw</text:span><text:span text:style-name="T17">(<text:line-break/></text:span> <text:s text:c="3"/>EZI_STR_T *to,<text:line-break/> <text:s text:c="3"/>char *from);<text:line-break/></text:p>
            </table:table-cell>
            <table:table-cell table:style-name="Table10.A1" office:value-type="string">
              <text:p text:style-name="Text_20_body"><text:span text:style-name="T17">Safe C-string onto an Ezi-String concatenation, with length calculation. </text:span><text:span text:style-name="T24"><text:s/>E.g.:</text:span></text:p>
              <text:p text:style-name="Preformatted_20_Text"><text:span text:style-name="T24"><text:s/></text:span><text:span text:style-name="T23"><text:s text:c="3"/></text:span><text:span text:style-name="T12">ezi_cat_raw</text:span><text:span text:style-name="T23">(ezi_string, " and result=SUCCESS");<text:line-break/></text:span></text:p>
            </table:table-cell>
          </table:table-row>
          <table:table-row table:style-name="Table10.1">
            <table:table-cell table:style-name="Table10.A1" office:value-type="string">
              <text:p text:style-name="Preformatted_20_Text"><text:span text:style-name="T52">EZI_STR_T *</text:span><text:span text:style-name="T7">ezi_cpy_cat</text:span><text:span text:style-name="T17">(<text:line-break/></text:span> <text:s text:c="3"/>EZI_STR_T *to,<text:line-break/> <text:s text:c="3"/>EZI_STR_T *from1,<text:line-break/> <text:s text:c="3"/>EZI_STR_T *from2);<text:line-break/></text:p>
            </table:table-cell>
            <table:table-cell table:style-name="Table10.A1" office:value-type="string">
              <text:p text:style-name="Text_20_body"><text:span text:style-name="T17">Safe Ezi-String copy and concatenation and length calculation. </text:span><text:span text:style-name="T24"><text:s/>E.g.:</text:span></text:p>
              <text:p text:style-name="Preformatted_20_Text"><text:span text:style-name="T24"><text:s text:c="2"/></text:span><text:span text:style-name="T23"><text:s text:c="2"/></text:span><text:span text:style-name="T12">ezi_cpy_cat</text:span><text:span text:style-name="T23">(ezi_string, ezi_str_one, ezi_str_two);<text:line-break/></text:span></text:p>
            </table:table-cell>
          </table:table-row>
          <table:table-row table:style-name="Table10.1">
            <table:table-cell table:style-name="Table10.A1" office:value-type="string">
              <text:p text:style-name="Preformatted_20_Text"><text:span text:style-name="T52">EZI_STR_T *</text:span><text:span text:style-name="T7">ezi_cpy_cat_raw</text:span><text:span text:style-name="T17">(<text:line-break/></text:span> <text:s text:c="3"/>EZI_STR_T *to,<text:line-break/> <text:s text:c="3"/>char *from1,<text:line-break/> <text:s text:c="3"/>char *from2);<text:line-break/></text:p>
            </table:table-cell>
            <table:table-cell table:style-name="Table10.A1" office:value-type="string">
              <text:p text:style-name="Text_20_body"><text:span text:style-name="T17">Safe C-string copy and concatenation to an Ezi-String, with length calculation. </text:span><text:span text:style-name="T24"><text:s/>For example, where </text:span><text:span text:style-name="T112">argv[1]</text:span><text:span text:style-name="T24"> is the first parameter passed to </text:span><text:span text:style-name="T112">main</text:span><text:span text:style-name="T24">:</text:span></text:p>
              <text:p text:style-name="Preformatted_20_Text"><text:span text:style-name="T23"><text:s text:c="4"/>char path[] = "/tmp/";<text:line-break/> <text:s text:c="3"/></text:span><text:span text:style-name="T12">ezi_cpy_cat_raw</text:span><text:span text:style-name="T23">(ezi_string, path, argv[1]);<text:line-break/></text:span></text:p>
            </table:table-cell>
          </table:table-row>
          <text:soft-page-break/>
          <table:table-row table:style-name="Table10.1">
            <table:table-cell table:style-name="Table10.A1" office:value-type="string">
              <text:p text:style-name="Preformatted_20_Text"><text:span text:style-name="T17">size_t <text:s text:c="3"/></text:span><text:span text:style-name="T7">ezi_len</text:span><text:span text:style-name="T17">(<text:line-break/></text:span> <text:s text:c="3"/>EZI_STR_T *buf);<text:line-break/></text:p>
            </table:table-cell>
            <table:table-cell table:style-name="Table10.A1" office:value-type="string">
              <text:p text:style-name="Text_20_body"><text:span text:style-name="T17">Recalculates Ezi-String length (especially if string populated by a non-Ezi or legacy function). </text:span><text:span text:style-name="T24"><text:s/>E.g.:</text:span></text:p>
              <text:p text:style-name="Preformatted_20_Text"><text:span text:style-name="T24"><text:s text:c="4"/>some_legacy_function(</text:span><text:span text:style-name="T11">response-&gt;str</text:span><text:span text:style-name="T24">);<text:line-break/></text:span><text:span text:style-name="T23"> <text:s text:c="3"/></text:span><text:span text:style-name="T12">ezi_len</text:span><text:span text:style-name="T23">(response);<text:line-break/></text:span></text:p>
            </table:table-cell>
          </table:table-row>
          <table:table-row table:style-name="Table10.1">
            <table:table-cell table:style-name="Table10.A1" office:value-type="string">
              <text:p text:style-name="Preformatted_20_Text"><text:span text:style-name="T52">EZI_STR_T *</text:span><text:span text:style-name="T7">ezi_fill</text:span><text:span text:style-name="T17">(<text:line-break/></text:span> <text:s text:c="3"/>EZI_STR_T *buf,<text:line-break/> <text:s text:c="3"/>int ch_integer);<text:line-break/></text:p>
            </table:table-cell>
            <table:table-cell table:style-name="Table10.A1" office:value-type="string">
              <text:p text:style-name="Text_20_body"><text:span text:style-name="T24">Safe filling of a string with the </text:span><text:span text:style-name="T17">character ch_integer. Note </text:span><text:span text:style-name="T112">int</text:span><text:span text:style-name="T17"> character. </text:span><text:span text:style-name="T24"><text:s/>E.g.:</text:span></text:p>
              <text:p text:style-name="Preformatted_20_Text"><text:span text:style-name="T24"><text:s/></text:span><text:span text:style-name="T23"><text:s text:c="3"/></text:span><text:span text:style-name="T12">ezi_fill</text:span><text:span text:style-name="T23">(horizontal_ruler, '=');<text:line-break/></text:span></text:p>
            </table:table-cell>
          </table:table-row>
          <table:table-row table:style-name="Table10.1">
            <table:table-cell table:style-name="Table10.A1" office:value-type="string">
              <text:p text:style-name="Preformatted_20_Text"><text:span text:style-name="T17">EZI_STR_T *</text:span><text:span text:style-name="T7">ezi_ltrim</text:span><text:span text:style-name="T17">(<text:line-break/></text:span> <text:s text:c="3"/>EZI_STR_T *buf,<text:line-break/> <text:s text:c="3"/>size_t left_trim);<text:line-break/></text:p>
            </table:table-cell>
            <table:table-cell table:style-name="Table10.A1" office:value-type="string">
              <text:p text:style-name="Text_20_body"><text:span text:style-name="T17">Safe trimming of left-hand characters from buf. </text:span><text:span text:style-name="T24">E.g.:</text:span></text:p>
              <text:p text:style-name="Preformatted_20_Text"><text:span text:style-name="T24"><text:s text:c="4"/>ezi_cpy_raw(ezi, "my junk");<text:line-break/> <text:s text:c="3"/></text:span><text:span text:style-name="T11">ezi_ltrim</text:span><text:span text:style-name="T24">(ezi, 3); // removes "my " from ezi<text:line-break/></text:span></text:p>
              <text:p text:style-name="P37"/>
            </table:table-cell>
          </table:table-row>
          <table:table-row table:style-name="Table10.1">
            <table:table-cell table:style-name="Table10.A1" office:value-type="string">
              <text:p text:style-name="Preformatted_20_Text"><text:span text:style-name="T17">EZI_STR_T *</text:span><text:span text:style-name="T7">ezi_rtrim</text:span><text:span text:style-name="T17">(<text:line-break/></text:span> <text:s text:c="3"/>EZI_STR_T *buf,<text:line-break/> <text:s text:c="3"/>size_t right_trim);<text:line-break/></text:p>
            </table:table-cell>
            <table:table-cell table:style-name="Table10.A1" office:value-type="string">
              <text:p text:style-name="Text_20_body"><text:span text:style-name="T24">Safe </text:span><text:span text:style-name="T17">trimming of right-hand characters from buf. <text:s/></text:span><text:span text:style-name="T150">The capacity of the Ezi-String ('</text:span><text:span text:style-name="T152">-&gt;max</text:span><text:span text:style-name="T150">') is not altered. <text:s/></text:span><text:span text:style-name="T151"><text:s/>E.g.:</text:span><text:span text:style-name="T24">.:</text:span></text:p>
              <text:p text:style-name="Preformatted_20_Text"><text:span text:style-name="T24"><text:s text:c="4"/>ezi_cpy_raw(a, "junk of mine");<text:line-break/> <text:s text:c="3"/></text:span><text:span text:style-name="T11">ezi_rtrim</text:span><text:span text:style-name="T24">(b, 8); // </text:span><text:span text:style-name="T131">removes</text:span><text:span text:style-name="T119"> 8 trailing chars: leaving "junk"</text:span><text:span text:style-name="T24"><text:line-break/></text:span></text:p>
            </table:table-cell>
          </table:table-row>
          <table:table-row table:style-name="Table10.1">
            <table:table-cell table:style-name="Table10.A1" office:value-type="string">
              <text:p text:style-name="Preformatted_20_Text"><text:span text:style-name="T17">EZI_STR_T *</text:span><text:span text:style-name="T7">ezi_trunc</text:span><text:span text:style-name="T17">(<text:line-break/></text:span> <text:s text:c="3"/>EZI_STR_T *buf,<text:line-break/> <text:s text:c="3"/>size_t new_length);<text:line-break/></text:p>
            </table:table-cell>
            <table:table-cell table:style-name="Table10.A1" office:value-type="string">
              <text:p text:style-name="Text_20_body"><text:span text:style-name="T24">Safe </text:span><text:span text:style-name="T17">truncation of an Ezi-String</text:span><text:span text:style-name="T24">. </text:span><text:span text:style-name="T150">The capacity of the Ezi-String ('</text:span><text:span text:style-name="T152">-&gt;max</text:span><text:span text:style-name="T150">') is not altered. <text:s/></text:span><text:span text:style-name="T24">Compare with </text:span><text:span text:style-name="T103">ezi_rtrim()</text:span><text:span text:style-name="T150">. <text:s/>E.g.:</text:span></text:p>
              <text:p text:style-name="Text_20_body"><text:span text:style-name="T103"><text:s text:c="4"/>ezi_cpy_raw(a, "ABCDEFGHIJKL");<text:line-break/> <text:s text:c="3"/>ezi_cpy(b, a);<text:line-break/> <text:s text:c="3"/></text:span><text:span text:style-name="T126">ezi_rtrim</text:span><text:span text:style-name="T119">(a, 8); // </text:span><text:span text:style-name="T131">removes</text:span><text:span text:style-name="T119"> trailing chars: leaving "ABCD"</text:span><text:span text:style-name="T103"><text:line-break/> <text:s text:c="3"/></text:span><text:span text:style-name="T126">ezi_trunc</text:span><text:span text:style-name="T119">(b, 8); // </text:span><text:span text:style-name="T131">retains</text:span><text:span text:style-name="T119"> leading chars: leaving "ABCDEFGH"<text:line-break/></text:span></text:p>
            </table:table-cell>
          </table:table-row>
          <table:table-row table:style-name="Table10.1">
            <table:table-cell table:style-name="Table10.A1" office:value-type="string">
              <text:p text:style-name="P24">EZI_STR_T *ezi_trail(<text:line-break/> <text:s text:c="3"/>EZI_STR_T *buf);<text:line-break/></text:p>
            </table:table-cell>
            <table:table-cell table:style-name="Table10.A1" office:value-type="string">
              <text:p text:style-name="Text_20_body"><text:span text:style-name="T24">Safe </text:span><text:span text:style-name="T17">trimming of right-hand space and tab characters from buf.</text:span></text:p>
            </table:table-cell>
          </table:table-row>
          <table:table-row table:style-name="Table10.1">
            <table:table-cell table:style-name="Table10.A1" office:value-type="string">
              <text:p text:style-name="Preformatted_20_Text"><text:span text:style-name="T17">int </text:span><text:span text:style-name="T7">ezi_snprintf</text:span><text:span text:style-name="T17">(<text:line-break/></text:span> <text:s text:c="3"/>EZI_STR_T *ezi,<text:line-break/> <text:s text:c="3"/>const char *format,<text:line-break/> <text:s text:c="3"/>... );<text:line-break/>Returns:<text:line-break/></text:p>
            </table:table-cell>
            <table:table-cell table:style-name="Table10.A1" office:value-type="string">
              <text:p text:style-name="Text_20_body">Safe <text:span text:style-name="T111">snprintf-</text:span>style call for Ezi-Strings. <text:s/>E.g.:</text:p>
              <text:p text:style-name="Preformatted_20_Text"><text:s text:c="4"/><text:span text:style-name="T5">ezi_snprintf</text:span>(question, "V%dS%d", velocity, distance);<text:line-break/><text:line-break/><text:span text:style-name="T75"><text:line-break/>See any description of </text:span><text:span text:style-name="T111">snprintf</text:span><text:span text:style-name="T75"> for the return value.<text:line-break/></text:span></text:p>
            </table:table-cell>
          </table:table-row>
          <table:table-row table:style-name="Table10.1">
            <table:table-cell table:style-name="Table10.A1" office:value-type="string">
              <text:p text:style-name="Preformatted_20_Text"><text:span text:style-name="T17">int </text:span><text:span text:style-name="T7">ezi_vsnprintf</text:span><text:span text:style-name="T17">(<text:line-break/></text:span> <text:s text:c="3"/>EZI_STR_T *ezi,<text:line-break/> <text:s text:c="3"/>const char *format,<text:line-break/> <text:s text:c="3"/>va_list args);<text:line-break/>Returns:<text:line-break/></text:p>
            </table:table-cell>
            <table:table-cell table:style-name="Table10.A1" office:value-type="string">
              <text:p text:style-name="Text_20_body">Safe <text:span text:style-name="T111">vsnprintf-</text:span>style call for Ezi-Strings. <text:s/>E.g.:</text:p>
              <text:p text:style-name="Preformatted_20_Text"><text:s text:c="4"/><text:span text:style-name="T5">ezi_vsnprintf</text:span>(question, fmt, args);<text:line-break/><text:line-break/><text:line-break/><text:span text:style-name="T75">See any description of </text:span><text:span text:style-name="T111">vsnprintf</text:span><text:span text:style-name="T75"> for the return value.</text:span><text:line-break/></text:p>
            </table:table-cell>
          </table:table-row>
        </table:table>
        <text:list xml:id="list173413539207722" text:continue-numbering="true" text:style-name="Numbering_20_1">
          <text:list-item>
            <text:list>
              <text:list-item>
                <text:h text:style-name="P127" text:outline-level="2"><text:soft-page-break/>Example 1: Including Use of Ezi-Strings in Legacy C Functions</text:h>
              </text:list-item>
            </text:list>
          </text:list-item>
        </text:list>
        <text:p text:style-name="P62">The parts of the Ezi-String that can be exposed from the <text:span text:style-name="T102">EZI_STR_T</text:span> type are a pointer to the string itself, <text:span text:style-name="T111">str</text:span>, the current length of the string, <text:span text:style-name="T111">len</text:span>, and the capacity of the string, <text:span text:style-name="T95">max</text:span>. <text:s/>These can be used with legacy library functions as shown in the following examples.</text:p>
        <text:p text:style-name="Preformatted_20_Text"><text:line-break/>#include &lt;stdio.h&gt;<text:line-break/>#include "alflb.h"<text:line-break/>#define MAX_RECORD <text:s/>120<text:line-break/>#define MAX_COPY <text:s text:c="3"/>10 <text:s text:c="21"/>// for this test, make 'copy' much shorter<text:line-break/>int main(int argc, char *argv[])<text:line-break/>{<text:line-break/><text:span text:style-name="T17"> <text:s text:c="3"/></text:span><text:span text:style-name="T7">EZI_STR</text:span><text:span text:style-name="T17">(record, MAX_RECORD, "");<text:line-break/> <text:s text:c="3"/></text:span><text:span text:style-name="T7">EZI_STR</text:span><text:span text:style-name="T17">(copy, <text:s text:c="2"/>MAX_COPY <text:s/>, "");<text:line-break/></text:span> <text:s text:c="3"/>int ii;<text:line-break/><text:span text:style-name="T17"> <text:s text:c="3"/>FILE *input;<text:line-break/><text:line-break/> <text:s text:c="3"/>input = fopen("my_file", "r");<text:line-break/> <text:s text:c="3"/>while ( fgets(</text:span><text:span text:style-name="T7">record-&gt;str</text:span><text:span text:style-name="T17">, </text:span><text:span text:style-name="T7">record-&gt;max</text:span><text:span text:style-name="T17">, input) != NULL ) <text:s/>// legacy: max length<text:line-break/> <text:s text:c="3"/>{<text:line-break/> <text:s text:c="7"/></text:span><text:span text:style-name="T7">ezi_len</text:span><text:span text:style-name="T17">(record); <text:s text:c="20"/>// Fixes record's length after a legacy call<text:line-break/> <text:s text:c="7"/></text:span><text:span text:style-name="T7">ezi_cpy</text:span><text:span text:style-name="T17">(copy, record); <text:s text:c="14"/>// Safe! Prevents overflow to shorter string<text:line-break/> <text:s text:c="7"/>for ( ii = 0; ii &lt; </text:span><text:span text:style-name="T7">copy-&gt;len</text:span><text:span text:style-name="T17">; ii++ ) // Access to copy's length<text:line-break/> <text:s text:c="7"/>{<text:line-break/> <text:s text:c="11"/>sputc(</text:span><text:span text:style-name="T7">copy-&gt;str[ii]</text:span><text:span text:style-name="T17">); <text:s text:c="28"/>// legacy: char array<text:line-break/> <text:s text:c="7"/>}<text:line-break/> <text:s text:c="3"/>}<text:line-break/> <text:s text:c="3"/>fclose(input);<text:line-break/> <text:s text:c="3"/>return 0;<text:line-break/>}</text:span></text:p>
        <text:list xml:id="list173413473751718" text:continue-numbering="true" text:style-name="Numbering_20_1">
          <text:list-item>
            <text:list>
              <text:list-item>
                <text:h text:style-name="P127" text:outline-level="2">Example 2: An Unrelated Code Snippet</text:h>
              </text:list-item>
            </text:list>
          </text:list-item>
        </text:list>
        <text:p text:style-name="P41"><text:span text:style-name="T17">int DeviceRestart(Device *device)<text:line-break/>{<text:line-break/> <text:s text:c="3"/></text:span><text:span text:style-name="T7">EZI_STR</text:span><text:span text:style-name="T17">(</text:span><text:span text:style-name="T7">command</text:span><text:span text:style-name="T17"> , CMD_MAX , ""); <text:s text:c="2"/>// could also use </text:span><text:span text:style-name="T7">EZI_STR_EMPTY</text:span><text:span text:style-name="T17">(command , CMD_MAX );<text:line-break/> <text:s text:c="3"/></text:span><text:span text:style-name="T7">EZI_STR</text:span><text:span text:style-name="T17">(</text:span><text:span text:style-name="T7">response</text:span><text:span text:style-name="T17">, RESP_MAX, ""); <text:s text:c="2"/>// <text:s text:c="15"/></text:span><text:span text:style-name="T7">EZI_STR_EMPTY</text:span><text:span text:style-name="T17">(response, RESP_MAX);<text:line-break/><text:line-break/> <text:s text:c="3"/>if ( </text:span><text:span text:style-name="T7">ezi_snprintf</text:span><text:span text:style-name="T17">(</text:span><text:span text:style-name="T7">command</text:span><text:span text:style-name="T17">, "F%d" "I%d" "S%d" "A%d" "D%d" "e%d" "r%d",<text:line-break/> <text:s text:c="7"/>vel_final <text:s text:c="3"/>, // vf = velocity final<text:line-break/> <text:s text:c="7"/>vel_init <text:s text:c="4"/>, // vi = velocity initial<text:line-break/> <text:s text:c="7"/>vel_stop <text:s text:c="4"/>, // vs = velocity stopping<text:line-break/> <text:s text:c="7"/>accel <text:s text:c="7"/>, // a = acceleration<text:line-break/> <text:s text:c="7"/>decel <text:s text:c="7"/>, // d = deceleration<text:line-break/> <text:s text:c="7"/>error_max <text:s text:c="3"/>, // max error between motor &amp; encoder<text:line-break/> <text:s text:c="7"/>retries <text:s text:c="5"/>) // number of retries if collision detected<text:line-break/> <text:s text:c="11"/>&gt;= </text:span><text:span text:style-name="T7">command-&gt;max</text:span><text:span text:style-name="T17"> )<text:line-break/> <text:s text:c="7"/>return STATUS_STRING_OVERFLOW;<text:line-break/> <text:s text:c="3"/>send_ezi_message(device, </text:span><text:span text:style-name="T7">command</text:span><text:span text:style-name="T17">, </text:span><text:span text:style-name="T7">response</text:span><text:span text:style-name="T17">); <text:s text:c="7"/>// see below<text:line-break/> <text:s text:c="3"/>return ( strcmp("OK", </text:span><text:span text:style-name="T7">response-&gt;str</text:span><text:span text:style-name="T17">) == 0 ) ? <text:s text:c="6"/>// legacy usage: char array<text:line-break/> <text:s text:c="7"/>STATUS_OK;<text:line-break/> <text:s text:c="7"/>STATUS_NOT_OK:<text:line-break/>}<text:line-break/><text:line-break/>void send_ezi_message(Device *device, </text:span><text:span text:style-name="T7">EZI_STR_T *command</text:span><text:span text:style-name="T17">, </text:span><text:span text:style-name="T7">EZI_STR_T *response</text:span><text:span text:style-name="T17">)<text:line-break/>{<text:line-break/>... &lt;do something with </text:span><text:span text:style-name="T7">command</text:span><text:span text:style-name="T17">&gt; <text:s/>// send command to device<text:line-break/>... &lt;do something with </text:span><text:span text:style-name="T7">response</text:span><text:span text:style-name="T17">&gt; // wait for response<text:line-break/>}</text:span></text:p>
        <text:list xml:id="list173414522300643" text:continue-numbering="true" text:style-name="Numbering_20_1">
          <text:list-item>
            <text:list>
              <text:list-item>
                <text:h text:style-name="P128" text:outline-level="2"><text:soft-page-break/>Example 3: In-built Test Application</text:h>
              </text:list-item>
            </text:list>
          </text:list-item>
        </text:list>
        <text:p text:style-name="P57"><text:span text:style-name="T15">The test app from </text:span><text:span text:style-name="T109">ezi_str.c</text:span><text:span text:style-name="T15">:</text:span></text:p>
        <text:p text:style-name="P30"><text:line-break/>#ifdef EZI_TEST_APP<text:line-break/>#include &lt;stdio.h&gt; // for printf()<text:line-break/>#include &lt;stdlib.h&gt; // for free()<text:line-break/>int main(int argc, char *argv[])<text:line-break/>{<text:line-break/> <text:s text:c="3"/>int jj; <text:line-break/>#define P printf <text:line-break/>#define TMAX 20 <text:line-break/> <text:s text:c="3"/>EZI_STR(s1, TMAX, <text:s text:c="3"/>""); <text:line-break/> <text:s text:c="3"/>EZI_STR(s2, TMAX, <text:s text:c="3"/>".123456789.12345678"); <text:line-break/> <text:s text:c="3"/>EZI_STR(s3, TMAX, <text:s text:c="3"/>".123456789.123456789"); <text:line-break/> <text:s text:c="3"/>EZI_STR(s4, TMAX+1, <text:s/>".123456789.123456789."); <text:line-break/> <text:s text:c="3"/>EZI_STR(non, TMAX, <text:s text:c="3"/>".\177\37\377456789.123456789"); <text:line-break/> <text:s text:c="3"/>char c1[] = ".123456789.12345678"; <text:line-break/> <text:s text:c="3"/>char c2[] = ".123456789.123456789.12345678"; <text:line-break/>#ifdef EZI_TEST_APP_OVERFLOW <text:s text:c="4"/>// should give at least a warning (would prefer an error) <text:line-break/> <text:s text:c="3"/>EZI_STR(over <text:s/>, TMAX, <text:s text:c="3"/>".123456789.123456789.123456789.123456789"); <text:line-break/>#endif <text:line-break/> <text:s text:c="3"/>EZI_STR_T *p1; <text:line-break/> <text:s text:c="3"/>EZI_STR_T *p2; <text:line-break/> <text:s text:c="3"/>ezi_cpy(s1, s2); <text:s text:c="3"/>P("%24.24s=len=%2d \"%s\"\n", "ezi_cpy(from s2)" <text:s/>, s1-&gt;len, s1-&gt;str); <text:line-break/> <text:s text:c="3"/>ezi_cpy(s1, s3); <text:s text:c="3"/>P("%24.24s=len=%2d \"%s\"\n", "ezi_cpy(from s3)" <text:s/>, s1-&gt;len, s1-&gt;str); <text:line-break/> <text:s text:c="3"/>ezi_cpy(s1, s4); <text:s text:c="3"/>P("%24.24s=len=%2d \"%s\"\n", "ezi_cpy(from s4)" <text:s/>, s1-&gt;len, s1-&gt;str); <text:line-break/> <text:s text:c="3"/>ezi_len(s1); <text:s text:c="7"/>P("%24.24s=len=%2d \"%s\"\n", "ezi_len(recalc)" <text:s text:c="2"/>, s1-&gt;len, s1-&gt;str); // recalc length <text:line-break/> <text:s text:c="3"/>s1-&gt;str[15] = '\0'; <text:line-break/> <text:s text:c="3"/>ezi_len(s1); <text:s text:c="7"/>P("%24.24s=len=%2d \"%s\"\n", "ezi_len(recalc)" <text:s text:c="2"/>, s1-&gt;len, s1-&gt;str); // recalc length <text:line-break/> <text:s text:c="3"/>for ( jj = 0; jj &lt; 6; jj++ ) <text:line-break/> <text:s text:c="3"/>{ ezi_ch(s1,'A'+jj);P("%24.24s=len=%2d \"%s\"\n", "ezi_ch" <text:s text:c="11"/>, s1-&gt;len, s1-&gt;str); } <text:line-break/> <text:s text:c="3"/>ezi_cpy(s1, s2); <text:s text:c="3"/>P("%24.24s=len=%2d \"%s\"\n", "ezi_cpy(from s2)" <text:s/>, s1-&gt;len, s1-&gt;str); <text:line-break/> <text:s text:c="3"/>ezi_cat(s1, s2); <text:s text:c="3"/>P("%24.24s=len=%2d \"%s\"\n", "ezi_cat(from s2)" <text:s/>, s1-&gt;len, s1-&gt;str); <text:line-break/> <text:s text:c="3"/>ezi_len(s1); <text:s text:c="7"/>P("%24.24s=len=%2d \"%s\"\n", "ezi_len" <text:s text:c="10"/>, s1-&gt;len, s1-&gt;str); <text:line-break/> <text:s text:c="3"/>ezi_clr(s1); <text:s text:c="7"/>P("%24.24s=len=%2d \"%s\"\n", "ezi_clr" <text:s text:c="10"/>, s1-&gt;len, s1-&gt;str); <text:line-break/> <text:s text:c="3"/>ezi_dbg(s1, non); <text:s text:c="2"/>P("%24.24s=len=%2d \"%s\"\n", "ezi_dbg(from non)" , s1-&gt;len, s1-&gt;str); // stops early <text:line-break/> <text:s text:c="3"/>ezi_esc(non, s1); <text:s text:c="2"/>P("%24.24s=len=%2d \"%s\"\n", "ezi_esc(from s1)" <text:s/>, non-&gt;len, non-&gt;str); <text:line-break/> <text:s text:c="3"/>ezi_sproc(non, SP_8BIT_NONP|SP_ONE_BLANK, ' '); <text:line-break/> <text:s text:c="23"/>P("%24.24s=len=%2d \"%s\"\n", "ezi_sproc(non)" <text:s text:c="3"/>, non-&gt;len, non-&gt;str); <text:line-break/>#ifdef EZI_TEST_APP_OVERFLOW <text:line-break/> <text:s text:c="3"/>ezi_cpy(s1, over <text:s/>);P("%24.24s=len=%2d \"%s\"\n", "ezi_cpy(from over)", s1-&gt;len, s1-&gt;str); <text:line-break/>#endif <text:line-break/> <text:s text:c="3"/>ezi_cpy(s1, s3); <text:s text:c="3"/>P("%24.24s=len=%2d \"%s\"\n", "ezi_cpy(from s3)" <text:s/>, s1-&gt;len, s1-&gt;str); <text:line-break/> <text:s text:c="3"/>ezi_ltrim(s1, 2); <text:s text:c="2"/>P("%24.24s=len=%2d \"%s\"\n", "ezi_ltrim(s1, 2)" <text:s/>, s1-&gt;len, s1-&gt;str); <text:line-break/> <text:s text:c="3"/>ezi_rtrim(s1, 2); <text:s text:c="2"/>P("%24.24s=len=%2d \"%s\"\n", "ezi_rtrim(s1, 2)" <text:s/>, s1-&gt;len, s1-&gt;str); <text:line-break/> <text:s text:c="3"/>ezi_ltrim(s1, 999); P("%24.24s=len=%2d \"%s\"\n", "ezi_ltrim(s1,999)" , s1-&gt;len, s1-&gt;str); <text:line-break/> <text:s text:c="3"/>ezi_cpy(s1, s3); <text:s text:c="3"/>P("%24.24s=len=%2d \"%s\"\n", "ezi_cpy(from s3)" <text:s/>, s1-&gt;len, s1-&gt;str); <text:line-break/> <text:s text:c="3"/>ezi_rtrim(s1, 999); P("%24.24s=len=%2d \"%s\"\n", "ezi_rtrim(s1,999)" , s1-&gt;len, s1-&gt;str); <text:line-break/> <text:s text:c="3"/>ezi_cpy(s1, s3); <text:s text:c="3"/>P("%24.24s=len=%2d \"%s\"\n", "ezi_cpy(from s3)" <text:s/>, s1-&gt;len, s1-&gt;str); <text:line-break/> <text:s text:c="3"/>ezi_ltrim(s1, 20); <text:s/>P("%24.24s=len=%2d \"%s\"\n", "ezi_ltrim(s1,20)" <text:s/>, s1-&gt;len, s1-&gt;str); <text:line-break/> <text:s text:c="3"/>ezi_cpy(s1, s3); <text:s text:c="3"/>P("%24.24s=len=%2d \"%s\"\n", "ezi_cpy(from s3)" <text:s/>, s1-&gt;len, s1-&gt;str); <text:line-break/> <text:s text:c="3"/>ezi_rtrim(s1, 20); <text:s/>P("%24.24s=len=%2d \"%s\"\n", "ezi_rtrim(s1,20)" <text:s/>, s1-&gt;len, s1-&gt;str); <text:line-break/> <text:s text:c="3"/>ezi_cpy_raw(s1, c1);P("%24.24s=len=%2d \"%s\"\n", "ezi_cpy_raw(from c1)" <text:s/>, s1-&gt;len, s1-&gt;str); <text:line-break/> <text:s text:c="3"/>ezi_cpy_raw(s1, c2);P("%24.24s=len=%2d \"%s\"\n", "ezi_cpy_raw(from c2)" <text:s/>, s1-&gt;len, s1-&gt;str); <text:line-break/> <text:s text:c="3"/>ezi_clr(s1); <text:line-break/><text:line-break/> <text:s text:c="3"/>ezi_cat_raw(s1, c1);P("%24.24s=len=%2d \"%s\"\n", "ezi_cat_raw(from c1)" <text:s/>, s1-&gt;len, s1-&gt;str); <text:line-break/> <text:s text:c="3"/>ezi_cat_raw(s1, c2);P("%24.24s=len=%2d \"%s\"\n", "ezi_cat_raw(from c2)" <text:s/>, s1-&gt;len, s1-&gt;str); <text:line-break/> <text:s text:c="3"/>p1 = ezi_salloc(c1);P("%24.24s=max=%2d len=%2d \"%s\"\n", "p1=ezi_salloc(c1)", p1-&gt;max, p1-&gt;len, p1-&gt;str ); <text:line-break/> <text:s text:c="3"/>p2 = ezi_calloc(20);P("%24.24s=max=%2d len=%2d \"%s\"\n", "p2=ezi_calloc(20)", p2-&gt;max, p2-&gt;len, p2-&gt;str ); <text:line-break/> <text:s text:c="3"/>ezi_cpy(p1, s2); <text:s text:c="3"/>P("%24.24s=max=%2d len=%2d \"%s\"\n", "ezi_cpy(p1,s2)" <text:s text:c="2"/>, p1-&gt;max, p1-&gt;len, p1-&gt;str ); <text:line-break/> <text:s text:c="3"/>ezi_cpy(p2, s2); <text:s text:c="3"/>P("%24.24s=max=%2d len=%2d \"%s\"\n", "ezi_cpy(p2,s2)" <text:s text:c="2"/>, p2-&gt;max, p2-&gt;len, p2-&gt;str ); <text:line-break/> <text:s text:c="3"/>p1 = ezi_realloc(p1,30); <text:line-break/> <text:s text:c="23"/>P("%24.24s=max=%2d len=%2d \"%s\"\n", "ezi_realloc(p1,30)",p1-&gt;max, p1-&gt;len, p1-&gt;str ); <text:line-break/> <text:s text:c="3"/>ezi_cpy(p1, s4); <text:s text:c="3"/>P("%24.24s=max=%2d len=%2d \"%s\"\n", "ezi_cpy(p1,s4)" <text:s text:c="2"/>, p1-&gt;max, p1-&gt;len, p1-&gt;str ); <text:line-break/> <text:s text:c="3"/>ezi_cat(p1, s2); <text:s text:c="3"/>P("%24.24s=max=%2d len=%2d \"%s\"\n", "ezi_cat(p1,s2)" <text:s text:c="2"/>, p1-&gt;max, p1-&gt;len, p1-&gt;str ); <text:line-break/> <text:s text:c="3"/>NULLIFY(p1) <text:line-break/> <text:s text:c="3"/>NULLIFY(p2) <text:line-break/> <text:s text:c="3"/>return 0; <text:line-break/>} <text:line-break/>#endif // #ifdef EZI_TEST_APP</text:p>
        <text:list xml:id="list173414159535269" text:continue-numbering="true" text:style-name="Numbering_20_1">
          <text:list-item>
            <text:list>
              <text:list-item>
                <text:list>
                  <text:list-item>
                    <text:h text:style-name="P134" text:outline-level="3"><text:soft-page-break/>Output of Example 3</text:h>
                  </text:list-item>
                </text:list>
              </text:list-item>
            </text:list>
          </text:list-item>
        </text:list>
        <text:p text:style-name="P57"><text:span text:style-name="T15">Use this command line to compile and run the test application contained in </text:span><text:span text:style-name="T94">ezi_str.c</text:span><text:span text:style-name="T15">:<text:line-break/></text:span></text:p>
        <text:p text:style-name="P81">$ <text:span text:style-name="T5">gcc -Wall -o ezi_str d_string.c convescs.c strncpyn.c ezi_sproc.c ezi_alloc.c -DEZI_TEST_APP ezi_str.c</text:span><text:span text:style-name="T17"><text:line-break/></text:span>$ <text:span text:style-name="T5">./ezi_str</text:span><text:span text:style-name="T17"><text:line-break/></text:span> ezi_cpy(from s2)=len=19 ".123456789.12345678" <text:span text:style-name="T17"><text:line-break/></text:span> ezi_cpy(from s3)=len=20 ".123456789.123456789" <text:span text:style-name="T17"><text:line-break/></text:span> ezi_cpy(from s4)=len=20 ".123456789.123456789" <text:span text:style-name="T17"><text:line-break/></text:span> ezi_len(recalc)=len=20 ".123456789.123456789" <text:span text:style-name="T17"><text:line-break/></text:span> ezi_len(recalc)=len=15 ".123456789.1234" <text:span text:style-name="T17"><text:line-break/></text:span> ezi_ch=len=16 ".123456789.1234A" <text:span text:style-name="T17"><text:line-break/></text:span> ezi_ch=len=17 ".123456789.1234AB" <text:span text:style-name="T17"><text:line-break/></text:span> ezi_ch=len=18 ".123456789.1234ABC" <text:span text:style-name="T17"><text:line-break/></text:span> ezi_ch=len=19 ".123456789.1234ABCD" <text:span text:style-name="T17"><text:line-break/></text:span> ezi_ch=len=20 ".123456789.1234ABCDE" <text:span text:style-name="T17"><text:line-break/></text:span> ezi_ch=len=20 ".123456789.1234ABCDE" <text:span text:style-name="T17"><text:line-break/></text:span> ezi_cpy(from s2)=len=19 ".123456789.12345678" <text:span text:style-name="T17"><text:line-break/></text:span> ezi_cat(from s2)=len=20 ".123456789.12345678." <text:span text:style-name="T17"><text:line-break/></text:span> ezi_len=len=20 ".123456789.12345678." <text:span text:style-name="T17"><text:line-break/></text:span> ezi_clr=len= 0 "" <text:span text:style-name="T17"><text:line-break/></text:span> ezi_dbg(from non)=len=20 ".\177\37\377456789.1" <text:span text:style-name="T17"><text:line-break/></text:span> ezi_esc(from s1)=len=12 ".#�456789.1" <text:span text:style-name="T17"><text:line-break/></text:span> ezi_sproc(non)=len=10 ". 456789.1" <text:span text:style-name="T17"><text:line-break/></text:span> ezi_cpy(from s3)=len=20 ".123456789.123456789" <text:span text:style-name="T17"><text:line-break/></text:span> ezi_ltrim(s1, 2)=len=18 "23456789.123456789" <text:span text:style-name="T17"><text:line-break/></text:span> ezi_rtrim(s1, 2)=len=16 "23456789.1234567" <text:span text:style-name="T17"><text:line-break/></text:span> ezi_ltrim(s1,999)=len= 0 "" <text:span text:style-name="T17"><text:line-break/></text:span> ezi_cpy(from s3)=len=20 ".123456789.123456789" <text:span text:style-name="T17"><text:line-break/></text:span> ezi_rtrim(s1,999)=len= 0 "" <text:span text:style-name="T17"><text:line-break/></text:span> ezi_cpy(from s3)=len=20 ".123456789.123456789" <text:span text:style-name="T17"><text:line-break/></text:span> ezi_ltrim(s1,20)=len= 0 "" <text:span text:style-name="T17"><text:line-break/></text:span> ezi_cpy(from s3)=len=20 ".123456789.123456789" <text:span text:style-name="T17"><text:line-break/></text:span> ezi_rtrim(s1,20)=len= 0 "" <text:span text:style-name="T17"><text:line-break/></text:span> ezi_cpy_raw(from c1)=len=19 ".123456789.12345678" <text:span text:style-name="T17"><text:line-break/></text:span> ezi_cpy_raw(from c2)=len=20 ".123456789.123456789" <text:span text:style-name="T17"><text:line-break/></text:span> ezi_cat_raw(from c1)=len=19 ".123456789.12345678" <text:span text:style-name="T17"><text:line-break/></text:span> ezi_cat_raw(from c2)=len=20 ".123456789.12345678." <text:span text:style-name="T17"><text:line-break/></text:span> p1=ezi_salloc(c1)=max=19 len=19 ".123456789.12345678" <text:span text:style-name="T17"><text:line-break/></text:span> p2=ezi_calloc(20)=max=20 len= 0 "" <text:span text:style-name="T17"><text:line-break/></text:span> ezi_cpy(p1,s2)=max=19 len=19 ".123456789.12345678" <text:span text:style-name="T17"><text:line-break/></text:span> ezi_cpy(p2,s2)=max=20 len=19 ".123456789.12345678" <text:span text:style-name="T17"><text:line-break/></text:span> ezi_realloc(p1,30)=max=30 len=19 ".123456789.12345678" <text:span text:style-name="T17"><text:line-break/></text:span> ezi_cpy(p1,s4)=max=30 len=21 ".123456789.123456789." <text:span text:style-name="T17"><text:line-break/></text:span> ezi_cat(p1,s2)=max=30 len=30 ".123456789.123456789..12345678" <text:span text:style-name="T17"><text:line-break/></text:span>$</text:p>
        <text:list xml:id="list173414833086920" text:continue-numbering="true" text:style-name="Numbering_20_1">
          <text:list-item>
            <text:list>
              <text:list-item>
                <text:h text:style-name="P126" text:outline-level="2"><text:span text:style-name="T17"/></text:h>
              </text:list-item>
              <text:list-item>
                <text:h text:style-name="P126" text:outline-level="2"><text:span text:style-name="T17"/></text:h>
              </text:list-item>
              <text:list-item>
                <text:h text:style-name="P126" text:outline-level="2"><text:span text:style-name="T17"/></text:h>
              </text:list-item>
              <text:list-item>
                <text:h text:style-name="P126" text:outline-level="2"><text:span text:style-name="T17"/></text:h>
              </text:list-item>
              <text:list-item>
                <text:h text:style-name="P126" text:outline-level="2"><text:span text:style-name="T17"/></text:h>
              </text:list-item>
              <text:list-item>
                <text:h text:style-name="P126" text:outline-level="2"><text:span text:style-name="T17"/></text:h>
              </text:list-item>
              <text:list-item>
                <text:h text:style-name="P126" text:outline-level="2"><text:span text:style-name="T17"/></text:h>
              </text:list-item>
            </text:list>
          </text:list-item>
          <text:list-item>
            <text:h text:style-name="P120" text:outline-level="1"><text:bookmark-start text:name="__RefHeading__17984_1101328880"/>Appendix 1 - GNU Licences<text:bookmark-end text:name="__RefHeading__17984_1101328880"/></text:h>
          </text:list-item>
        </text:list>
        <text:p text:style-name="P158"><text:span text:style-name="T17">I will NOT release these under GNU 3.</text:span></text:p>
        <text:p text:style-name="P12"><text:span text:style-name="T17"/></text:p>
        <text:p text:style-name="P12"><text:span text:style-name="T17">These licences obtained 28-8-2007 from </text:span><text:a xlink:type="simple" xlink:href="http://www.gnu.org/" text:style-name="Internet_20_link" text:visited-style-name="Visited_20_Internet_20_Link"><text:span text:style-name="T17">www.gnu.org</text:span></text:a><text:span text:style-name="T17">. <text:s/>See this document's front page for applicability of these licences to ALFLB. <text:s/>I thank all those at GNU + elsewhere who made such a licence possible.</text:span></text:p>
        <text:p text:style-name="Text_20_body_20_tiny"/>
        <text:section text:style-name="Sect3" text:name="Section2">
          <text:p text:style-name="Text_20_body_20_tiny"><text:a xlink:type="simple" xlink:href="http://www.gnu.org/licenses/old-licenses/gpl-2.0.html#TOC1" office:name="SEC1" text:style-name="Internet_20_link" text:visited-style-name="Visited_20_Internet_20_Link"><text:span text:style-name="T136">GNU GENERAL PUBLIC LICENSE</text:span></text:a></text:p>
          <text:p text:style-name="P111">Version 2, June 1991</text:p>
          <text:p text:style-name="P111">Copyright (C) 1989, 1991 Free Software Foundation, Inc.</text:p>
          <text:p text:style-name="P111">51 Franklin Street, Fifth Floor, Boston, MA 02110-1301, USA</text:p>
          <text:p text:style-name="P111">Everyone is permitted to copy and distribute verbatim copies of this license document, but changing it is not allowed.</text:p>
          <text:p text:style-name="Text_20_body_20_tiny"><text:a xlink:type="simple" xlink:href="http://www.gnu.org/licenses/old-licenses/gpl-2.0.html#TOC2" office:name="SEC2" text:style-name="Internet_20_link" text:visited-style-name="Visited_20_Internet_20_Link"><text:span text:style-name="T136">Preamble</text:span></text:a></text:p>
          <text:p text:style-name="P111">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111">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111">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111">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111">We protect your rights with two steps: (1) copyright the software, and (2) offer you this license which gives you legal permission to copy, distribute and/or modify the software.</text:p>
          <text:p text:style-name="P111">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111">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111">The precise terms and conditions for copying, distribution and modification follow.</text:p>
          <text:p text:style-name="Text_20_body_20_tiny"><text:a xlink:type="simple" xlink:href="http://www.gnu.org/licenses/old-licenses/gpl-2.0.html#TOC3" office:name="SEC3" text:style-name="Internet_20_link" text:visited-style-name="Visited_20_Internet_20_Link"><text:span text:style-name="T136">TERMS AND CONDITIONS FOR COPYING, DISTRIBUTION AND MODIFICATION</text:span></text:a></text:p>
          <text:p text:style-name="Text_20_body_20_tiny"><text:span text:style-name="Strong_20_Emphasis"><text:span text:style-name="T136">0.</text:span></text:span><text:span text:style-name="T136">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111">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_20_tiny"><text:span text:style-name="Strong_20_Emphasis"><text:span text:style-name="T136">1.</text:span></text:span><text:span text:style-name="T136">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span></text:p>
          <text:p text:style-name="P111">You may charge a fee for the physical act of transferring a copy, and you may at your option offer warranty protection in exchange for a fee.</text:p>
          <text:p text:style-name="Text_20_body_20_tiny"><text:span text:style-name="Strong_20_Emphasis"><text:span text:style-name="T136">2.</text:span></text:span><text:span text:style-name="T136"> You may modify your copy or copies of the Program or any portion of it, thus forming a work based on the Program, and copy and distribute such modifications or work under the terms of Section 1 above, provided that you also meet all of these conditions:</text:span></text:p>
          <text:p text:style-name="Text_20_body_20_tiny"><text:span text:style-name="Strong_20_Emphasis"><text:span text:style-name="T136">a)</text:span></text:span><text:span text:style-name="T136"> You must cause the modified files to carry prominent notices stating that you changed the files and the date of any change.</text:span></text:p>
          <text:p text:style-name="Text_20_body_20_tiny"><text:span text:style-name="Strong_20_Emphasis"><text:span text:style-name="T136">b)</text:span></text:span><text:span text:style-name="T136"> You must cause any work that you distribute or publish, that in whole or in part contains or is derived from the Program or any part thereof, to be licensed as a whole at no charge to all third parties under the terms of this License.</text:span></text:p>
          <text:p text:style-name="Text_20_body_20_tiny"><text:span text:style-name="Strong_20_Emphasis"><text:span text:style-name="T136">c)</text:span></text:span><text:span text:style-name="T136">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span></text:p>
          <text:p text:style-name="P111">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111">Thus, it is not the intent of this section to claim rights or contest your rights to work written entirely by you; rather, the intent is to exercise the right to control the distribution of derivative or collective works based on the Program.</text:p>
          <text:p text:style-name="P111">In addition, mere aggregation of another work not based on the Program with the Program (or with a work based on the Program) on a volume of a storage or distribution medium does not bring the other work under the scope of this License.</text:p>
          <text:p text:style-name="Text_20_body_20_tiny"><text:span text:style-name="Strong_20_Emphasis"><text:span text:style-name="T136">3.</text:span></text:span><text:span text:style-name="T136"> You may copy and distribute the Program (or a work based on it, under Section 2) in object code or executable form under the terms of Sections 1 and 2 above provided that you also do one of the following:</text:span></text:p>
          <text:p text:style-name="Text_20_body_20_tiny"><text:span text:style-name="Strong_20_Emphasis"><text:span text:style-name="T136">a)</text:span></text:span><text:span text:style-name="T136"> Accompany it with the complete corresponding machine-readable source code, which must be distributed under the terms of Sections 1 and 2 above on a medium customarily used for software interchange; or,</text:span></text:p>
          <text:p text:style-name="Text_20_body_20_tiny"><text:span text:style-name="Strong_20_Emphasis"><text:span text:style-name="T136">b)</text:span></text:span><text:span text:style-name="T136">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span></text:p>
          <text:p text:style-name="Text_20_body_20_tiny"><text:span text:style-name="Strong_20_Emphasis"><text:span text:style-name="T136">c)</text:span></text:span><text:span text:style-name="T136">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span></text:p>
          <text:p text:style-name="P111">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11">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_20_tiny"><text:span text:style-name="Strong_20_Emphasis"><text:span text:style-name="T136">4.</text:span></text:span><text:span text:style-name="T136">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span></text:p>
          <text:p text:style-name="Text_20_body_20_tiny"><text:span text:style-name="Strong_20_Emphasis"><text:span text:style-name="T136">5.</text:span></text:span><text:span text:style-name="T136">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span></text:p>
          <text:p text:style-name="Text_20_body_20_tiny"><text:span text:style-name="Strong_20_Emphasis"><text:span text:style-name="T136">6.</text:span></text:span><text:span text:style-name="T13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span></text:p>
          <text:p text:style-name="Text_20_body_20_tiny"><text:span text:style-name="Strong_20_Emphasis"><text:span text:style-name="T136">7.</text:span></text:span><text:span text:style-name="T136">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span></text:p>
          <text:p text:style-name="P111"><text:soft-page-break/>If any portion of this section is held invalid or unenforceable under any particular circumstance, the balance of the section is intended to apply and the section as a whole is intended to apply in other circumstances.</text:p>
          <text:p text:style-name="P111">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11">This section is intended to make thoroughly clear what is believed to be a consequence of the rest of this License.</text:p>
          <text:p text:style-name="Text_20_body_20_tiny"><text:span text:style-name="Strong_20_Emphasis"><text:span text:style-name="T136">8.</text:span></text:span><text:span text:style-name="T136">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Text_20_body_20_tiny"><text:span text:style-name="Strong_20_Emphasis"><text:span text:style-name="T136">9.</text:span></text:span><text:span text:style-name="T136"> The Free Software Foundation may publish revised and/or new versions of the General Public License from time to time. Such new versions will be similar in spirit to the present version, but may differ in detail to address new problems or concerns.</text:span></text:p>
          <text:p text:style-name="P111">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_20_tiny"><text:span text:style-name="Strong_20_Emphasis"><text:span text:style-name="T136">10.</text:span></text:span><text:span text:style-name="T136">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Text_20_body_20_tiny"><text:span text:style-name="Strong_20_Emphasis"><text:span text:style-name="T136">NO WARRANTY</text:span></text:span></text:p>
          <text:p text:style-name="Text_20_body_20_tiny"><text:span text:style-name="Strong_20_Emphasis"><text:span text:style-name="T136">11.</text:span></text:span><text:span text:style-name="T136">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span></text:p>
          <text:p text:style-name="Text_20_body_20_tiny"><text:span text:style-name="Strong_20_Emphasis"><text:span text:style-name="T136">12.</text:span></text:span><text:span text:style-name="T136">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11">END OF TERMS AND CONDITIONS</text:p>
          <text:p text:style-name="P111"/>
          <text:p text:style-name="Text_20_body_20_tiny"><text:a xlink:type="simple" xlink:href="http://www.gnu.org/licenses/old-licenses/lgpl-2.1.html#TOC1" office:name="SEC1" text:style-name="Internet_20_link" text:visited-style-name="Visited_20_Internet_20_Link"><text:span text:style-name="T136">GNU LESSER GENERAL PUBLIC LICENSE</text:span></text:a></text:p>
          <text:p text:style-name="P111">Version 2.1, February 1999</text:p>
          <text:p text:style-name="P111">Copyright (C) 1991, 1999 Free Software Foundation, Inc.</text:p>
          <text:p text:style-name="P111">51 Franklin Street, Fifth Floor, Boston, MA 02110-1301 USA</text:p>
          <text:p text:style-name="P111">Everyone is permitted to copy and distribute verbatim copies of this license document, but changing it is not allowed. [This is the first released version of the Lesser GPL. It also counts as the successor of the GNU Library Public License, version 2, hence the version number 2.1.]</text:p>
          <text:p text:style-name="Text_20_body_20_tiny"><text:a xlink:type="simple" xlink:href="http://www.gnu.org/licenses/old-licenses/lgpl-2.1.html#TOC2" office:name="SEC2" text:style-name="Internet_20_link" text:visited-style-name="Visited_20_Internet_20_Link"><text:span text:style-name="T136">Preamble</text:span></text:a></text:p>
          <text:p text:style-name="P111">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11">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11">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P111">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11">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11">We protect your rights with a two-step method: (1) we copyright the library, and (2) we offer you this license, which gives you legal permission to copy, distribute and/or modify the library.</text:p>
          <text:p text:style-name="P111">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11">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11">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11">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11">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P111">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11">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11">Although the Lesser General Public License is Less protective of the users' freedom, it does ensure that the user of a program that is linked with the Library has the freedom and the wherewithal to run that program using a modified version of the Library.</text:p>
          <text:p text:style-name="P111">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_20_tiny"><text:a xlink:type="simple" xlink:href="http://www.gnu.org/licenses/old-licenses/lgpl-2.1.html#TOC3" office:name="SEC3" text:style-name="Internet_20_link" text:visited-style-name="Visited_20_Internet_20_Link"><text:span text:style-name="T136">TERMS AND CONDITIONS FOR COPYING, DISTRIBUTION AND MODIFICATION</text:span></text:a></text:p>
          <text:p text:style-name="Text_20_body_20_tiny"><text:span text:style-name="Strong_20_Emphasis"><text:span text:style-name="T136">0.</text:span></text:span><text:span text:style-name="T136">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span></text:p>
          <text:p text:style-name="P111">A "library" means a collection of software functions and/or data prepared so as to be conveniently linked with application programs (which use some of those functions and data) to form executables.</text:p>
          <text:p text:style-name="P111">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11">"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11">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Text_20_body_20_tiny"><text:span text:style-name="Strong_20_Emphasis"><text:span text:style-name="T136">1.</text:span></text:span><text:span text:style-name="T136">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span></text:p>
          <text:p text:style-name="P111">You may charge a fee for the physical act of transferring a copy, and you may at your option offer warranty protection in exchange for a fee.</text:p>
          <text:p text:style-name="Text_20_body_20_tiny"><text:span text:style-name="Strong_20_Emphasis"><text:span text:style-name="T136">2.</text:span></text:span><text:span text:style-name="T136"> You may modify your copy or copies of the Library or any portion of it, thus forming a work based on the Library, and copy and distribute such modifications or work under the terms of Section 1 above, provided that you also meet all of these conditions:</text:span></text:p>
          <text:p text:style-name="Text_20_body_20_tiny"><text:soft-page-break/><text:span text:style-name="Strong_20_Emphasis"><text:span text:style-name="T136">a)</text:span></text:span><text:span text:style-name="T136"> The modified work must itself be a software library.</text:span></text:p>
          <text:p text:style-name="Text_20_body_20_tiny"><text:span text:style-name="Strong_20_Emphasis"><text:span text:style-name="T136">b)</text:span></text:span><text:span text:style-name="T136"> You must cause the files modified to carry prominent notices stating that you changed the files and the date of any change.</text:span></text:p>
          <text:p text:style-name="Text_20_body_20_tiny"><text:span text:style-name="Strong_20_Emphasis"><text:span text:style-name="T136">c)</text:span></text:span><text:span text:style-name="T136"> You must cause the whole of the work to be licensed at no charge to all third parties under the terms of this License.</text:span></text:p>
          <text:p text:style-name="Text_20_body_20_tiny"><text:span text:style-name="Strong_20_Emphasis"><text:span text:style-name="T136">d)</text:span></text:span><text:span text:style-name="T136">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span></text:p>
          <text:p text:style-name="P111">(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11">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P111">Thus, it is not the intent of this section to claim rights or contest your rights to work written entirely by you; rather, the intent is to exercise the right to control the distribution of derivative or collective works based on the Library.</text:p>
          <text:p text:style-name="P111">In addition, mere aggregation of another work not based on the Library with the Library (or with a work based on the Library) on a volume of a storage or distribution medium does not bring the other work under the scope of this License.</text:p>
          <text:p text:style-name="Text_20_body_20_tiny"><text:span text:style-name="Strong_20_Emphasis"><text:span text:style-name="T136">3.</text:span></text:span><text:span text:style-name="T136">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span></text:p>
          <text:p text:style-name="P111">Once this change is made in a given copy, it is irreversible for that copy, so the ordinary GNU General Public License applies to all subsequent copies and derivative works made from that copy.</text:p>
          <text:p text:style-name="P111">This option is useful when you wish to copy part of the code of the Library into a program that is not a library.</text:p>
          <text:p text:style-name="Text_20_body_20_tiny"><text:span text:style-name="Strong_20_Emphasis"><text:span text:style-name="T136">4.</text:span></text:span><text:span text:style-name="T136">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span></text:p>
          <text:p text:style-name="P111">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Text_20_body_20_tiny"><text:span text:style-name="Strong_20_Emphasis"><text:span text:style-name="T136">5.</text:span></text:span><text:span text:style-name="T136">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span></text:p>
          <text:p text:style-name="P111">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11">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11">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P111">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_20_tiny"><text:span text:style-name="Strong_20_Emphasis"><text:span text:style-name="T136">6.</text:span></text:span><text:span text:style-name="T13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span></text:p>
          <text:p text:style-name="P111">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_20_tiny"><text:span text:style-name="Strong_20_Emphasis"><text:span text:style-name="T136">a)</text:span></text:span><text:span text:style-name="T136">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span></text:p>
          <text:p text:style-name="Text_20_body_20_tiny"><text:span text:style-name="Strong_20_Emphasis"><text:span text:style-name="T136">b)</text:span></text:span><text:span text:style-name="T136">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span></text:p>
          <text:p text:style-name="Text_20_body_20_tiny"><text:span text:style-name="Strong_20_Emphasis"><text:span text:style-name="T136">c)</text:span></text:span><text:span text:style-name="T136"> Accompany the work with a written offer, valid for at least three years, to give the same user the materials specified in Subsection 6a, above, for a charge no more than the cost of performing this distribution.</text:span></text:p>
          <text:p text:style-name="Text_20_body_20_tiny"><text:span text:style-name="Strong_20_Emphasis"><text:span text:style-name="T136">d)</text:span></text:span><text:span text:style-name="T136"> If distribution of the work is made by offering access to copy from a designated place, offer equivalent access to copy the above specified materials from the same place.</text:span></text:p>
          <text:p text:style-name="Text_20_body_20_tiny"><text:span text:style-name="Strong_20_Emphasis"><text:span text:style-name="T136">e)</text:span></text:span><text:span text:style-name="T136"> Verify that the user has already received a copy of these materials or that you have already sent this user a copy.</text:span></text:p>
          <text:p text:style-name="P111">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11">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_20_tiny"><text:span text:style-name="Strong_20_Emphasis"><text:span text:style-name="T136">7.</text:span></text:span><text:span text:style-name="T136">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span></text:p>
          <text:p text:style-name="Text_20_body_20_tiny"><text:span text:style-name="Strong_20_Emphasis"><text:span text:style-name="T136">a)</text:span></text:span><text:span text:style-name="T136"> Accompany the combined library with a copy of the same work based on the Library, uncombined with any other library facilities. This must be distributed under the terms of the Sections above.</text:span></text:p>
          <text:p text:style-name="Text_20_body_20_tiny"><text:span text:style-name="Strong_20_Emphasis"><text:span text:style-name="T136">b)</text:span></text:span><text:span text:style-name="T136"> Give prominent notice with the combined library of the fact that part of it is a work based on the Library, and explaining where to find the accompanying uncombined form of the same work.</text:span></text:p>
          <text:p text:style-name="Text_20_body_20_tiny"><text:span text:style-name="Strong_20_Emphasis"><text:span text:style-name="T136">8.</text:span></text:span><text:span text:style-name="T136">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span></text:p>
          <text:p text:style-name="Text_20_body_20_tiny"><text:span text:style-name="Strong_20_Emphasis"><text:span text:style-name="T136">9.</text:span></text:span><text:span text:style-name="T136">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span></text:p>
          <text:p text:style-name="Text_20_body_20_tiny"><text:span text:style-name="Strong_20_Emphasis"><text:span text:style-name="T136">10.</text:span></text:span><text:span text:style-name="T136">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span></text:p>
          <text:p text:style-name="Text_20_body_20_tiny"><text:span text:style-name="Strong_20_Emphasis"><text:span text:style-name="T136">11.</text:span></text:span><text:span text:style-name="T136">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span></text:p>
          <text:p text:style-name="P111">If any portion of this section is held invalid or unenforceable under any particular circumstance, the balance of the section is intended to apply, and the section as a whole is intended to apply in other circumstances.</text:p>
          <text:p text:style-name="P111">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111">This section is intended to make thoroughly clear what is believed to be a consequence of the rest of this License.</text:p>
          <text:p text:style-name="Text_20_body_20_tiny"><text:span text:style-name="Strong_20_Emphasis"><text:span text:style-name="T136">12.</text:span></text:span><text:span text:style-name="T136">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span></text:p>
          <text:p text:style-name="Text_20_body_20_tiny"><text:soft-page-break/><text:span text:style-name="Strong_20_Emphasis"><text:span text:style-name="T136">13.</text:span></text:span><text:span text:style-name="T136"> The Free Software Foundation may publish revised and/or new versions of the Lesser General Public License from time to time. Such new versions will be similar in spirit to the present version, but may differ in detail to address new problems or concerns.</text:span></text:p>
          <text:p text:style-name="P111">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_20_tiny"><text:span text:style-name="Strong_20_Emphasis"><text:span text:style-name="T136">14.</text:span></text:span><text:span text:style-name="T136">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span></text:p>
          <text:p text:style-name="Text_20_body_20_tiny"><text:span text:style-name="Strong_20_Emphasis"><text:span text:style-name="T136">NO WARRANTY</text:span></text:span></text:p>
          <text:p text:style-name="Text_20_body_20_tiny"><text:span text:style-name="Strong_20_Emphasis"><text:span text:style-name="T136">15.</text:span></text:span><text:span text:style-name="T136">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span></text:p>
          <text:p text:style-name="Text_20_body_20_tiny"><text:span text:style-name="Strong_20_Emphasis"><text:span text:style-name="T136">16.</text:span></text:span><text:span text:style-name="T13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span></text:p>
          <text:p text:style-name="P111">END OF TERMS AND CONDITIONS</text:p>
        </text:section>
        <text:p text:style-name="P15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svg:font-family="Courier, 'Courier New'" style:font-family-generic="modern"/>
    <style:font-face style:name="DejaVu Sans Mono" svg:font-family="'DejaVu Sans Mono', Arial" style:font-family-generic="modern"/>
    <style:font-face style:name="Andale Mono1" svg:font-family="'Andale Mono'" style:font-pitch="fixed"/>
    <style:font-face style:name="Andale Mono2" svg:font-family="'Andale Mono'" style:font-family-generic="modern" style:font-pitch="fixed"/>
    <style:font-face style:name="Andale Mono" svg:font-family="'Andale Mono'" style:font-adornments="Regular" style:font-family-generic="modern" style:font-pitch="fixed"/>
    <style:font-face style:name="Courier New1" svg:font-family="'Courier New'" style:font-family-generic="modern" style:font-pitch="fixed"/>
    <style:font-face style:name="Lucida Console" svg:font-family="'Lucida Console'" style:font-family-generic="modern" style:font-pitch="fixed"/>
    <style:font-face style:name="DejaVu Sans" svg:font-family="'DejaVu Sans'" style:font-pitch="variable"/>
    <style:font-face style:name="Arial3"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2" svg:font-family="Arial"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loext:opacity="0%"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text-autospace="ideograph-alpha" style:punctuation-wrap="hanging" style:line-break="strict" style:writing-mode="lr-tb"/>
      <style:text-properties style:use-window-font-color="true" loext:opacity="0%" style:font-name="Times New Roman1" fo:font-family="'Times New Roman'" style:font-style-name="Normal" style:font-family-generic="roman" style:font-pitch="variable" fo:font-size="11pt" fo:language="en" fo:country="AU" style:letter-kerning="true" style:font-name-asian="DejaVu Sans" style:font-family-asian="'DejaVu Sans'" style:font-pitch-asian="variable" style:font-size-asian="10pt" style:font-name-complex="DejaVu Sans" style:font-family-complex="'DejaVu Sans'" style:font-pitch-complex="variable" style:font-size-complex="12pt" style:language-complex="zxx" style:country-complex="none" fo:hyphenate="false" fo:hyphenation-remain-char-count="2" fo:hyphenation-push-char-count="2" loext:hyphenation-no-caps="false"/>
    </style:style>
    <style:style style:name="Text_20_body" style:display-name="Text body" style:family="paragraph" style:parent-style-name="Standard" style:class="text" style:master-page-name="">
      <loext:graphic-properties draw:fill="none" draw:fill-color="#99ccff"/>
      <style:paragraph-properties fo:margin-top="0cm" fo:margin-bottom="0cm" style:contextual-spacing="false" fo:line-height="0.42cm" fo:keep-together="always" style:page-number="auto" fo:background-color="transparent" style:shadow="none">
        <style:tab-stops/>
      </style:paragraph-properties>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4pt" fo:font-weight="bold" style:font-name-asian="DejaVu Sans" style:font-family-asian="'DejaVu Sans'" style:font-pitch-asian="variable" style:font-size-asian="24pt" style:font-weight-asian="bold" style:font-name-complex="DejaVu Sans" style:font-family-complex="'DejaVu 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fo:break-before="page">
        <style:tab-stops/>
      </style:paragraph-properties>
      <style:text-properties fo:font-size="18pt" fo:font-weight="bold" style:font-size-asian="18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3pt" fo:font-weight="bold" style:font-size-asian="13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List" style:family="paragraph" style:parent-style-name="Text_20_body" style:class="list">
      <style:text-properties style:font-name="Arial1" fo:font-family="Ari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style:font-name="Arial" fo:font-family="Arial" style:font-style-name="Normal" style:font-family-generic="swiss" style:font-pitch="variable"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 fo:font-family="Arial" style:font-style-name="Normal" style:font-family-generic="swiss" style:font-pitch="variable"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Arial1" fo:font-family="Arial" style:font-family-generic="swiss" style:font-pitch="variable" fo:font-size="12pt" fo:font-style="italic" style:font-size-asian="12pt" style:font-style-asian="italic" style:font-size-complex="12pt" style:font-style-complex="italic"/>
    </style:style>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ab-stops/>
      </style:paragraph-properties>
      <style:text-properties style:font-name="Times New Roman1" fo:font-family="'Times New Roman'" style:font-style-name="Normal" style:font-family-generic="roman" style:font-pitch="variable"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2" fo:font-family="Arial" style:font-style-name="Regular" style:font-family-generic="swiss" style:font-pitch="variable"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family="Arial"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family="Arial"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fo:line-height="0.42cm" fo:keep-together="always" style:page-number="auto"/>
      <style:text-properties style:font-name="Andale Mono" fo:font-family="'Andale Mono'" style:font-style-name="Regular" style:font-family-generic="modern" style:font-pitch="fixed" fo:font-size="8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acktoTOC" style:family="paragraph" style:parent-style-name="Standard">
      <style:paragraph-properties fo:text-align="center" style:justify-single-word="false"/>
      <style:text-properties fo:font-size="8pt" style:font-size-asian="8pt"/>
    </style:style>
    <style:style style:name="WW-Plain_20_Text" style:display-name="WW-Plain Text" style:family="paragraph" style:parent-style-name="Standard">
      <style:paragraph-properties fo:keep-together="always">
        <style:tab-stops>
          <style:tab-stop style:position="0.67cm"/>
          <style:tab-stop style:position="1.33cm"/>
          <style:tab-stop style:position="2cm"/>
          <style:tab-stop style:position="2.671cm"/>
          <style:tab-stop style:position="3.33cm"/>
          <style:tab-stop style:position="4.001cm"/>
          <style:tab-stop style:position="4.671cm"/>
          <style:tab-stop style:position="5.33cm"/>
          <style:tab-stop style:position="6.001cm"/>
          <style:tab-stop style:position="6.671cm"/>
          <style:tab-stop style:position="7.331cm"/>
          <style:tab-stop style:position="8.001cm"/>
          <style:tab-stop style:position="8.671cm"/>
          <style:tab-stop style:position="9.331cm"/>
          <style:tab-stop style:position="10.001cm"/>
          <style:tab-stop style:position="10.672cm"/>
          <style:tab-stop style:position="11.331cm"/>
          <style:tab-stop style:position="12.002cm"/>
          <style:tab-stop style:position="12.672cm"/>
          <style:tab-stop style:position="13.331cm"/>
          <style:tab-stop style:position="14.002cm"/>
          <style:tab-stop style:position="14.672cm"/>
          <style:tab-stop style:position="15.332cm"/>
          <style:tab-stop style:position="16.002cm"/>
          <style:tab-stop style:position="16.672cm"/>
          <style:tab-stop style:position="17.332cm"/>
          <style:tab-stop style:position="18.002cm"/>
        </style:tab-stops>
      </style:paragraph-properties>
      <style:text-properties style:font-name="Courier" fo:font-family="Courier, 'Courier New'" style:font-family-generic="modern" fo:font-size="8pt" style:font-size-asian="8pt" style:font-name-complex="Courier New" style:font-family-complex="'Courier New'" style:font-family-generic-complex="modern" style:font-size-complex="10pt"/>
    </style:style>
    <style:style style:name="Code" style:family="paragraph" style:parent-style-name="WW-Plain_20_Text">
      <style:text-properties fo:font-size="9pt" fo:language="en" fo:country="JM" style:font-size-asian="9pt"/>
    </style:style>
    <style:style style:name="Code8" style:family="paragraph" style:parent-style-name="Code">
      <style:text-properties style:font-name="Courier New" fo:font-family="'Courier New'" style:font-family-generic="modern" fo:font-size="8pt" style:font-size-asian="8pt"/>
    </style:style>
    <style:style style:name="WW-Normal_20__28_Web_29_" style:display-name="WW-Normal (Web)" style:family="paragraph" style:parent-style-name="Standard"/>
    <style:style style:name="Caption1" style:family="paragraph" style:parent-style-name="Standard" style:next-style-name="Standard">
      <style:paragraph-properties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weight-complex="bold"/>
    </style:style>
    <style:style style:name="SubSectionFront" style:family="paragraph" style:parent-style-name="Standard">
      <style:paragraph-properties fo:margin-top="0.4cm" fo:margin-bottom="0.199cm" style:contextual-spacing="false" fo:line-height="150%" fo:keep-with-next="always">
        <style:tab-stops>
          <style:tab-stop style:position="1.27cm"/>
        </style:tab-stops>
      </style:paragraph-properties>
      <style:text-properties fo:color="#000000" loext:opacity="100%" style:font-name="Arial1" fo:font-family="Arial" style:font-family-generic="swiss" style:font-pitch="variable" fo:font-size="14pt" fo:font-weight="bold" style:font-size-asian="14pt" style:font-weight-asian="bold"/>
    </style:style>
    <style:style style:name="Normal" style:family="paragraph" style:parent-style-name="Text_20_body">
      <loext:graphic-properties draw:fill="none" draw:fill-color="#99ccff"/>
      <style:paragraph-properties fo:margin-left="0cm" fo:margin-right="0cm" fo:text-indent="0cm" style:auto-text-indent="false" fo:background-color="transparent"/>
    </style:style>
    <style:style style:name="Normal_20_Indent" style:display-name="Normal Indent" style:family="paragraph" style:parent-style-name="Text_20_body" style:master-page-name="">
      <style:paragraph-properties fo:margin-left="1cm" fo:margin-right="0cm" fo:line-height="0.42cm" fo:text-indent="0cm" style:auto-text-indent="false" style:page-number="auto"/>
    </style:style>
    <style:style style:name="Preformatted_20_Text_20_Indent" style:display-name="Preformatted Text Indent" style:family="paragraph" style:parent-style-name="Preformatted_20_Text" style:master-page-name="">
      <style:paragraph-properties fo:margin-left="2cm" fo:margin-right="0cm" fo:text-indent="0cm" style:auto-text-indent="false" style:page-number="auto"/>
    </style:style>
    <style:style style:name="Text_20_body_20_smaller" style:display-name="Text body smaller" style:family="paragraph" style:parent-style-name="Text_20_body" style:class="text">
      <style:paragraph-properties fo:line-height="100%"/>
      <style:text-properties fo:font-size="9.5pt"/>
    </style:style>
    <style:style style:name="Text_20_body_20_tiny" style:display-name="Text body tiny" style:family="paragraph" style:parent-style-name="Text_20_body" style:class="text">
      <style:paragraph-properties fo:line-height="90%"/>
      <style:text-properties fo:font-size="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WW-Default_20_Paragraph_20_Font1">
      <style:text-properties fo:color="#3366ff"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fo:font-size="8pt" style:font-name-asian="Courier New" style:font-family-asian="'Courier New'" style:font-family-generic-asian="modern" style:font-size-asian="8pt" style:font-name-complex="Courier New" style:font-family-complex="'Courier New'" style:font-family-generic-complex="modern"/>
    </style:style>
    <style:style style:name="Teletype" style:family="text">
      <style:text-properties style:font-name="Andale Mono" fo:font-family="'Andale Mono'" style:font-style-name="Regular" style:font-family-generic="modern" style:font-pitch="fixed" fo:font-size="8pt" style:font-name-asian="DejaVu Sans Mono" style:font-family-asian="'DejaVu Sans Mono', Arial" style:font-family-generic-asian="modern" style:font-name-complex="DejaVu Sans Mono" style:font-family-complex="'DejaVu Sans Mono', Arial" style:font-family-generic-complex="modern"/>
    </style:style>
    <style:style style:name="WW8Num2z0" style:family="text">
      <style:text-properties style:font-name="Wingdings" fo:font-family="Wingdings" style:font-pitch="variable" style:font-charset="x-symbol"/>
    </style:style>
    <style:style style:name="WW8Num3z0"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Default_20_Paragraph_20_Font" style:display-name="Default Paragraph Font" style:family="text"/>
    <style:style style:name="WW-Default_20_Paragraph_20_Font1" style:display-name="WW-Default Paragraph Font1" style:family="text"/>
    <style:style style:name="WW-Default_20_Paragraph_20_Font" style:display-name="WW-Default Paragraph Font" style:family="text"/>
    <style:style style:name="WW8Num5z0" style:family="text">
      <style:text-properties style:font-name="Wingdings" fo:font-family="Wingdings" style:font-pitch="variable" style:font-charset="x-symbol"/>
    </style:style>
    <style:style style:name="WW8Num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Teletype_20_smaller" style:display-name="Teletype smaller" style:family="text" style:parent-style-name="Teletype">
      <style:text-properties fo:font-size="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 style:num-format="1">
        <style:list-level-properties text:min-label-width="1cm" text:min-label-distance="0.25cm"/>
      </text:list-level-style-number>
      <text:list-level-style-number text:level="2" text:style-name="Numbering_20_Symbols" style:num-suffix=" " style:num-format="1" text:display-levels="2">
        <style:list-level-properties text:min-label-width="1cm" text:min-label-distance="0.25cm"/>
      </text:list-level-style-number>
      <text:list-level-style-number text:level="3" text:style-name="Numbering_20_Symbols" style:num-suffix=" " style:num-format="1" text:display-levels="3">
        <style:list-level-properties text:min-label-width="1cm" text:min-label-distance="0.25cm"/>
      </text:list-level-style-number>
      <text:list-level-style-number text:level="4" text:style-name="Numbering_20_Symbols" style:num-suffix=" " style:num-format="1" text:display-levels="4">
        <style:list-level-properties text:min-label-width="1cm" text:min-label-distance="0.25cm"/>
      </text:list-level-style-number>
      <text:list-level-style-number text:level="5" text:style-name="Numbering_20_Symbols" style:num-suffix=" " style:num-format="1" text:display-levels="5">
        <style:list-level-properties text:min-label-width="1cm" text:min-label-distance="0.25cm"/>
      </text:list-level-style-number>
      <text:list-level-style-number text:level="6" text:style-name="Numbering_20_Symbols" style:num-suffix=" " style:num-format="1" text:display-levels="6">
        <style:list-level-properties text:min-label-width="1cm" text:min-label-distance="0.25cm"/>
      </text:list-level-style-number>
      <text:list-level-style-number text:level="7" text:style-name="Numbering_20_Symbols" style:num-suffix=" " style:num-format="1" text:display-levels="7">
        <style:list-level-properties text:min-label-width="1cm" text:min-label-distance="0.25cm"/>
      </text:list-level-style-number>
      <text:list-level-style-number text:level="8" text:style-name="Numbering_20_Symbols" style:num-suffix=" " style:num-format="1" text:display-levels="8">
        <style:list-level-properties text:min-label-width="1cm" text:min-label-distance="0.25cm"/>
      </text:list-level-style-number>
      <text:list-level-style-number text:level="9" text:style-name="Numbering_20_Symbols" style:num-suffix=" " style:num-format="1" text:display-levels="9">
        <style:list-level-properties text:min-label-width="1cm" text:min-label-distance="0.25cm"/>
      </text:list-level-style-number>
      <text:list-level-style-number text:level="10" text:style-name="Numbering_20_Symbols" style:num-suffix=" " style:num-format="1" text:display-levels="10">
        <style:list-level-properties text:min-label-width="1cm" text:min-label-distance="0.25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start-value="2" text:display-levels="2">
        <style:list-level-properties text:space-before="0.499cm" text:min-label-width="0.499cm" text:min-label-distance="0.25cm"/>
      </text:list-level-style-number>
      <text:list-level-style-number text:level="3" text:style-name="Numbering_20_Symbols" style:num-prefix=" " style:num-suffix=" " style:num-format="1" text:start-value="3" text:display-levels="3">
        <style:list-level-properties text:space-before="0.998cm" text:min-label-width="1cm"/>
      </text:list-level-style-number>
      <text:list-level-style-number text:level="4" text:style-name="Numbering_20_Symbols" style:num-prefix=" " style:num-suffix=" " style:num-format="1" text:start-value="4" text:display-levels="4">
        <style:list-level-properties text:space-before="1.998cm" text:min-label-width="1.251cm"/>
      </text:list-level-style-number>
      <text:list-level-style-number text:level="5" text:style-name="Numbering_20_Symbols" style:num-prefix=" " style:num-suffix=" " style:num-format="1" text:start-value="5" text:display-levels="5">
        <style:list-level-properties text:space-before="3.249cm" text:min-label-width="1.499cm"/>
      </text:list-level-style-number>
      <text:list-level-style-number text:level="6" text:style-name="Numbering_20_Symbols" style:num-prefix=" " style:num-suffix=" " style:num-format="1" text:start-value="6" text:display-levels="6">
        <style:list-level-properties text:space-before="4.748cm" text:min-label-width="1.801cm"/>
      </text:list-level-style-number>
      <text:list-level-style-number text:level="7" text:style-name="Numbering_20_Symbols" style:num-prefix=" " style:num-suffix=" " style:num-format="1" text:start-value="7" text:display-levels="7">
        <style:list-level-properties text:space-before="6.549cm" text:min-label-width="2.3cm"/>
      </text:list-level-style-number>
      <text:list-level-style-number text:level="8" text:style-name="Numbering_20_Symbols" style:num-prefix=" " style:num-suffix=" " style:num-format="1" text:start-value="8" text:display-levels="8">
        <style:list-level-properties text:space-before="8.849cm" text:min-label-width="2.6cm"/>
      </text:list-level-style-number>
      <text:list-level-style-number text:level="9" text:style-name="Numbering_20_Symbols" style:num-prefix=" " style:num-suffix=" " style:num-format="1" text:start-value="9" text:display-levels="9">
        <style:list-level-properties text:space-before="11.449cm" text:min-label-width="2.801cm"/>
      </text:list-level-style-number>
      <text:list-level-style-number text:level="10" text:style-name="Numbering_20_Symbols"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min-label-width="3cm"/>
      </text:list-level-style-number>
      <text:list-level-style-number text:level="2" text:style-name="Numbering_20_Symbols" style:num-prefix=" " style:num-suffix=" " style:num-format="1" text:start-value="2" text:display-levels="2">
        <style:list-level-properties text:space-before="3.001cm" text:min-label-width="3cm"/>
      </text:list-level-style-number>
      <text:list-level-style-number text:level="3" text:style-name="Numbering_20_Symbols" style:num-prefix=" " style:num-suffix=" " style:num-format="1" text:start-value="3" text:display-levels="3">
        <style:list-level-properties text:space-before="6.001cm" text:min-label-width="3cm"/>
      </text:list-level-style-number>
      <text:list-level-style-number text:level="4" text:style-name="Numbering_20_Symbols" style:num-prefix=" " style:num-suffix=" " style:num-format="1" text:start-value="4" text:display-levels="4">
        <style:list-level-properties text:space-before="9.002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2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1cm"/>
      </text:list-level-style-number>
      <text:list-level-style-number text:level="2" style:num-format="1" text:display-levels="2">
        <style:list-level-properties text:min-label-width="1.251cm"/>
      </text:list-level-style-number>
      <text:list-level-style-number text:level="3" style:num-format="1" text:display-levels="3">
        <style:list-level-properties text:min-label-width="1.499cm"/>
      </text:list-level-style-number>
      <text:list-level-style-number text:level="4" style:num-format="1" text:display-levels="4">
        <style:list-level-properties text:min-label-width="1.75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cm" fo:border-left="none" fo:border-right="none" fo:border-top="none" fo:border-bottom="0.06pt solid #000000">
        <style:tab-stops>
          <style:tab-stop style:position="8.001cm" style:type="center"/>
          <style:tab-stop style:position="16.002cm" style:type="right"/>
          <style:tab-stop style:position="17.002cm" style:type="right"/>
        </style:tab-stops>
      </style:paragraph-properties>
      <style:text-properties fo:font-size="8pt" style:font-size-asian="8pt" style:font-name-complex="DejaVu Sans" style:font-size-complex="8pt" style:language-complex="zxx" style:country-complex="none"/>
    </style:style>
    <style:style style:name="MP2" style:family="paragraph">
      <loext:graphic-properties draw:fill="solid" draw:fill-color="#000000"/>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3" style:family="paragraph">
      <loext:graphic-properties draw:fill="solid" draw:fill-color="#ffff9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4" style:family="paragraph">
      <loext:graphic-properties draw:fill="solid"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5" style:family="paragraph">
      <loext:graphic-properties draw:fill="solid" draw:fill-color="#ffffc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6" style:family="paragraph">
      <loext:graphic-properties draw:fill="solid" draw:fill-color="#336699"/>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7" style:family="paragraph">
      <loext:graphic-properties draw:fill="solid" draw:fill-color="#00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size="18pt" fo:font-style="normal" fo:text-shadow="none" style:text-underline-style="none" fo:font-weight="normal" style:letter-kerning="true" style:font-name-asian="AR PL ShanHeiSun Uni" style:font-size-asian="18pt" style:font-style-asian="normal" style:font-weight-asian="normal" style:font-name-complex="Lucidasans" style:font-size-complex="18pt" style:font-style-complex="normal" style:font-weight-complex="normal" style:text-emphasize="none" style:font-relief="none"/>
    </style:style>
    <style:style style:name="MP8" style:family="paragraph" style:parent-style-name="Footer">
      <style:paragraph-properties fo:padding="0cm" fo:border-left="none" fo:border-right="none" fo:border-top="0.06pt solid #000000" fo:border-bottom="none"/>
    </style:style>
    <style:style style:name="MT1" style:family="text">
      <style:text-properties fo:font-size="8pt" style:font-size-asian="8pt" style:font-name-complex="Arial1" style:font-size-complex="8pt" style:language-complex="zxx" style:country-complex="none"/>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Mgr3" style:family="graphic">
      <style:graphic-properties style:run-through="foreground"/>
    </style:style>
    <style:style style:name="Mgr4" style:family="graphic">
      <style:graphic-properties draw:stroke="none" svg:stroke-width="0cm" svg:stroke-color="#000000" draw:marker-start="" draw:marker-start-width="0.3cm" draw:marker-start-center="false" draw:marker-end="" draw:marker-end-width="0.3cm" draw:marker-end-center="false" draw:fill="solid" draw:fill-color="#ffff99" fo:padding-top="0.125cm" fo:padding-bottom="0.125cm" fo:padding-left="0.25cm" fo:padding-right="0.25cm" draw:shadow="hidden" draw:shadow-offset-x="0.3cm" draw:shadow-offset-y="0.3cm" draw:shadow-color="#808080" style:run-through="foreground"/>
    </style:style>
    <style:style style:name="Mgr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Mgr6" style:family="graphic">
      <style:graphic-properties draw:stroke="none" svg:stroke-width="0cm" svg:stroke-color="#000000" draw:marker-start="" draw:marker-start-width="0.3cm" draw:marker-start-center="false" draw:marker-end="" draw:marker-end-width="0.3cm" draw:marker-end-center="false" draw:fill="solid" draw:fill-color="#ffffcc" fo:padding-top="0.125cm" fo:padding-bottom="0.125cm" fo:padding-left="0.25cm" fo:padding-right="0.25cm" draw:shadow="hidden" draw:shadow-offset-x="0.3cm" draw:shadow-offset-y="0.3cm" draw:shadow-color="#808080" style:run-through="foreground"/>
    </style:style>
    <style:style style:name="Mgr7" style:family="graphic">
      <style:graphic-properties draw:stroke="none" svg:stroke-width="0cm" svg:stroke-color="#000000" draw:marker-start="" draw:marker-start-width="0.3cm" draw:marker-start-center="false" draw:marker-end="" draw:marker-end-width="0.3cm" draw:marker-end-center="false" draw:fill="solid" draw:fill-color="#336699" fo:padding-top="0.125cm" fo:padding-bottom="0.125cm" fo:padding-left="0.25cm" fo:padding-right="0.25cm" draw:shadow="hidden" draw:shadow-offset-x="0.3cm" draw:shadow-offset-y="0.3cm" draw:shadow-color="#808080" style:run-through="foreground"/>
    </style:style>
    <style:style style:name="Mgr8" style:family="graphic">
      <style:graphic-properties draw:stroke="none" svg:stroke-width="0cm" svg:stroke-color="#000000" draw:marker-start="" draw:marker-start-width="0.3cm" draw:marker-start-center="false" draw:marker-end="" draw:marker-end-width="0.3cm" draw:marker-end-center="false" draw:fill="solid" draw:fill-color="#00ffff"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2cm" fo:background-color="transparent" style:writing-mode="lr-tb" style:layout-grid-color="#c0c0c0" style:layout-grid-lines="40" style:layout-grid-base-height="0.353cm" style:layout-grid-ruby-height="0.28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499cm" fo:margin-left="0cm" fo:margin-right="0cm" fo:margin-top="0.19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master-page style:name="Convert_20_1" style:display-name="Convert 1" style:page-layout-name="Mpm2" draw:style-name="Mdp1">
      <style:header>
        <text:p text:style-name="MP1"><draw:g text:anchor-type="paragraph" draw:z-index="15" draw:name="Shape1" draw:style-name="Mgr1"><draw:polygon draw:style-name="Mgr2" draw:text-style-name="MP2" svg:width="1.25cm" svg:height="1.198cm" svg:x="16.355cm" svg:y="-0.674cm" svg:viewBox="0 0 1251 1199" draw:points="361,1192 252,1186 201,1180 141,1166 89,1146 36,1116 18,1015 10,915 10,796 12,581 2,448 0,390 2,314 15,209 29,135 97,37 199,18 429,0 1077,14 1123,6 1145,37 1199,83 1242,284 1251,359 1250,422 1236,716 1242,861 1236,960 1219,1049 1206,1088 1184,1119 1137,1154 994,1171 875,1180 383,1199"><text:p/></draw:polygon><draw:g draw:style-name="Mgr3"><draw:g draw:style-name="Mgr3"><draw:path draw:style-name="Mgr4" draw:text-style-name="MP3" svg:width="1.062cm" svg:height="0.746cm" svg:x="16.411cm" svg:y="-0.268cm" svg:viewBox="0 0 1063 747" svg:d="M341 747l-255-30-22 8-45-31-11-107-4-107 4-215-8-265 117 83 202 135 189 129 46 15 29-37 66 12 64 37 66 56v60l33 31 51 26-84 185zM818 732l121-191-15-12 38-92 101 53-178 242h-53z"><text:p/></draw:path></draw:g></draw:g><draw:path draw:style-name="Mgr2" draw:text-style-name="MP2" svg:width="0.301cm" svg:height="0.166cm" svg:x="16.497cm" svg:y="0.276cm" svg:viewBox="0 0 302 167" svg:d="M14 158l-14-45 45 16-14 38zM264 129l-14-24 7-13 45 6-22 39zM14 45l9-45 37 54h-29z"><text:p/></draw:path><draw:polygon draw:style-name="Mgr5" draw:text-style-name="MP4" svg:width="0.949cm" svg:height="0.776cm" svg:x="16.497cm" svg:y="-0.547cm" svg:viewBox="0 0 950 777" draw:points="755,763 762,726 754,679 701,639 607,585 519,543 490,551 452,582 396,555 269,482 113,368 0,264 219,0 257,38 340,90 400,136 452,151 431,173 407,212 400,286 407,385 461,408 490,393 505,348 534,295 588,257 766,392 856,453 950,520 791,777"><text:p/></draw:polygon><draw:polygon draw:style-name="Mgr6" draw:text-style-name="MP5" svg:width="0.608cm" svg:height="0.475cm" svg:x="16.928cm" svg:y="-0.6cm" svg:viewBox="0 0 609 476" draw:points="391,431 351,403 254,340 197,303 164,272 164,266 103,294 66,311 38,416 0,424 8,280 112,190 194,198 307,257 301,226 511,16 534,0 586,46 609,122 427,339 369,325 371,346 427,386 436,476"><text:p/></draw:polygon><draw:path draw:style-name="Mgr7" draw:text-style-name="MP6" svg:width="0.813cm" svg:height="0.603cm" svg:x="16.557cm" svg:y="-0.463cm" svg:viewBox="0 0 814 604" svg:d="M730 596l23-68 31-45h14l16-7-7 75h-15l-39 53zM663 536l31-68 53-76 37 15-60 98-19 15-11 24zM580 476l30-68 38-38h6l-14 75-45 38zM392 437l-14-30 44-38h7l44-59 31-46h15l-7 76-46 60h-21l-38 45zM504 431l-8-31 48-46c12-6 13-21 24-30l12 1 15 15-76 98zM234 386l23-61h8l15 31-32 36zM144 318l45-76 37-40 45-36 17 31-46 52-16 30-45 39zM76 257l15-60h12l41-46 46-68 37 7-46 84-52 59-31 31zM8 189l-8-22 27-15 15-27 57-55 59-70 39 7-106 137-23 7-23 38-23 9z"><text:p/></draw:path><draw:path draw:style-name="Mgr8" draw:text-style-name="MP7" svg:width="1.146cm" svg:height="1.086cm" svg:x="16.413cm" svg:y="-0.637cm" svg:viewBox="0 0 1147 1087" svg:d="M1125 255l-114 99-12 173 87 56-94 187 118 81-163 236h49l53-16 46-51 19-39 25-139-4-192 12-252zM38 325l-38-39 15-203 68-46c59-25 123-23 186-28l129-5 213 3 173-7 219 8-174 188c-22 8-44 10-67 10l-98-14-55 1-52 19-224-152v-6l-61-23-32 58-45 57c-49 57-95 100-142 148v15z"><text:p/></draw:path><draw:path draw:style-name="Mgr2" draw:text-style-name="MP2" svg:width="0.715cm" svg:height="0.097cm" svg:x="16.489cm" svg:y="-0.591cm" svg:viewBox="0 0 716 98" svg:d="M513 92l6-23 53-10 113 4 31 15-8 9-113-5-68 14zM0 98l15-53 30 22-30 31zM564 23l-9-13 54-10 54 20z"><text:p/></draw:path></draw:g>ALFLB Library Functions</text:p>
      </style:header>
      <style:footer>
        <text:p text:style-name="MP8"><text:span text:style-name="MT1"><text:file-name text:display="name-and-extension">ezi_str_2022-06-04.odt</text:file-name></text:span><text:span text:style-name="MT1"><text:tab/></text:span><text:span text:style-name="MT1"><text:bookmark-ref text:reference-format="text" text:ref-name="Revision"/></text:span><text:span text:style-name="MT1"><text:bookmark-ref text:reference-format="text" text:ref-name="copyright">© 2002-2021 Alf Lacis</text:bookmark-ref></text:span><text:span text:style-name="MT1"><text:tab/>Page </text:span><text:span text:style-name="MT1"><text:page-number style:num-format="1" text:select-page="current">17</text:page-number></text:span><text:span text:style-name="MT1"><text:s/>of </text:span><text:span text:style-name="MT1"><text:page-count style:num-format="1">17</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homer</meta:initial-creator>
    <meta:creation-date>2007-07-22T17:00:00</meta:creation-date>
    <dc:date>2022-06-03T17:34:12.391712185</dc:date>
    <meta:print-date>2009-07-17T09:32:59.32</meta:print-date>
    <meta:editing-cycles>455</meta:editing-cycles>
    <meta:editing-duration>P6DT13H49M27S</meta:editing-duration>
    <meta:printed-by>Alf Lacis</meta:printed-by>
    <meta:document-statistic meta:table-count="6" meta:image-count="0" meta:object-count="0" meta:page-count="17" meta:paragraph-count="329" meta:word-count="9790" meta:character-count="63948" meta:non-whitespace-character-count="53021"/>
    <meta:user-defined meta:name="Info 1"/>
    <meta:user-defined meta:name="Info 2"/>
    <meta:user-defined meta:name="Info 3"/>
    <meta:user-defined meta:name="Info 4"/>
  </office:meta>
</office:document-meta>
</file>